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chin" svg:font-family="Cochin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1359bbe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b2b2b2"/>
    </style:style>
    <style:style style:name="P4" style:family="paragraph" style:parent-style-name="Standard">
      <style:paragraph-properties fo:margin-top="0in" fo:margin-bottom="0.0799in" loext:contextual-spacing="true" fo:line-height="100%" style:writing-mode="lr-tb"/>
      <style:text-properties officeooo:paragraph-rsid="04ad998d"/>
    </style:style>
    <style:style style:name="P5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4ad998d" style:font-size-asian="11pt" style:font-size-complex="11pt"/>
    </style:style>
    <style:style style:name="P6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15f885d" style:font-size-asian="11pt" style:font-size-complex="11pt"/>
    </style:style>
    <style:style style:name="P7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14a1595" style:font-size-asian="11pt" style:font-size-complex="11pt"/>
    </style:style>
    <style:style style:name="P8" style:family="paragraph" style:parent-style-name="Standard">
      <style:paragraph-properties fo:margin-top="0in" fo:margin-bottom="0.0598in" loext:contextual-spacing="false" fo:line-height="100%"/>
      <style:text-properties officeooo:paragraph-rsid="027d593f"/>
    </style:style>
    <style:style style:name="P9" style:family="paragraph" style:parent-style-name="Standard">
      <style:paragraph-properties fo:margin-top="0in" fo:margin-bottom="0.0598in" loext:contextual-spacing="false" fo:line-height="100%"/>
      <style:text-properties officeooo:paragraph-rsid="02d2a81b"/>
    </style:style>
    <style:style style:name="P1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39dc55" style:font-size-asian="11pt" style:font-size-complex="11pt"/>
    </style:style>
    <style:style style:name="P12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69aa11" style:font-size-asian="11pt" style:font-size-complex="11pt"/>
    </style:style>
    <style:style style:name="P13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7e9481" style:font-size-asian="11pt" style:font-size-complex="11pt"/>
    </style:style>
    <style:style style:name="P14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f9d003" style:font-size-asian="11pt" style:font-size-complex="11pt"/>
    </style:style>
    <style:style style:name="P15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0edc000" style:font-size-asian="11pt" style:font-size-complex="11pt"/>
    </style:style>
    <style:style style:name="P16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88e15b" style:font-size-asian="11pt" style:font-size-complex="11pt"/>
    </style:style>
    <style:style style:name="P17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53facf" style:font-size-asian="11pt" style:font-size-complex="11pt"/>
    </style:style>
    <style:style style:name="P18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15a536a" style:font-size-asian="11pt" style:font-size-complex="11pt"/>
    </style:style>
    <style:style style:name="P19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82ac0c" style:font-size-asian="11pt" style:font-size-complex="11pt"/>
    </style:style>
    <style:style style:name="P20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8614ff" style:font-size-asian="11pt" style:font-size-complex="11pt"/>
    </style:style>
    <style:style style:name="P21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officeooo:paragraph-rsid="02b2d261" style:font-size-asian="11pt" style:font-size-complex="11pt"/>
    </style:style>
    <style:style style:name="P22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paragraph-rsid="0149351e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0c259c" officeooo:paragraph-rsid="0159b56c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font-weight="bold" officeooo:rsid="01eff1c3" officeooo:paragraph-rsid="01eff1c3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top="0in" fo:margin-bottom="0.0598in" loext:contextual-spacing="false" fo:line-height="100%"/>
      <style:text-properties style:font-name="Times New Roman" fo:font-size="11pt" fo:language="en" fo:country="GB" style:text-underline-style="none" fo:font-weight="normal" officeooo:rsid="06f0a69f" style:font-size-asian="11pt" style:font-weight-asian="normal" style:font-name-complex="Times New Roman" style:font-size-complex="11pt" style:font-weight-complex="normal"/>
    </style:style>
    <style:style style:name="P27" style:family="paragraph" style:parent-style-name="Standard">
      <style:paragraph-properties fo:margin-top="0in" fo:margin-bottom="0.0598in" loext:contextual-spacing="false" fo:line-height="100%"/>
      <style:text-properties fo:color="#000000" style:font-name="Times New Roman" fo:font-size="11pt" fo:language="en" fo:country="GB" fo:font-style="normal" style:text-underline-style="none" fo:font-weight="bold" officeooo:rsid="006cf7e2" officeooo:paragraph-rsid="009db49e" style:font-name-asian="TimesNewRomanPSMT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8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fo:font-weight="bold" officeooo:paragraph-rsid="014a1595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139dc55" style:font-size-asian="11pt" style:font-size-complex="11pt"/>
    </style:style>
    <style:style style:name="P31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04bc4cf" style:font-size-asian="11pt" style:font-size-complex="11pt"/>
    </style:style>
    <style:style style:name="P32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1cb638e" style:font-size-asian="11pt" style:font-size-complex="11pt"/>
    </style:style>
    <style:style style:name="P33" style:family="paragraph" style:parent-style-name="Standard">
      <style:paragraph-properties fo:margin-top="0in" fo:margin-bottom="0.0598in" loext:contextual-spacing="false" fo:line-height="100%" style:writing-mode="lr-tb"/>
      <style:text-properties style:font-name="Times New Roman" fo:font-size="11pt" officeooo:paragraph-rsid="020bec85" style:font-size-asian="11pt" style:font-size-complex="11pt"/>
    </style:style>
    <style:style style:name="P34" style:family="paragraph" style:parent-style-name="Text_20_body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paragraph-rsid="023a62d3" style:font-size-asian="11pt" style:font-size-complex="11pt"/>
    </style:style>
    <style:style style:name="P35" style:family="paragraph" style:parent-style-name="Text_20_body">
      <style:paragraph-properties fo:margin-top="0in" fo:margin-bottom="0.0598in" loext:contextual-spacing="false" fo:line-height="100%" fo:text-align="justify" style:justify-single-word="false" style:writing-mode="lr-tb"/>
      <style:text-properties style:font-name="Times New Roman" fo:font-size="11pt" style:text-underline-style="none" officeooo:rsid="072a2966" officeooo:paragraph-rsid="02877236" style:font-size-asian="11pt" style:font-size-complex="11pt"/>
    </style:style>
    <style:style style:name="P36" style:family="paragraph" style:parent-style-name="Text_20_body">
      <style:paragraph-properties fo:margin-top="0in" fo:margin-bottom="0.0598in" loext:contextual-spacing="false" fo:line-height="100%"/>
      <style:text-properties style:font-name="Times New Roman" fo:font-size="11pt" officeooo:paragraph-rsid="02c6da02" style:font-size-asian="11pt" style:font-size-complex="11pt"/>
    </style:style>
    <style:style style:name="P37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24aa59d" style:font-size-asian="11pt" style:font-size-complex="11pt"/>
    </style:style>
    <style:style style:name="P38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b862e7" style:font-size-asian="11pt" style:font-size-complex="11pt"/>
    </style:style>
    <style:style style:name="P39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fd3e75" style:font-size-asian="11pt" style:font-size-complex="11pt"/>
    </style:style>
    <style:style style:name="P40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b9b12" style:font-size-asian="11pt" style:font-size-complex="11pt"/>
    </style:style>
    <style:style style:name="P41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bca8ae" style:font-size-asian="11pt" style:font-size-complex="11pt"/>
    </style:style>
    <style:style style:name="P42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c9a05" style:font-size-asian="11pt" style:font-size-complex="11pt"/>
    </style:style>
    <style:style style:name="P43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14de3f6" style:font-size-asian="11pt" style:font-size-complex="11pt"/>
    </style:style>
    <style:style style:name="P44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09db49e" style:font-size-asian="11pt" style:font-size-complex="11pt"/>
    </style:style>
    <style:style style:name="P45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4de3f6" style:font-size-asian="11pt" style:font-size-complex="11pt"/>
    </style:style>
    <style:style style:name="P46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normal" officeooo:rsid="07794188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10e01c29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166b599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06db2aa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rsid="041ac83a" officeooo:paragraph-rsid="006db2aa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style:text-underline-style="none" fo:font-weight="bold" officeooo:rsid="0b04c7f4" style:font-size-asian="11pt" style:font-weight-asian="bold" style:font-name-complex="Arial1" style:font-size-complex="11pt" style:font-weight-complex="bold"/>
    </style:style>
    <style:style style:name="P52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25070e8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06db2aa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top="0in" fo:margin-bottom="0.0402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style="normal" style:text-underline-style="none" fo:font-weight="normal" officeooo:rsid="00a34d3c" officeooo:paragraph-rsid="00a34d3c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margin-top="0in" fo:margin-bottom="0.0402in" loext:contextual-spacing="false" fo:line-height="100%" style:writing-mode="lr-tb"/>
      <style:text-properties style:font-name="sans-serif" fo:font-size="12pt" officeooo:paragraph-rsid="028b939c"/>
    </style:style>
    <style:style style:name="P56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6e5866" style:font-size-asian="11pt" style:font-size-complex="11pt"/>
    </style:style>
    <style:style style:name="P57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14de3f6" style:font-size-asian="11pt" style:font-size-complex="11pt"/>
    </style:style>
    <style:style style:name="P58" style:family="paragraph" style:parent-style-name="Text_20_body">
      <style:paragraph-properties fo:margin-top="0in" fo:margin-bottom="0.0402in" loext:contextual-spacing="false" fo:line-height="100%" fo:text-align="justify" style:justify-single-word="false" style:writing-mode="lr-tb"/>
      <style:text-properties style:font-name="Times New Roman" fo:font-size="11pt" officeooo:paragraph-rsid="0150ac52" style:font-size-asian="11pt" style:font-size-complex="11pt"/>
    </style:style>
    <style:style style:name="P59" style:family="paragraph" style:parent-style-name="Text_20_body">
      <style:paragraph-properties fo:margin-top="0in" fo:margin-bottom="0.0402in" loext:contextual-spacing="false" fo:line-height="100%" fo:text-align="justify" style:justify-single-word="false" fo:hyphenation-ladder-count="no-limit" style:writing-mode="lr-tb"/>
      <style:text-properties style:font-name="Times New Roman" fo:font-size="11pt" officeooo:paragraph-rsid="013dd0e3" style:font-size-asian="11pt" style:font-size-complex="11pt" fo:hyphenate="false" fo:hyphenation-remain-char-count="2" fo:hyphenation-push-char-count="2"/>
    </style:style>
    <style:style style:name="P60" style:family="paragraph" style:parent-style-name="Text_20_body">
      <style:paragraph-properties fo:margin-top="0in" fo:margin-bottom="0.0402in" loext:contextual-spacing="false" fo:line-height="100%" style:writing-mode="lr-tb"/>
      <style:text-properties style:font-name="Times New Roman" fo:font-size="11pt" officeooo:paragraph-rsid="013dd0e3" style:font-size-asian="11pt" style:font-size-complex="11pt"/>
    </style:style>
    <style:style style:name="P61" style:family="paragraph" style:parent-style-name="Text_20_body">
      <style:paragraph-properties fo:margin-top="0in" fo:margin-bottom="0.0402in" loext:contextual-spacing="false" fo:text-align="justify" style:justify-single-word="false" style:writing-mode="lr-tb"/>
      <style:text-properties style:font-name="Times New Roman" fo:font-size="11pt" style:text-underline-style="solid" style:text-underline-width="auto" style:text-underline-color="font-color" officeooo:paragraph-rsid="013dd0e3" style:font-size-asian="11pt" style:font-size-complex="11pt"/>
    </style:style>
    <style:style style:name="P62" style:family="paragraph" style:parent-style-name="Standard">
      <style:paragraph-properties fo:margin-top="0in" fo:margin-bottom="0.0201in" loext:contextual-spacing="false" style:writing-mode="lr-tb"/>
      <style:text-properties style:font-name="Times New Roman" fo:font-size="11pt" officeooo:rsid="06dadc0a" officeooo:paragraph-rsid="01fd3e75" style:font-size-asian="11pt" style:font-size-complex="11pt"/>
    </style:style>
    <style:style style:name="P63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770f73" style:font-size-asian="11pt" style:font-size-complex="11pt"/>
    </style:style>
    <style:style style:name="P64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5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style:text-underline-style="none" fo:font-weight="normal" officeooo:rsid="07794188" officeooo:paragraph-rsid="01647b73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margin-left="0in" fo:margin-right="0in" fo:margin-top="0in" fo:margin-bottom="0.0598in" loext:contextual-spacing="false" fo:line-height="100%" fo:text-align="start" style:justify-single-word="false" fo:hyphenation-ladder-count="no-limit" fo:text-indent="0in" style:auto-text-indent="false" style:writing-mode="lr-tb"/>
      <style:text-properties style:font-name="Times New Roman" fo:font-size="11pt" fo:language="en" fo:country="GB" style:text-underline-style="none" fo:font-weight="normal" officeooo:rsid="06f0a69f" officeooo:paragraph-rsid="016609a9" style:font-size-asian="11pt" style:font-weight-asian="normal" style:font-name-complex="Times New Roman" style:font-size-complex="11pt" style:font-weight-complex="normal" fo:hyphenate="false" fo:hyphenation-remain-char-count="2" fo:hyphenation-push-char-count="2"/>
    </style:style>
    <style:style style:name="P67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fe772a" style:font-size-asian="11pt" style:font-weight-asian="normal" style:font-size-complex="11pt" style:font-weight-complex="normal"/>
    </style:style>
    <style:style style:name="P68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4c9a05" style:font-size-asian="11pt" style:font-weight-asian="normal" style:font-size-complex="11pt" style:font-weight-complex="normal"/>
    </style:style>
    <style:style style:name="P69" style:family="paragraph" style:parent-style-name="List_20_Paragraph">
      <style:paragraph-properties fo:margin-left="0in" fo:margin-right="0in" fo:margin-top="0in" fo:margin-bottom="0.0402in" loext:contextual-spacing="false" fo:line-height="100%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bold" officeooo:paragraph-rsid="013dd0e3" style:font-size-asian="11pt" style:font-weight-asian="bold" style:font-size-complex="11pt" style:font-weight-complex="bold"/>
    </style:style>
    <style:style style:name="P70" style:family="paragraph" style:parent-style-name="List_20_Paragraph">
      <style:paragraph-properties fo:margin-left="0in" fo:margin-right="0in" fo:margin-top="0in" fo:margin-bottom="0.0402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8c8a7b" style:font-size-asian="11pt" style:font-size-complex="11pt"/>
    </style:style>
    <style:style style:name="P71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4c9a05" style:font-size-asian="11pt" style:font-weight-asian="normal" style:font-size-complex="11pt" style:font-weight-complex="normal"/>
    </style:style>
    <style:style style:name="P72" style:family="paragraph" style:parent-style-name="Text_20_body">
      <style:paragraph-properties fo:margin-left="0in" fo:margin-right="0in" fo:margin-top="0in" fo:margin-bottom="0.0402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rsid="08e59a32" officeooo:paragraph-rsid="013d192b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margin-top="0in" fo:margin-bottom="0.0402in" loext:contextual-spacing="false" fo:line-height="100%" style:writing-mode="lr-tb"/>
      <style:text-properties style:font-name="Times New Roman" fo:font-size="11pt" officeooo:paragraph-rsid="02db036f" style:font-size-asian="11pt" style:font-size-complex="11pt"/>
    </style:style>
    <style:style style:name="P74" style:family="paragraph" style:parent-style-name="Text_20_body" style:list-style-name="RTF_5f_Num_20_3">
      <style:paragraph-properties fo:line-height="100%"/>
      <style:text-properties style:font-name="Times New Roman" fo:font-size="11pt" fo:font-weight="bold" officeooo:paragraph-rsid="01ce7d7f" style:font-size-asian="11pt" style:font-weight-asian="bold" style:font-size-complex="11pt" style:font-weight-complex="bold"/>
    </style:style>
    <style:style style:name="P75" style:family="paragraph" style:parent-style-name="Text_20_body" style:list-style-name="RTF_5f_Num_20_3">
      <style:paragraph-properties fo:line-height="100%"/>
      <style:text-properties style:font-name="Times New Roman" fo:font-size="11pt" officeooo:paragraph-rsid="02d6f9a2" style:font-size-asian="11pt" style:font-size-complex="11pt"/>
    </style:style>
    <style:style style:name="P76" style:family="paragraph" style:parent-style-name="List_20_Paragraph" style:list-style-name="WWNum9">
      <style:paragraph-properties fo:margin-left="0in" fo:margin-right="0in" fo:margin-top="0in" fo:margin-bottom="0.0598in" loext:contextual-spacing="false" fo:orphans="0" fo:widows="0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bold" officeooo:paragraph-rsid="013d192b" style:font-size-asian="11pt" style:font-weight-asian="bold" style:font-size-complex="11pt" style:font-weight-complex="bold"/>
    </style:style>
    <style:style style:name="T1" style:family="text">
      <style:text-properties fo:color="#666666" style:font-name="Times New Roman" fo:font-style="normal" officeooo:rsid="05a712bb" style:font-style-asian="normal" style:font-style-complex="normal"/>
    </style:style>
    <style:style style:name="T2" style:family="text">
      <style:text-properties fo:color="#666666" style:font-name="Times New Roman" fo:font-style="normal" officeooo:rsid="03368dda" style:font-style-asian="normal" style:font-style-complex="normal"/>
    </style:style>
    <style:style style:name="T3" style:family="text">
      <style:text-properties fo:color="#666666" style:font-name="Times New Roman" fo:font-style="normal" officeooo:rsid="0289ebab" style:font-style-asian="normal" style:font-style-complex="normal"/>
    </style:style>
    <style:style style:name="T4" style:family="text">
      <style:text-properties fo:color="#666666" style:font-name="Times New Roman" fo:font-style="normal" officeooo:rsid="08d7613b" style:font-style-asian="normal" style:font-style-complex="normal"/>
    </style:style>
    <style:style style:name="T5" style:family="text">
      <style:text-properties fo:color="#666666" style:font-name="Times New Roman" fo:font-style="normal" officeooo:rsid="027fde90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cb99b" style:font-weight-asian="bold" style:font-weight-complex="bold"/>
    </style:style>
    <style:style style:name="T8" style:family="text">
      <style:text-properties fo:font-weight="bold" officeooo:rsid="0079834f" style:font-weight-asian="bold" style:font-weight-complex="bold"/>
    </style:style>
    <style:style style:name="T9" style:family="text">
      <style:text-properties fo:font-weight="bold" officeooo:rsid="00ea7dcf" style:font-weight-asian="bold" style:font-weight-complex="bold"/>
    </style:style>
    <style:style style:name="T10" style:family="text">
      <style:text-properties fo:font-weight="bold" officeooo:rsid="0107fbf3" style:font-weight-asian="bold" style:font-weight-complex="bold"/>
    </style:style>
    <style:style style:name="T11" style:family="text">
      <style:text-properties fo:font-weight="bold" officeooo:rsid="0044cfad" style:font-weight-asian="bold" style:font-weight-complex="bold"/>
    </style:style>
    <style:style style:name="T12" style:family="text">
      <style:text-properties fo:font-weight="bold" officeooo:rsid="00905cc3" style:font-weight-asian="bold" style:font-weight-complex="bold"/>
    </style:style>
    <style:style style:name="T13" style:family="text">
      <style:text-properties fo:font-weight="bold" officeooo:rsid="01ce7d7f" style:font-weight-asian="bold" style:font-weight-complex="bold"/>
    </style:style>
    <style:style style:name="T14" style:family="text">
      <style:text-properties fo:font-weight="bold" officeooo:rsid="0167d229" style:font-weight-asian="bold" style:font-weight-complex="bold"/>
    </style:style>
    <style:style style:name="T15" style:family="text">
      <style:text-properties fo:font-weight="bold" officeooo:rsid="025a151e" style:font-weight-asian="bold" style:font-weight-complex="bold"/>
    </style:style>
    <style:style style:name="T16" style:family="text">
      <style:text-properties fo:font-weight="bold" officeooo:rsid="05efdd14" style:font-name-asian="TimesNewRomanPSMT" style:font-weight-asian="bold" style:font-name-complex="TimesNewRomanPSMT" style:font-weight-complex="bold"/>
    </style:style>
    <style:style style:name="T17" style:family="text">
      <style:text-properties fo:font-weight="bold" officeooo:rsid="012dc727" style:font-name-asian="TimesNewRomanPSMT" style:font-weight-asian="bold" style:font-name-complex="TimesNewRomanPSMT" style:font-weight-complex="bold"/>
    </style:style>
    <style:style style:name="T18" style:family="text">
      <style:text-properties fo:font-weight="bold" officeooo:rsid="03fa374b" style:font-name-asian="TimesNewRomanPSMT" style:font-weight-asian="bold" style:font-name-complex="TimesNewRomanPSMT" style:font-weight-complex="bold"/>
    </style:style>
    <style:style style:name="T19" style:family="text">
      <style:text-properties fo:font-weight="bold" officeooo:rsid="016097a1" style:font-name-asian="TimesNewRomanPSMT" style:font-weight-asian="bold" style:font-name-complex="TimesNewRomanPSMT" style:font-weight-complex="bold"/>
    </style:style>
    <style:style style:name="T20" style:family="text">
      <style:text-properties fo:letter-spacing="0.002in"/>
    </style:style>
    <style:style style:name="T21" style:family="text">
      <style:text-properties fo:letter-spacing="0.002in" style:text-underline-style="none"/>
    </style:style>
    <style:style style:name="T22" style:family="text">
      <style:text-properties fo:letter-spacing="0.002in" officeooo:rsid="04b0de13"/>
    </style:style>
    <style:style style:name="T23" style:family="text">
      <style:text-properties fo:letter-spacing="0.002in" fo:font-style="normal" style:text-underline-style="none" fo:font-weight="normal" style:font-style-asian="normal" style:font-weight-asian="normal" style:font-name-complex="Arial1" style:font-style-complex="normal" style:font-weight-complex="normal"/>
    </style:style>
    <style:style style:name="T24" style:family="text">
      <style:text-properties fo:letter-spacing="0.002in" fo:font-style="normal" style:text-underline-style="none" fo:font-weight="normal" officeooo:rsid="0c1eb01a" style:font-style-asian="normal" style:font-weight-asian="normal" style:font-name-complex="Arial1" style:font-style-complex="normal" style:font-weight-complex="normal"/>
    </style:style>
    <style:style style:name="T25" style:family="text">
      <style:text-properties fo:letter-spacing="0.002in" fo:font-style="normal" style:text-underline-style="none" fo:font-weight="normal" officeooo:rsid="02048e2d" style:font-style-asian="normal" style:font-weight-asian="normal" style:font-name-complex="Arial1" style:font-style-complex="normal" style:font-weight-complex="normal"/>
    </style:style>
    <style:style style:name="T26" style:family="text">
      <style:text-properties fo:letter-spacing="0.002in" fo:font-style="normal" style:text-underline-style="none" fo:font-weight="normal" officeooo:rsid="00c5d682" style:font-name-asian="TimesNewRomanPSMT" style:font-style-asian="normal" style:font-weight-asian="normal" style:font-name-complex="Arial1" style:font-style-complex="normal" style:font-weight-complex="normal"/>
    </style:style>
    <style:style style:name="T27" style:family="text">
      <style:text-properties fo:letter-spacing="0.002in" fo:font-style="normal" style:text-underline-style="none" fo:font-weight="normal" officeooo:rsid="14cb080e" style:font-name-asian="TimesNewRomanPSMT" style:font-style-asian="normal" style:font-weight-asian="normal" style:font-name-complex="Arial1" style:font-style-complex="normal" style:font-weight-complex="normal"/>
    </style:style>
    <style:style style:name="T28" style:family="text">
      <style:text-properties fo:letter-spacing="0.002in" fo:font-style="normal" style:text-underline-style="none" fo:font-weight="normal" officeooo:rsid="0cdf8fa0" style:font-name-asian="TimesNewRomanPSMT" style:font-style-asian="normal" style:font-weight-asian="normal" style:font-name-complex="Arial1" style:font-style-complex="normal" style:font-weight-complex="normal"/>
    </style:style>
    <style:style style:name="T29" style:family="text">
      <style:text-properties fo:letter-spacing="0.002in" fo:font-style="normal" style:text-underline-style="none" fo:font-weight="normal" officeooo:rsid="015a536a" style:font-name-asian="TimesNewRomanPSMT" style:font-style-asian="normal" style:font-weight-asian="normal" style:font-name-complex="Arial1" style:font-style-complex="normal" style:font-weight-complex="normal"/>
    </style:style>
    <style:style style:name="T30" style:family="text">
      <style:text-properties fo:letter-spacing="0.002in" fo:font-style="normal" style:text-underline-style="none" fo:font-weight="normal" officeooo:rsid="0205f1e9" style:font-name-asian="TimesNewRomanPSMT" style:font-style-asian="normal" style:font-weight-asian="normal" style:font-name-complex="Arial1" style:font-style-complex="normal" style:font-weight-complex="normal"/>
    </style:style>
    <style:style style:name="T31" style:family="text">
      <style:text-properties fo:letter-spacing="0.002in" fo:font-style="normal" style:text-underline-style="none" fo:font-weight="normal" officeooo:rsid="02c2579b" style:font-name-asian="TimesNewRomanPSMT" style:font-style-asian="normal" style:font-weight-asian="normal" style:font-name-complex="Arial1" style:font-style-complex="normal" style:font-weight-complex="normal"/>
    </style:style>
    <style:style style:name="T32" style:family="text">
      <style:text-properties fo:letter-spacing="0.002in" fo:font-style="normal" style:text-underline-style="none" fo:font-weight="normal" officeooo:rsid="02c6da02" style:font-name-asian="TimesNewRomanPSMT" style:font-style-asian="normal" style:font-weight-asian="normal" style:font-name-complex="Arial1" style:font-style-complex="normal" style:font-weight-complex="normal"/>
    </style:style>
    <style:style style:name="T33" style:family="text">
      <style:text-properties fo:letter-spacing="0.002in" fo:font-style="normal" style:text-underline-style="none" fo:font-weight="normal" officeooo:rsid="02c713be" style:font-name-asian="TimesNewRomanPSMT" style:font-style-asian="normal" style:font-weight-asian="normal" style:font-name-complex="Arial1" style:font-style-complex="normal" style:font-weight-complex="normal"/>
    </style:style>
    <style:style style:name="T34" style:family="text">
      <style:text-properties fo:letter-spacing="0.002in" fo:font-style="normal" style:text-underline-style="none" fo:font-weight="normal" officeooo:rsid="02c8d0cc" style:font-name-asian="TimesNewRomanPSMT" style:font-style-asian="normal" style:font-weight-asian="normal" style:font-name-complex="Arial1" style:font-style-complex="normal" style:font-weight-complex="normal"/>
    </style:style>
    <style:style style:name="T35" style:family="text">
      <style:text-properties fo:letter-spacing="0.002in" fo:font-style="normal" style:text-underline-style="none" fo:font-weight="normal" officeooo:rsid="02ca3db7" style:font-name-asian="TimesNewRomanPSMT" style:font-style-asian="normal" style:font-weight-asian="normal" style:font-name-complex="Arial1" style:font-style-complex="normal" style:font-weight-complex="normal"/>
    </style:style>
    <style:style style:name="T36" style:family="text">
      <style:text-properties fo:letter-spacing="0.002in" fo:font-style="normal" style:text-underline-style="none" fo:font-weight="normal" officeooo:rsid="02cae10a" style:font-name-asian="TimesNewRomanPSMT" style:font-style-asian="normal" style:font-weight-asian="normal" style:font-name-complex="Arial1" style:font-style-complex="normal" style:font-weight-complex="normal"/>
    </style:style>
    <style:style style:name="T37" style:family="text">
      <style:text-properties fo:letter-spacing="0.002in" fo:font-style="normal" style:text-underline-style="none" fo:font-weight="normal" officeooo:rsid="042df8f9" style:font-name-asian="TimesNewRomanPSMT" style:font-style-asian="normal" style:font-weight-asian="normal" style:font-name-complex="Arial1" style:font-style-complex="normal" style:font-weight-complex="normal"/>
    </style:style>
    <style:style style:name="T38" style:family="text">
      <style:text-properties fo:letter-spacing="0.002in" fo:font-style="normal" style:text-underline-style="none" fo:font-weight="normal" officeooo:rsid="042f5b4d" style:font-name-asian="TimesNewRomanPSMT" style:font-style-asian="normal" style:font-weight-asian="normal" style:font-name-complex="Arial1" style:font-style-complex="normal" style:font-weight-complex="normal"/>
    </style:style>
    <style:style style:name="T39" style:family="text">
      <style:text-properties fo:letter-spacing="0.002in" fo:font-style="normal" style:text-underline-style="none" fo:font-weight="normal" officeooo:rsid="0467c9bb" style:font-name-asian="TimesNewRomanPSMT" style:font-style-asian="normal" style:font-weight-asian="normal" style:font-name-complex="Arial1" style:font-style-complex="normal" style:font-weight-complex="normal"/>
    </style:style>
    <style:style style:name="T40" style:family="text">
      <style:text-properties fo:letter-spacing="0.002in" fo:font-style="normal" style:text-underline-style="none" fo:font-weight="normal" officeooo:rsid="13974e93" style:font-name-asian="TimesNewRomanPSMT" style:font-style-asian="normal" style:font-weight-asian="normal" style:font-name-complex="Arial1" style:font-style-complex="normal" style:font-weight-complex="normal"/>
    </style:style>
    <style:style style:name="T41" style:family="text">
      <style:text-properties fo:letter-spacing="0.002in" fo:font-style="normal" style:text-underline-style="none" fo:font-weight="normal" officeooo:rsid="0e4a5358" style:font-name-asian="TimesNewRomanPSMT" style:font-style-asian="normal" style:font-weight-asian="normal" style:font-name-complex="Arial1" style:font-style-complex="normal" style:font-weight-complex="normal"/>
    </style:style>
    <style:style style:name="T42" style:family="text">
      <style:text-properties fo:letter-spacing="0.002in" fo:font-style="normal" style:text-underline-style="none" fo:font-weight="normal" officeooo:rsid="02d6f9a2" style:font-name-asian="TimesNewRomanPSMT" style:font-style-asian="normal" style:font-weight-asian="normal" style:font-name-complex="Arial1" style:font-style-complex="normal" style:font-weight-complex="normal"/>
    </style:style>
    <style:style style:name="T43" style:family="text">
      <style:text-properties fo:letter-spacing="0.002in" fo:font-style="normal" style:text-underline-style="none" style:font-style-asian="normal" style:font-name-complex="Arial1" style:font-style-complex="normal"/>
    </style:style>
    <style:style style:name="T44" style:family="text">
      <style:text-properties fo:letter-spacing="0.002in" fo:font-style="normal" style:text-underline-style="none" officeooo:rsid="010cc51d" style:font-style-asian="normal" style:font-name-complex="Arial1" style:font-style-complex="normal"/>
    </style:style>
    <style:style style:name="T45" style:family="text">
      <style:text-properties fo:letter-spacing="0.002in" fo:font-style="normal" style:text-underline-style="solid" style:text-underline-width="auto" style:text-underline-color="font-color" fo:font-weight="normal" officeooo:rsid="042df8f9" style:font-name-asian="TimesNewRomanPSMT" style:font-style-asian="normal" style:font-weight-asian="normal" style:font-name-complex="Arial1" style:font-style-complex="normal" style:font-weight-complex="normal"/>
    </style:style>
    <style:style style:name="T46" style:family="text">
      <style:text-properties fo:letter-spacing="0.002in" style:text-underline-style="solid" style:text-underline-width="auto" style:text-underline-color="font-color"/>
    </style:style>
    <style:style style:name="T47" style:family="text">
      <style:text-properties fo:letter-spacing="0.002in" fo:language="en" fo:country="GB" fo:font-style="normal" style:text-underline-style="none" fo:font-weight="normal" officeooo:rsid="0c910a78" style:font-style-asian="normal" style:font-weight-asian="normal" style:font-name-complex="Arial1" style:font-style-complex="normal" style:font-weight-complex="normal"/>
    </style:style>
    <style:style style:name="T48" style:family="text">
      <style:text-properties fo:letter-spacing="0.002in" officeooo:rsid="015f885d"/>
    </style:style>
    <style:style style:name="T49" style:family="text">
      <style:text-properties fo:letter-spacing="0.002in" officeooo:rsid="01b0f6ec"/>
    </style:style>
    <style:style style:name="T50" style:family="text">
      <style:text-properties style:text-position="super 58%" fo:letter-spacing="0.002in"/>
    </style:style>
    <style:style style:name="T51" style:family="text">
      <style:text-properties fo:language="en" fo:country="GB" style:text-underline-style="none" fo:font-weight="normal" officeooo:rsid="05ebc92c" style:font-weight-asian="normal" style:font-name-complex="Times New Roman" style:font-weight-complex="normal"/>
    </style:style>
    <style:style style:name="T52" style:family="text">
      <style:text-properties fo:language="en" fo:country="GB" style:text-underline-style="none" fo:font-weight="normal" officeooo:rsid="02378608" style:font-weight-asian="normal" style:font-name-complex="Times New Roman" style:font-weight-complex="normal"/>
    </style:style>
    <style:style style:name="T53" style:family="text">
      <style:text-properties fo:language="en" fo:country="GB" style:text-underline-style="none" fo:font-weight="normal" officeooo:rsid="0ba4ac73" style:font-weight-asian="normal" style:font-name-complex="Times New Roman" style:font-weight-complex="normal"/>
    </style:style>
    <style:style style:name="T54" style:family="text">
      <style:text-properties fo:language="en" fo:country="GB" style:text-underline-style="none" fo:font-weight="normal" officeooo:rsid="120962cb" style:font-weight-asian="normal" style:font-name-complex="Times New Roman" style:font-weight-complex="normal"/>
    </style:style>
    <style:style style:name="T55" style:family="text">
      <style:text-properties fo:language="en" fo:country="GB" style:text-underline-style="none" fo:font-weight="normal" officeooo:rsid="0040e6a5" style:font-weight-asian="normal" style:font-name-complex="Times New Roman" style:font-weight-complex="normal"/>
    </style:style>
    <style:style style:name="T56" style:family="text">
      <style:text-properties fo:language="en" fo:country="GB" style:text-underline-style="none" fo:font-weight="normal" officeooo:rsid="01003468" style:font-weight-asian="normal" style:font-name-complex="Times New Roman" style:font-weight-complex="normal"/>
    </style:style>
    <style:style style:name="T57" style:family="text">
      <style:text-properties fo:language="en" fo:country="GB" style:text-underline-style="none" fo:font-weight="normal" officeooo:rsid="0153facf" style:font-weight-asian="normal" style:font-name-complex="Times New Roman" style:font-weight-complex="normal"/>
    </style:style>
    <style:style style:name="T58" style:family="text">
      <style:text-properties fo:language="en" fo:country="GB" style:text-underline-style="none" fo:font-weight="normal" officeooo:rsid="0889f4f1" style:font-weight-asian="normal" style:font-name-complex="Times New Roman" style:font-weight-complex="normal"/>
    </style:style>
    <style:style style:name="T59" style:family="text">
      <style:text-properties fo:language="en" fo:country="GB" style:text-underline-style="none" fo:font-weight="normal" officeooo:rsid="086ceee4" style:font-weight-asian="normal" style:font-name-complex="Times New Roman" style:font-weight-complex="normal"/>
    </style:style>
    <style:style style:name="T60" style:family="text">
      <style:text-properties fo:language="en" fo:country="GB" style:text-underline-style="none" fo:font-weight="normal" officeooo:rsid="0692b9a3" style:font-weight-asian="normal" style:font-name-complex="Times New Roman" style:font-weight-complex="normal"/>
    </style:style>
    <style:style style:name="T61" style:family="text">
      <style:text-properties fo:language="en" fo:country="GB" style:text-underline-style="none" fo:font-weight="normal" officeooo:rsid="009bc224" style:font-weight-asian="normal" style:font-name-complex="Times New Roman" style:font-weight-complex="normal"/>
    </style:style>
    <style:style style:name="T62" style:family="text">
      <style:text-properties fo:language="en" fo:country="GB" style:text-underline-style="none" fo:font-weight="normal" officeooo:rsid="0d68cded" style:font-weight-asian="normal" style:font-name-complex="Times New Roman" style:font-weight-complex="normal"/>
    </style:style>
    <style:style style:name="T63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64" style:family="text">
      <style:text-properties fo:language="en" fo:country="GB" style:text-underline-style="none" fo:font-weight="normal" officeooo:rsid="069681cf" style:font-weight-asian="normal" style:font-weight-complex="normal"/>
    </style:style>
    <style:style style:name="T65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66" style:family="text">
      <style:text-properties fo:language="en" fo:country="GB" style:text-underline-style="none" fo:font-weight="normal" officeooo:rsid="00efef97" style:font-weight-asian="normal" style:font-weight-complex="normal"/>
    </style:style>
    <style:style style:name="T67" style:family="text">
      <style:text-properties fo:language="en" fo:country="GB" style:text-underline-style="none" fo:font-weight="normal" officeooo:rsid="06a55e2f" style:font-weight-asian="normal" style:font-weight-complex="normal"/>
    </style:style>
    <style:style style:name="T68" style:family="text">
      <style:text-properties fo:language="en" fo:country="GB" style:text-underline-style="none" fo:font-weight="normal" officeooo:rsid="00afb7d3" style:font-weight-asian="normal" style:font-weight-complex="normal"/>
    </style:style>
    <style:style style:name="T69" style:family="text">
      <style:text-properties fo:language="en" fo:country="GB" style:text-underline-style="none" fo:font-weight="normal" officeooo:rsid="0169aa11" style:font-weight-asian="normal" style:font-weight-complex="normal"/>
    </style:style>
    <style:style style:name="T70" style:family="text">
      <style:text-properties fo:language="en" fo:country="GB" style:text-underline-style="none" fo:font-weight="normal" officeooo:rsid="017ca6d6" style:font-weight-asian="normal" style:font-weight-complex="normal"/>
    </style:style>
    <style:style style:name="T71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72" style:family="text">
      <style:text-properties fo:language="en" fo:country="GB" style:text-underline-style="none" fo:font-weight="normal" officeooo:rsid="02580c0e" style:font-weight-asian="normal" style:font-weight-complex="normal"/>
    </style:style>
    <style:style style:name="T73" style:family="text">
      <style:text-properties fo:language="en" fo:country="GB" style:text-underline-style="none" fo:font-weight="normal" officeooo:rsid="02a2279b" style:font-weight-asian="normal" style:font-weight-complex="normal"/>
    </style:style>
    <style:style style:name="T74" style:family="text">
      <style:text-properties fo:language="en" fo:country="GB" style:text-underline-style="none" fo:font-weight="normal" officeooo:rsid="01000d91" style:font-name-asian="TimesNewRomanPSMT" style:font-weight-asian="normal" style:font-name-complex="Times New Roman" style:font-weight-complex="normal"/>
    </style:style>
    <style:style style:name="T75" style:family="text">
      <style:text-properties fo:language="en" fo:country="GB" style:text-underline-style="none" fo:font-weight="normal" officeooo:rsid="0099d3c9" style:font-name-asian="TimesNewRomanPSMT" style:font-weight-asian="normal" style:font-name-complex="Times New Roman" style:font-weight-complex="normal"/>
    </style:style>
    <style:style style:name="T76" style:family="text">
      <style:text-properties fo:language="en" fo:country="GB" style:text-underline-style="none" fo:font-weight="normal" officeooo:rsid="03f5c415" style:font-name-asian="TimesNewRomanPSMT" style:font-weight-asian="normal" style:font-name-complex="Times New Roman" style:font-weight-complex="normal"/>
    </style:style>
    <style:style style:name="T77" style:family="text">
      <style:text-properties fo:language="en" fo:country="GB" style:text-underline-style="none" fo:font-weight="bold" officeooo:rsid="06a55e2f" style:font-weight-asian="bold" style:font-weight-complex="bold"/>
    </style:style>
    <style:style style:name="T78" style:family="text">
      <style:text-properties fo:language="en" fo:country="GB" style:text-underline-style="none" fo:font-weight="bold" officeooo:rsid="00afb7d3" style:font-weight-asian="bold" style:font-weight-complex="bold"/>
    </style:style>
    <style:style style:name="T79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80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81" style:family="text">
      <style:text-properties fo:language="en" fo:country="GB" fo:font-style="normal" style:text-underline-style="none" fo:font-weight="normal" officeooo:rsid="07584c17" style:font-style-asian="normal" style:font-weight-asian="normal" style:font-name-complex="Times New Roman" style:font-style-complex="normal" style:font-weight-complex="normal"/>
    </style:style>
    <style:style style:name="T82" style:family="text">
      <style:text-properties fo:language="en" fo:country="GB" fo:font-style="normal" style:text-underline-style="none" fo:font-weight="normal" officeooo:rsid="03b37e5e" style:font-style-asian="normal" style:font-weight-asian="normal" style:font-name-complex="Times New Roman" style:font-style-complex="normal" style:font-weight-complex="normal"/>
    </style:style>
    <style:style style:name="T83" style:family="text">
      <style:text-properties fo:language="en" fo:country="GB" fo:font-style="normal" style:text-underline-style="none" fo:font-weight="normal" officeooo:rsid="0cf4831a" style:font-style-asian="normal" style:font-weight-asian="normal" style:font-name-complex="Times New Roman" style:font-style-complex="normal" style:font-weight-complex="normal"/>
    </style:style>
    <style:style style:name="T84" style:family="text">
      <style:text-properties fo:language="en" fo:country="GB" fo:font-style="normal" style:text-underline-style="none" fo:font-weight="normal" officeooo:rsid="0d3825e0" style:font-style-asian="normal" style:font-weight-asian="normal" style:font-name-complex="Times New Roman" style:font-style-complex="normal" style:font-weight-complex="normal"/>
    </style:style>
    <style:style style:name="T85" style:family="text">
      <style:text-properties fo:language="en" fo:country="GB" fo:font-style="normal" style:text-underline-style="none" fo:font-weight="normal" officeooo:rsid="00c52018" style:font-style-asian="normal" style:font-weight-asian="normal" style:font-name-complex="Times New Roman" style:font-style-complex="normal" style:font-weight-complex="normal"/>
    </style:style>
    <style:style style:name="T86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87" style:family="text">
      <style:text-properties fo:language="en" fo:country="GB" fo:font-style="normal" style:text-underline-style="none" fo:font-weight="normal" officeooo:rsid="014a1595" style:font-style-asian="normal" style:font-weight-asian="normal" style:font-name-complex="Times New Roman" style:font-style-complex="normal" style:font-weight-complex="normal"/>
    </style:style>
    <style:style style:name="T88" style:family="text">
      <style:text-properties fo:language="en" fo:country="GB" fo:font-style="normal" style:text-underline-style="none" fo:font-weight="normal" officeooo:rsid="0040e6a5" style:font-style-asian="normal" style:font-weight-asian="normal" style:font-name-complex="Times New Roman" style:font-style-complex="normal" style:font-weight-complex="normal"/>
    </style:style>
    <style:style style:name="T89" style:family="text">
      <style:text-properties fo:language="en" fo:country="GB" fo:font-style="normal" style:text-underline-style="none" fo:font-weight="normal" officeooo:rsid="0058c6a8" style:font-style-asian="normal" style:font-weight-asian="normal" style:font-name-complex="Times New Roman" style:font-style-complex="normal" style:font-weight-complex="normal"/>
    </style:style>
    <style:style style:name="T90" style:family="text">
      <style:text-properties fo:language="en" fo:country="GB" fo:font-style="normal" style:text-underline-style="none" fo:font-weight="normal" officeooo:rsid="0042ccb6" style:font-style-asian="normal" style:font-weight-asian="normal" style:font-name-complex="Times New Roman" style:font-style-complex="normal" style:font-weight-complex="normal"/>
    </style:style>
    <style:style style:name="T91" style:family="text">
      <style:text-properties fo:language="en" fo:country="GB" fo:font-style="normal" style:text-underline-style="none" fo:font-weight="normal" officeooo:rsid="028b939c" style:font-style-asian="normal" style:font-weight-asian="normal" style:font-name-complex="Times New Roman" style:font-style-complex="normal" style:font-weight-complex="normal"/>
    </style:style>
    <style:style style:name="T92" style:family="text">
      <style:text-properties fo:language="en" fo:country="GB" fo:font-style="normal" style:text-underline-style="none" fo:font-weight="normal" officeooo:rsid="028c8a7b" style:font-style-asian="normal" style:font-weight-asian="normal" style:font-name-complex="Times New Roman" style:font-style-complex="normal" style:font-weight-complex="normal"/>
    </style:style>
    <style:style style:name="T93" style:family="text">
      <style:text-properties fo:language="en" fo:country="GB" fo:font-style="normal" style:text-underline-style="none" fo:font-weight="normal" officeooo:rsid="1010b53d" style:font-style-asian="normal" style:font-weight-asian="normal" style:font-name-complex="Arial1" style:font-style-complex="normal" style:font-weight-complex="normal"/>
    </style:style>
    <style:style style:name="T94" style:family="text">
      <style:text-properties fo:language="en" fo:country="GB" fo:font-style="normal" style:text-underline-style="none" fo:font-weight="normal" officeooo:rsid="12250d4c" style:font-style-asian="normal" style:font-weight-asian="normal" style:font-name-complex="Arial1" style:font-style-complex="normal" style:font-weight-complex="normal"/>
    </style:style>
    <style:style style:name="T95" style:family="text">
      <style:text-properties fo:language="en" fo:country="GB" fo:font-style="normal" style:text-underline-style="none" fo:font-weight="normal" officeooo:rsid="00d30f24" style:font-style-asian="normal" style:font-weight-asian="normal" style:font-name-complex="Calibri" style:font-style-complex="italic" style:font-weight-complex="normal"/>
    </style:style>
    <style:style style:name="T96" style:family="text">
      <style:text-properties fo:language="en" fo:country="GB" fo:font-style="normal" style:text-underline-style="none" fo:font-weight="normal" officeooo:rsid="0a57bc83" style:font-style-asian="normal" style:font-weight-asian="normal" style:font-name-complex="Calibri" style:font-style-complex="italic" style:font-weight-complex="normal"/>
    </style:style>
    <style:style style:name="T97" style:family="text">
      <style:text-properties fo:language="en" fo:country="GB" fo:font-style="normal" style:text-underline-style="none" fo:font-weight="normal" officeooo:rsid="03791c6e" style:font-style-asian="normal" style:font-weight-asian="normal" style:font-name-complex="Calibri" style:font-style-complex="italic" style:font-weight-complex="normal"/>
    </style:style>
    <style:style style:name="T98" style:family="text">
      <style:text-properties fo:language="en" fo:country="GB" fo:font-style="normal" style:text-underline-style="none" fo:font-weight="normal" officeooo:rsid="0ea3ef4d" style:font-style-asian="normal" style:font-weight-asian="normal" style:font-name-complex="Calibri" style:font-style-complex="italic" style:font-weight-complex="normal"/>
    </style:style>
    <style:style style:name="T99" style:family="text">
      <style:text-properties fo:language="en" fo:country="GB" fo:font-style="normal" style:text-underline-style="none" fo:font-weight="normal" officeooo:rsid="13ff5ebc" style:font-style-asian="normal" style:font-weight-asian="normal" style:font-name-complex="Calibri" style:font-style-complex="italic" style:font-weight-complex="normal"/>
    </style:style>
    <style:style style:name="T100" style:family="text">
      <style:text-properties fo:language="en" fo:country="GB" fo:font-style="normal" style:text-underline-style="none" fo:font-weight="normal" officeooo:rsid="02562cc0" style:font-style-asian="normal" style:font-weight-asian="normal" style:font-name-complex="Calibri" style:font-style-complex="italic" style:font-weight-complex="normal"/>
    </style:style>
    <style:style style:name="T101" style:family="text">
      <style:text-properties fo:language="en" fo:country="GB" fo:font-style="normal" style:text-underline-style="none" fo:font-weight="normal" officeooo:rsid="02a36240" style:font-style-asian="normal" style:font-weight-asian="normal" style:font-name-complex="Calibri" style:font-style-complex="italic" style:font-weight-complex="normal"/>
    </style:style>
    <style:style style:name="T102" style:family="text">
      <style:text-properties fo:language="en" fo:country="GB" fo:font-style="normal" style:text-underline-style="none" fo:font-weight="bold" officeooo:rsid="08702bdf" style:font-style-asian="normal" style:font-weight-asian="bold" style:font-name-complex="Arial1" style:font-style-complex="normal" style:font-weight-complex="bold"/>
    </style:style>
    <style:style style:name="T103" style:family="text">
      <style:text-properties fo:language="en" fo:country="GB" fo:font-style="normal" style:text-underline-style="none" officeooo:rsid="10026f8a" style:font-style-asian="normal" style:font-name-complex="Times New Roman" style:font-style-complex="normal"/>
    </style:style>
    <style:style style:name="T104" style:family="text">
      <style:text-properties fo:language="en" fo:country="GB" fo:font-style="normal" style:text-underline-style="none" officeooo:rsid="002bc105" style:font-style-asian="normal" style:font-name-complex="Times New Roman" style:font-style-complex="normal"/>
    </style:style>
    <style:style style:name="T105" style:family="text">
      <style:text-properties fo:language="en" fo:country="GB" fo:font-style="normal" style:text-underline-style="none" officeooo:rsid="0b8e4cbd" style:font-style-asian="normal" style:font-name-complex="Times New Roman" style:font-style-complex="normal"/>
    </style:style>
    <style:style style:name="T106" style:family="text">
      <style:text-properties fo:language="en" fo:country="GB" fo:font-style="normal" style:text-underline-style="solid" style:text-underline-width="auto" style:text-underline-color="font-color" fo:font-weight="normal" officeooo:rsid="0040e6a5" style:font-style-asian="normal" style:font-weight-asian="normal" style:font-name-complex="Times New Roman" style:font-style-complex="normal" style:font-weight-complex="normal"/>
    </style:style>
    <style:style style:name="T107" style:family="text">
      <style:text-properties fo:language="en" fo:country="GB" style:text-underline-style="solid" style:text-underline-width="auto" style:text-underline-color="font-color" fo:font-weight="normal" officeooo:rsid="0169aa11" style:font-weight-asian="normal" style:font-weight-complex="normal"/>
    </style:style>
    <style:style style:name="T108" style:family="text">
      <style:text-properties fo:language="en" fo:country="GB" style:text-underline-style="solid" style:text-underline-width="auto" style:text-underline-color="font-color" fo:font-weight="normal" officeooo:rsid="02378608" style:font-weight-asian="normal" style:font-name-complex="Times New Roman" style:font-weight-complex="normal"/>
    </style:style>
    <style:style style:name="T109" style:family="text">
      <style:text-properties fo:language="en" fo:country="GB" style:text-underline-style="solid" style:text-underline-width="auto" style:text-underline-color="font-color" fo:font-weight="normal" officeooo:rsid="120962cb" style:font-weight-asian="normal" style:font-name-complex="Times New Roman" style:font-weight-complex="normal"/>
    </style:style>
    <style:style style:name="T110" style:family="text">
      <style:text-properties fo:color="#000000" fo:language="en" fo:country="GB" fo:font-style="normal" style:text-underline-style="none" fo:font-weight="normal" officeooo:rsid="13df8801" style:font-style-asian="normal" style:font-weight-asian="normal" style:font-style-complex="normal" style:font-weight-complex="normal"/>
    </style:style>
    <style:style style:name="T111" style:family="text">
      <style:text-properties fo:color="#000000" fo:language="en" fo:country="GB" fo:font-style="normal" style:text-underline-style="none" fo:font-weight="normal" officeooo:rsid="0f2aaccc" style:font-style-asian="normal" style:font-weight-asian="normal" style:font-style-complex="normal" style:font-weight-complex="normal"/>
    </style:style>
    <style:style style:name="T112" style:family="text">
      <style:text-properties fo:color="#000000" fo:language="en" fo:country="GB" fo:font-style="normal" style:text-underline-style="none" fo:font-weight="normal" officeooo:rsid="012cbe5e" style:font-style-asian="normal" style:font-weight-asian="normal" style:font-style-complex="normal" style:font-weight-complex="normal"/>
    </style:style>
    <style:style style:name="T113" style:family="text">
      <style:text-properties fo:color="#000000" fo:language="en" fo:country="GB" fo:font-style="normal" style:text-underline-style="none" fo:font-weight="normal" officeooo:rsid="012bb839" style:font-style-asian="normal" style:font-weight-asian="normal" style:font-style-complex="normal" style:font-weight-complex="normal"/>
    </style:style>
    <style:style style:name="T114" style:family="text">
      <style:text-properties fo:color="#000000" fo:language="en" fo:country="GB" fo:font-style="normal" style:text-underline-style="none" fo:font-weight="normal" officeooo:rsid="0f31f745" style:font-style-asian="normal" style:font-weight-asian="normal" style:font-style-complex="normal" style:font-weight-complex="normal"/>
    </style:style>
    <style:style style:name="T115" style:family="text">
      <style:text-properties fo:color="#000000" fo:language="en" fo:country="GB" fo:font-style="normal" style:text-underline-style="none" fo:font-weight="normal" officeooo:rsid="0f26a3f7" style:font-style-asian="normal" style:font-weight-asian="normal" style:font-style-complex="normal" style:font-weight-complex="normal"/>
    </style:style>
    <style:style style:name="T116" style:family="text">
      <style:text-properties fo:color="#000000" fo:language="en" fo:country="GB" fo:font-style="normal" style:text-underline-style="none" fo:font-weight="normal" officeooo:rsid="00f9d003" style:font-style-asian="normal" style:font-weight-asian="normal" style:font-style-complex="normal" style:font-weight-complex="normal"/>
    </style:style>
    <style:style style:name="T117" style:family="text">
      <style:text-properties fo:color="#000000" fo:language="en" fo:country="GB"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118" style:family="text">
      <style:text-properties fo:color="#000000" fo:language="en" fo:country="GB" fo:font-style="normal" style:text-underline-style="none" fo:font-weight="normal" officeooo:rsid="0f2767e6" style:font-style-asian="normal" style:font-weight-asian="normal" style:font-style-complex="normal" style:font-weight-complex="normal"/>
    </style:style>
    <style:style style:name="T119" style:family="text">
      <style:text-properties fo:color="#000000" fo:language="en" fo:country="GB" fo:font-style="normal" style:text-underline-style="none" fo:font-weight="normal" officeooo:rsid="1239dcb3" style:font-style-asian="normal" style:font-weight-asian="normal" style:font-style-complex="normal" style:font-weight-complex="normal"/>
    </style:style>
    <style:style style:name="T120" style:family="text">
      <style:text-properties fo:color="#000000" fo:language="en" fo:country="GB" fo:font-style="normal" style:text-underline-style="none" fo:font-weight="normal" officeooo:rsid="0f28cc46" style:font-style-asian="normal" style:font-weight-asian="normal" style:font-style-complex="normal" style:font-weight-complex="normal"/>
    </style:style>
    <style:style style:name="T121" style:family="text">
      <style:text-properties fo:color="#000000" fo:language="en" fo:country="GB" fo:font-style="normal" style:text-underline-style="none" fo:font-weight="normal" officeooo:rsid="0e0ce44f" style:font-style-asian="normal" style:font-weight-asian="normal" style:font-style-complex="normal" style:font-weight-complex="normal"/>
    </style:style>
    <style:style style:name="T122" style:family="text">
      <style:text-properties fo:color="#000000" fo:language="en" fo:country="GB" fo:font-style="normal" style:text-underline-style="none" fo:font-weight="normal" officeooo:rsid="020e3b61" style:font-style-asian="normal" style:font-weight-asian="normal" style:font-style-complex="normal" style:font-weight-complex="normal"/>
    </style:style>
    <style:style style:name="T123" style:family="text">
      <style:text-properties fo:color="#000000" fo:language="en" fo:country="GB" fo:font-style="normal" style:text-underline-style="none" fo:font-weight="normal" officeooo:rsid="13418b3d" style:font-style-asian="normal" style:font-weight-asian="normal" style:font-style-complex="normal" style:font-weight-complex="normal"/>
    </style:style>
    <style:style style:name="T124" style:family="text">
      <style:text-properties fo:color="#000000" fo:language="en" fo:country="GB" fo:font-style="normal" style:text-underline-style="none" fo:font-weight="normal" officeooo:rsid="0f2c2b4c" style:font-style-asian="normal" style:font-weight-asian="normal" style:font-style-complex="normal" style:font-weight-complex="normal"/>
    </style:style>
    <style:style style:name="T125" style:family="text">
      <style:text-properties fo:color="#000000" fo:language="en" fo:country="GB" fo:font-style="normal" style:text-underline-style="none" fo:font-weight="normal" officeooo:rsid="10a8a36b" style:font-style-asian="normal" style:font-weight-asian="normal" style:font-style-complex="normal" style:font-weight-complex="normal"/>
    </style:style>
    <style:style style:name="T126" style:family="text">
      <style:text-properties fo:color="#000000" fo:language="en" fo:country="GB" fo:font-style="normal" style:text-underline-style="none" fo:font-weight="normal" officeooo:rsid="0e55ddf7" style:font-style-asian="normal" style:font-weight-asian="normal" style:font-style-complex="normal" style:font-weight-complex="normal"/>
    </style:style>
    <style:style style:name="T127" style:family="text">
      <style:text-properties fo:color="#000000" fo:language="en" fo:country="GB" fo:font-style="normal" style:text-underline-style="none" fo:font-weight="normal" officeooo:rsid="0e148896" style:font-style-asian="normal" style:font-weight-asian="normal" style:font-style-complex="normal" style:font-weight-complex="normal"/>
    </style:style>
    <style:style style:name="T128" style:family="text">
      <style:text-properties fo:color="#000000" fo:language="en" fo:country="GB" fo:font-style="normal" style:text-underline-style="none" fo:font-weight="normal" officeooo:rsid="0f3b48e0" style:font-style-asian="normal" style:font-weight-asian="normal" style:font-style-complex="normal" style:font-weight-complex="normal"/>
    </style:style>
    <style:style style:name="T129" style:family="text">
      <style:text-properties fo:color="#000000" fo:language="en" fo:country="GB" fo:font-style="normal" style:text-underline-style="none" fo:font-weight="normal" officeooo:rsid="02294bb5" style:font-style-asian="normal" style:font-weight-asian="normal" style:font-style-complex="normal" style:font-weight-complex="normal"/>
    </style:style>
    <style:style style:name="T130" style:family="text">
      <style:text-properties fo:color="#000000" fo:language="en" fo:country="GB" fo:font-style="normal" style:text-underline-style="none" fo:font-weight="normal" officeooo:rsid="0257ca63" style:font-style-asian="normal" style:font-weight-asian="normal" style:font-style-complex="normal" style:font-weight-complex="normal"/>
    </style:style>
    <style:style style:name="T131" style:family="text">
      <style:text-properties fo:color="#000000" fo:language="en" fo:country="GB" fo:font-style="normal" style:text-underline-style="none" fo:font-weight="normal" officeooo:rsid="07a9cbf7" style:font-name-asian="TimesNewRomanPSMT" style:font-style-asian="normal" style:font-weight-asian="normal" style:font-name-complex="Times New Roman" style:font-style-complex="normal" style:font-weight-complex="normal"/>
    </style:style>
    <style:style style:name="T132" style:family="text">
      <style:text-properties fo:color="#000000" fo:language="en" fo:country="GB" fo:font-style="normal" style:text-underline-style="none" fo:font-weight="normal" officeooo:rsid="0219b6fb" style:font-name-asian="TimesNewRomanPSMT" style:font-style-asian="normal" style:font-weight-asian="normal" style:font-name-complex="Times New Roman" style:font-style-complex="normal" style:font-weight-complex="normal"/>
    </style:style>
    <style:style style:name="T133" style:family="text">
      <style:text-properties fo:color="#000000" fo:language="en" fo:country="GB" fo:font-style="normal" style:text-underline-style="none" fo:font-weight="normal" officeooo:rsid="07ac6ceb" style:font-name-asian="TimesNewRomanPSMT" style:font-style-asian="normal" style:font-weight-asian="normal" style:font-name-complex="Times New Roman" style:font-style-complex="normal" style:font-weight-complex="normal"/>
    </style:style>
    <style:style style:name="T134" style:family="text">
      <style:text-properties fo:color="#000000" fo:language="en" fo:country="GB" fo:font-style="normal" style:text-underline-style="none" fo:font-weight="normal" officeooo:rsid="00ba514c" style:font-name-asian="TimesNewRomanPSMT" style:font-style-asian="normal" style:font-weight-asian="normal" style:font-name-complex="Times New Roman" style:font-style-complex="normal" style:font-weight-complex="normal"/>
    </style:style>
    <style:style style:name="T135" style:family="text">
      <style:text-properties fo:color="#000000" fo:language="en" fo:country="GB" fo:font-style="normal" style:text-underline-style="none" fo:font-weight="normal" officeooo:rsid="0073e969" style:font-name-asian="TimesNewRomanPSMT" style:font-style-asian="normal" style:font-weight-asian="normal" style:font-name-complex="Times New Roman" style:font-style-complex="normal" style:font-weight-complex="normal"/>
    </style:style>
    <style:style style:name="T136" style:family="text">
      <style:text-properties fo:color="#000000" fo:language="en" fo:country="GB" fo:font-style="normal" style:text-underline-style="none" fo:font-weight="normal" officeooo:rsid="08dd5128" style:font-name-asian="TimesNewRomanPSMT" style:font-style-asian="normal" style:font-weight-asian="normal" style:font-name-complex="Times New Roman" style:font-style-complex="normal" style:font-weight-complex="normal"/>
    </style:style>
    <style:style style:name="T137" style:family="text">
      <style:text-properties fo:color="#000000" fo:language="en" fo:country="GB" fo:font-style="normal" style:text-underline-style="none" fo:font-weight="normal" officeooo:rsid="029302be" style:font-name-asian="TimesNewRomanPSMT" style:font-style-asian="normal" style:font-weight-asian="normal" style:font-name-complex="Times New Roman" style:font-style-complex="normal" style:font-weight-complex="normal"/>
    </style:style>
    <style:style style:name="T138" style:family="text">
      <style:text-properties fo:color="#000000" fo:language="en" fo:country="GB"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139" style:family="text">
      <style:text-properties fo:color="#000000" fo:language="en" fo:country="GB"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140" style:family="text">
      <style:text-properties fo:color="#000000" fo:letter-spacing="normal" fo:font-style="normal" officeooo:rsid="0c94a065" style:font-style-asian="normal" style:font-name-complex="Arial1" style:font-style-complex="normal" loext:padding="0in" loext:border="none"/>
    </style:style>
    <style:style style:name="T141" style:family="text">
      <style:text-properties fo:color="#000000" fo:letter-spacing="normal" fo:font-style="normal" officeooo:rsid="0fc55adb" style:font-style-asian="normal" style:font-name-complex="Arial1" style:font-style-complex="normal" loext:padding="0in" loext:border="none"/>
    </style:style>
    <style:style style:name="T142" style:family="text">
      <style:text-properties fo:color="#000000" fo:letter-spacing="normal" fo:font-style="normal" officeooo:rsid="0cf4831a" style:font-style-asian="normal" style:font-name-complex="Arial1" style:font-style-complex="normal" loext:padding="0in" loext:border="none"/>
    </style:style>
    <style:style style:name="T143" style:family="text">
      <style:text-properties fo:color="#000000" fo:letter-spacing="normal" fo:font-style="normal" officeooo:rsid="0fc3c5ec" style:font-style-asian="normal" style:font-name-complex="Arial1" style:font-style-complex="normal" loext:padding="0in" loext:border="none"/>
    </style:style>
    <style:style style:name="T144" style:family="text">
      <style:text-properties fo:color="#000000" fo:letter-spacing="normal" fo:font-style="normal" officeooo:rsid="04270982" style:font-style-asian="normal" style:font-name-complex="Arial1" style:font-style-complex="normal" loext:padding="0in" loext:border="none"/>
    </style:style>
    <style:style style:name="T145" style:family="text">
      <style:text-properties fo:color="#000000" fo:letter-spacing="normal" fo:font-style="normal" officeooo:rsid="0cf7106c" style:font-style-asian="normal" style:font-name-complex="Arial1" style:font-style-complex="normal" loext:padding="0in" loext:border="none"/>
    </style:style>
    <style:style style:name="T146" style:family="text">
      <style:text-properties fo:color="#000000" fo:letter-spacing="normal" fo:language="en" fo:country="GB" fo:font-style="normal" style:text-underline-style="none" fo:font-weight="normal" officeooo:rsid="0cfa7d00" style:font-style-asian="normal" style:font-weight-asian="normal" style:font-name-complex="Arial1" style:font-style-complex="normal" style:font-weight-complex="normal" loext:padding="0in" loext:border="none"/>
    </style:style>
    <style:style style:name="T147" style:family="text">
      <style:text-properties fo:color="#000000" fo:letter-spacing="normal" fo:language="en" fo:country="GB" fo:font-style="normal" style:text-underline-style="none" fo:font-weight="normal" officeooo:rsid="0cf4831a" style:font-style-asian="normal" style:font-weight-asian="normal" style:font-name-complex="Arial1" style:font-style-complex="normal" style:font-weight-complex="normal" loext:padding="0in" loext:border="none"/>
    </style:style>
    <style:style style:name="T148" style:family="text">
      <style:text-properties fo:color="#000000" style:text-underline-style="none" fo:font-weight="bold" officeooo:rsid="0099d3c9" style:font-weight-asian="bold" style:font-weight-complex="bold"/>
    </style:style>
    <style:style style:name="T149" style:family="text">
      <style:text-properties fo:color="#000000" style:text-underline-style="none" fo:font-weight="bold" officeooo:rsid="0092bc65" style:font-weight-asian="bold" style:font-weight-complex="bold"/>
    </style:style>
    <style:style style:name="T150" style:family="text">
      <style:text-properties fo:color="#000000" style:text-underline-style="none" fo:font-weight="bold" officeooo:rsid="066818f6" style:font-weight-asian="bold" style:font-weight-complex="bold"/>
    </style:style>
    <style:style style:name="T151" style:family="text">
      <style:text-properties fo:color="#000000" style:text-underline-style="none" fo:font-weight="bold" officeooo:rsid="06695675" style:font-weight-asian="bold" style:font-weight-complex="bold"/>
    </style:style>
    <style:style style:name="T152" style:family="text">
      <style:text-properties fo:color="#000000" style:text-underline-style="none" fo:font-weight="bold" officeooo:rsid="028614ff" style:font-weight-asian="bold" style:font-weight-complex="bold"/>
    </style:style>
    <style:style style:name="T153" style:family="text">
      <style:text-properties fo:color="#000000" style:text-underline-style="none" fo:font-weight="normal" officeooo:rsid="064e6afa" style:font-weight-asian="normal" style:font-weight-complex="normal"/>
    </style:style>
    <style:style style:name="T154" style:family="text">
      <style:text-properties fo:color="#000000" style:text-underline-style="none" fo:font-weight="normal" officeooo:rsid="066818f6" style:font-weight-asian="normal" style:font-weight-complex="normal"/>
    </style:style>
    <style:style style:name="T155" style:family="text">
      <style:text-properties fo:color="#000000" style:text-underline-style="none" fo:font-weight="normal" officeooo:rsid="06695675" style:font-weight-asian="normal" style:font-weight-complex="normal"/>
    </style:style>
    <style:style style:name="T156" style:family="text">
      <style:text-properties fo:color="#000000" style:text-underline-style="none" fo:font-weight="normal" officeooo:rsid="066b97ae" style:font-weight-asian="normal" style:font-weight-complex="normal"/>
    </style:style>
    <style:style style:name="T157" style:family="text">
      <style:text-properties fo:color="#000000" style:text-underline-style="none" fo:font-weight="normal" officeooo:rsid="055bcdca" style:font-weight-asian="normal" style:font-weight-complex="normal"/>
    </style:style>
    <style:style style:name="T158" style:family="text">
      <style:text-properties fo:color="#000000" style:text-underline-style="none" fo:font-weight="normal" officeooo:rsid="066f927c" style:font-weight-asian="normal" style:font-weight-complex="normal"/>
    </style:style>
    <style:style style:name="T159" style:family="text">
      <style:text-properties fo:color="#000000" style:text-underline-style="none" fo:font-weight="normal" officeooo:rsid="0670cf97" style:font-weight-asian="normal" style:font-weight-complex="normal"/>
    </style:style>
    <style:style style:name="T160" style:family="text">
      <style:text-properties fo:color="#000000" style:text-underline-style="none" fo:font-weight="normal" officeooo:rsid="0101b363" style:font-weight-asian="normal" style:font-weight-complex="normal"/>
    </style:style>
    <style:style style:name="T161" style:family="text">
      <style:text-properties fo:color="#000000" style:text-underline-style="none" fo:font-weight="normal" officeooo:rsid="0659a4bc" style:font-weight-asian="normal" style:font-weight-complex="normal"/>
    </style:style>
    <style:style style:name="T162" style:family="text">
      <style:text-properties fo:color="#000000" style:text-underline-style="none" fo:font-weight="normal" officeooo:rsid="0202cbb9" style:font-weight-asian="normal" style:font-weight-complex="normal"/>
    </style:style>
    <style:style style:name="T163" style:family="text">
      <style:text-properties fo:color="#000000" style:text-underline-style="none" fo:font-weight="normal" officeooo:rsid="02468a0c" style:font-weight-asian="normal" style:font-weight-complex="normal"/>
    </style:style>
    <style:style style:name="T164" style:family="text">
      <style:text-properties fo:color="#000000" style:text-underline-style="none" fo:font-weight="normal" officeooo:rsid="0733f21a" style:font-weight-asian="normal" style:font-weight-complex="normal"/>
    </style:style>
    <style:style style:name="T165" style:family="text">
      <style:text-properties fo:color="#000000" style:text-underline-style="none" fo:font-weight="normal" officeooo:rsid="0282ac0c" style:font-weight-asian="normal" style:font-weight-complex="normal"/>
    </style:style>
    <style:style style:name="T166" style:family="text">
      <style:text-properties fo:color="#000000" style:text-underline-style="none" fo:font-weight="normal" officeooo:rsid="07374fcd" style:font-weight-asian="normal" style:font-weight-complex="normal"/>
    </style:style>
    <style:style style:name="T167" style:family="text">
      <style:text-properties fo:color="#000000" style:text-underline-style="none" fo:font-weight="normal" officeooo:rsid="028614ff" style:font-weight-asian="normal" style:font-weight-complex="normal"/>
    </style:style>
    <style:style style:name="T168" style:family="text">
      <style:text-properties fo:color="#000000" style:text-underline-style="none" fo:font-weight="normal" officeooo:rsid="02a6c499" style:font-weight-asian="normal" style:font-weight-complex="normal"/>
    </style:style>
    <style:style style:name="T169" style:family="text">
      <style:text-properties fo:color="#000000" style:text-underline-style="none" fo:font-weight="normal" officeooo:rsid="02a7b72f" style:font-weight-asian="normal" style:font-weight-complex="normal"/>
    </style:style>
    <style:style style:name="T170" style:family="text">
      <style:text-properties fo:color="#000000" fo:letter-spacing="0.002in" fo:language="en" fo:country="GB" fo:font-style="normal" style:text-underline-style="none" fo:font-weight="normal" officeooo:rsid="0256b3cf" style:font-style-asian="normal" style:font-weight-asian="normal" style:font-name-complex="Times New Roman" style:font-style-complex="normal" style:font-weight-complex="normal"/>
    </style:style>
    <style:style style:name="T171" style:family="text">
      <style:text-properties fo:color="#000000" fo:letter-spacing="0.002in" fo:language="en" fo:country="GB" fo:font-style="normal" style:text-underline-style="none" fo:font-weight="normal" officeooo:rsid="11dcde58" style:font-style-asian="normal" style:font-weight-asian="normal" style:font-name-complex="Calibri" style:font-style-complex="italic" style:font-weight-complex="normal"/>
    </style:style>
    <style:style style:name="T172" style:family="text">
      <style:text-properties fo:color="#000000" fo:letter-spacing="0.002in" fo:language="en" fo:country="GB" fo:font-style="normal" style:text-underline-style="none" fo:font-weight="normal" officeooo:rsid="144f819c" style:font-style-asian="normal" style:font-weight-asian="normal" style:font-name-complex="Calibri" style:font-style-complex="italic" style:font-weight-complex="normal"/>
    </style:style>
    <style:style style:name="T173" style:family="text">
      <style:text-properties fo:color="#000000" fo:letter-spacing="0.002in" fo:language="en" fo:country="GB" fo:font-style="normal" style:text-underline-style="none" fo:font-weight="normal" officeooo:rsid="0169aa11" style:font-style-asian="normal" style:font-weight-asian="normal" style:font-name-complex="Calibri" style:font-style-complex="italic" style:font-weight-complex="normal"/>
    </style:style>
    <style:style style:name="T174" style:family="text">
      <style:text-properties fo:color="#000000" fo:font-style="normal" style:text-underline-style="none" fo:font-weight="normal" officeooo:rsid="066f927c" style:font-style-asian="normal" style:font-weight-asian="normal" style:font-style-complex="normal" style:font-weight-complex="normal"/>
    </style:style>
    <style:style style:name="T175" style:family="text">
      <style:text-properties fo:color="#000000" fo:font-style="normal" style:text-underline-style="none" fo:font-weight="normal" officeooo:rsid="066f9aba" style:font-style-asian="normal" style:font-weight-asian="normal" style:font-style-complex="normal" style:font-weight-complex="normal"/>
    </style:style>
    <style:style style:name="T176" style:family="text">
      <style:text-properties fo:color="#000000" fo:font-style="normal" style:text-underline-style="none" fo:font-weight="normal" officeooo:rsid="0101b363" style:font-style-asian="normal" style:font-weight-asian="normal" style:font-style-complex="normal" style:font-weight-complex="normal"/>
    </style:style>
    <style:style style:name="T177" style:family="text">
      <style:text-properties fo:color="#000000" fo:font-style="italic" style:text-underline-style="none" fo:font-weight="normal" officeooo:rsid="066f927c" style:font-style-asian="italic" style:font-weight-asian="normal" style:font-style-complex="italic" style:font-weight-complex="normal"/>
    </style:style>
    <style:style style:name="T178" style:family="text">
      <style:text-properties fo:color="#000000" style:font-name="Times New Roman" fo:font-size="11pt" fo:letter-spacing="0.002in" style:text-underline-style="none" style:font-size-asian="11pt" style:font-size-complex="11pt"/>
    </style:style>
    <style:style style:name="T179" style:family="text">
      <style:text-properties fo:color="#000000" style:font-name="Times New Roman" fo:font-size="11pt" fo:letter-spacing="0.002in" style:text-underline-style="none" officeooo:rsid="013774fc" style:font-size-asian="11pt" style:font-size-complex="11pt"/>
    </style:style>
    <style:style style:name="T180" style:family="text">
      <style:text-properties fo:color="#000000" style:font-name="Times New Roman" fo:font-size="11pt" style:text-underline-style="none" style:font-size-asian="11pt" style:font-size-complex="11pt"/>
    </style:style>
    <style:style style:name="T181" style:family="text">
      <style:text-properties fo:color="#000000" style:font-name="Times New Roman" fo:font-size="11pt" fo:language="en" fo:country="GB" fo:font-style="normal" style:text-underline-style="none" fo:font-weight="normal" officeooo:rsid="04c95c8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2" style:family="text">
      <style:text-properties fo:color="#000000" style:font-name="Times New Roman" fo:font-size="11pt" fo:language="en" fo:country="GB" fo:font-style="normal" style:text-underline-style="none" fo:font-weight="normal" officeooo:rsid="03636d97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3" style:family="text">
      <style:text-properties fo:color="#000000" style:font-name="Times New Roman" fo:font-size="11pt" fo:language="en" fo:country="GB" fo:font-style="normal" style:text-underline-style="none" fo:font-weight="normal" officeooo:rsid="02d0ade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4" style:family="text">
      <style:text-properties fo:color="#000000" style:font-name="Times New Roman" fo:font-size="11pt" fo:language="en" fo:country="GB" fo:font-style="normal" style:text-underline-style="none" fo:font-weight="normal" officeooo:rsid="0a89513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5" style:family="text">
      <style:text-properties fo:color="#000000" style:font-name="Times New Roman" fo:font-size="11pt" fo:language="en" fo:country="GB" fo:font-style="normal" style:text-underline-style="none" fo:font-weight="normal" officeooo:rsid="02d18bd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6" style:family="text">
      <style:text-properties fo:color="#000000" style:font-name="Times New Roman" fo:font-size="11pt" fo:language="en" fo:country="GB" fo:font-style="normal" style:text-underline-style="none" fo:font-weight="normal" officeooo:rsid="09fd8c73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7" style:family="text">
      <style:text-properties fo:color="#000000" style:font-name="Times New Roman" fo:font-size="11pt" fo:language="en" fo:country="GB" fo:font-style="normal" style:text-underline-style="none" fo:font-weight="normal" officeooo:rsid="0a8b8c3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8" style:family="text">
      <style:text-properties fo:color="#000000" style:font-name="Times New Roman" fo:font-size="11pt" fo:language="en" fo:country="GB" fo:font-style="normal" style:text-underline-style="none" fo:font-weight="normal" officeooo:rsid="02d2a81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9" style:family="text">
      <style:text-properties fo:color="#000000" style:font-name="Times New Roman" fo:font-size="11pt" fo:language="en" fo:country="GB" fo:font-style="normal" style:text-underline-style="none" fo:font-weight="normal" officeooo:rsid="04b4d161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0" style:family="text">
      <style:text-properties fo:color="#000000" style:font-name="Times New Roman" style:text-underline-style="none" fo:font-weight="normal" officeooo:rsid="064e6afa" style:font-weight-asian="normal" style:font-weight-complex="normal"/>
    </style:style>
    <style:style style:name="T191" style:family="text">
      <style:text-properties fo:color="#000000" style:font-name="Times New Roman" style:text-underline-style="none" fo:font-weight="normal" officeooo:rsid="14c173e7" style:font-weight-asian="normal" style:font-weight-complex="normal"/>
    </style:style>
    <style:style style:name="T192" style:family="text">
      <style:text-properties fo:color="#000000" style:font-name="Times New Roman" style:text-underline-style="none" fo:font-weight="normal" officeooo:rsid="06649db5" style:font-weight-asian="normal" style:font-weight-complex="normal"/>
    </style:style>
    <style:style style:name="T193" style:family="text">
      <style:text-properties fo:color="#000000" style:font-name="Times New Roman" style:text-underline-style="none" fo:font-weight="normal" officeooo:rsid="14a917ba" style:font-weight-asian="normal" style:font-weight-complex="normal"/>
    </style:style>
    <style:style style:name="T194" style:family="text">
      <style:text-properties fo:color="#000000" style:font-name="Times New Roman" style:text-underline-style="none" fo:font-weight="normal" officeooo:rsid="0667f78a" style:font-weight-asian="normal" style:font-weight-complex="normal"/>
    </style:style>
    <style:style style:name="T195" style:family="text">
      <style:text-properties fo:color="#000000" style:font-name="Times New Roman" style:text-underline-style="none" fo:font-weight="normal" officeooo:rsid="14a750a1" style:font-weight-asian="normal" style:font-weight-complex="normal"/>
    </style:style>
    <style:style style:name="T196" style:family="text">
      <style:text-properties fo:color="#000000" style:font-name="Times New Roman" style:text-underline-style="none" fo:font-weight="normal" officeooo:rsid="011d443e" style:font-weight-asian="normal" style:font-weight-complex="normal"/>
    </style:style>
    <style:style style:name="T197" style:family="text">
      <style:text-properties fo:color="#000000" style:font-name="Times New Roman" style:text-underline-style="none" fo:font-weight="normal" officeooo:rsid="00b68fd2" style:font-weight-asian="normal" style:font-weight-complex="normal"/>
    </style:style>
    <style:style style:name="T198" style:family="text">
      <style:text-properties fo:color="#000000" style:font-name="Times New Roman" style:text-underline-style="solid" style:text-underline-width="auto" style:text-underline-color="font-color" fo:font-weight="normal" officeooo:rsid="064e6afa" style:font-weight-asian="normal" style:font-weight-complex="normal"/>
    </style:style>
    <style:style style:name="T199" style:family="text">
      <style:text-properties fo:color="#000000" style:font-name="Times New Roman" style:text-underline-style="solid" style:text-underline-width="auto" style:text-underline-color="font-color" fo:font-weight="normal" officeooo:rsid="011d443e" style:font-weight-asian="normal" style:font-weight-complex="normal"/>
    </style:style>
    <style:style style:name="T200" style:family="text">
      <style:text-properties fo:color="#000000" style:font-name="Times New Roman" fo:language="en" fo:country="GB" style:text-underline-style="none" fo:font-weight="normal" officeooo:rsid="00b68fd2" style:font-weight-asian="normal" style:font-name-complex="Times New Roman" style:font-weight-complex="normal"/>
    </style:style>
    <style:style style:name="T201" style:family="text">
      <style:text-properties fo:color="#000000" style:font-name="Times New Roman" fo:language="en" fo:country="GB" style:text-underline-style="none" fo:font-weight="normal" officeooo:rsid="003e0793" style:font-weight-asian="normal" style:font-name-complex="Times New Roman" style:font-weight-complex="normal"/>
    </style:style>
    <style:style style:name="T202" style:family="text">
      <style:text-properties fo:color="#000000" style:font-name="Times New Roman" fo:language="en" fo:country="GB" style:text-underline-style="none" fo:font-weight="normal" officeooo:rsid="05d4aecf" style:font-weight-asian="normal" style:font-name-complex="Times New Roman" style:font-weight-complex="normal"/>
    </style:style>
    <style:style style:name="T203" style:family="text">
      <style:text-properties fo:color="#000000" style:font-name="Times New Roman" fo:language="en" fo:country="GB" style:text-underline-style="none" fo:font-weight="normal" officeooo:rsid="05d4f8c2" style:font-weight-asian="normal" style:font-name-complex="Times New Roman" style:font-weight-complex="normal"/>
    </style:style>
    <style:style style:name="T204" style:family="text">
      <style:text-properties fo:color="#000000" style:font-name="Times New Roman" fo:language="en" fo:country="GB" style:text-underline-style="none" fo:font-weight="normal" officeooo:rsid="01628ae2" style:font-weight-asian="normal" style:font-name-complex="Times New Roman" style:font-weight-complex="normal"/>
    </style:style>
    <style:style style:name="T205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5d69899" style:font-weight-asian="normal" style:font-name-complex="Times New Roman" style:font-weight-complex="normal"/>
    </style:style>
    <style:style style:name="T206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1d0aee6" style:font-weight-asian="normal" style:font-name-complex="Times New Roman" style:font-weight-complex="normal"/>
    </style:style>
    <style:style style:name="T207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0b68fd2" style:font-weight-asian="normal" style:font-name-complex="Times New Roman" style:font-weight-complex="normal"/>
    </style:style>
    <style:style style:name="T208" style:family="text">
      <style:text-properties fo:color="#000000" style:font-name="Times New Roman" fo:language="en" fo:country="GB" style:text-underline-style="solid" style:text-underline-width="auto" style:text-underline-color="font-color" fo:font-weight="normal" officeooo:rsid="003e0793" style:font-weight-asian="normal" style:font-name-complex="Times New Roman" style:font-weight-complex="normal"/>
    </style:style>
    <style:style style:name="T209" style:family="text">
      <style:text-properties fo:color="#000000" style:text-underline-style="solid" style:text-underline-width="auto" style:text-underline-color="font-color" fo:font-weight="normal" officeooo:rsid="055bcdca" style:font-weight-asian="normal" style:font-weight-complex="normal"/>
    </style:style>
    <style:style style:name="T210" style:family="text">
      <style:text-properties fo:color="#000000" style:text-underline-style="solid" style:text-underline-width="auto" style:text-underline-color="font-color" fo:font-weight="normal" officeooo:rsid="066f927c" style:font-weight-asian="normal" style:font-weight-complex="normal"/>
    </style:style>
    <style:style style:name="T211" style:family="text">
      <style:text-properties fo:color="#000000" style:text-underline-style="solid" style:text-underline-width="auto" style:text-underline-color="font-color" fo:font-weight="normal" officeooo:rsid="0733f21a" style:font-weight-asian="normal" style:font-weight-complex="normal"/>
    </style:style>
    <style:style style:name="T212" style:family="text">
      <style:text-properties fo:color="#000000" style:text-underline-style="solid" style:text-underline-width="auto" style:text-underline-color="font-color" fo:font-weight="normal" officeooo:rsid="06c8c177" style:font-weight-asian="normal" style:font-weight-complex="normal"/>
    </style:style>
    <style:style style:name="T213" style:family="text">
      <style:text-properties fo:color="#000000" style:text-underline-style="solid" style:text-underline-width="auto" style:text-underline-color="font-color" fo:font-weight="normal" officeooo:rsid="07374fcd" style:font-weight-asian="normal" style:font-weight-complex="normal"/>
    </style:style>
    <style:style style:name="T214" style:family="text">
      <style:text-properties fo:color="#000000" style:text-underline-style="solid" style:text-underline-width="auto" style:text-underline-color="font-color" fo:font-weight="normal" officeooo:rsid="028614ff" style:font-weight-asian="normal" style:font-weight-complex="normal"/>
    </style:style>
    <style:style style:name="T215" style:family="text">
      <style:text-properties fo:color="#000000" style:font-name="Times New Roman1" fo:font-size="11pt" fo:language="en" fo:country="GB" fo:font-style="normal" style:text-underline-style="none" fo:font-weight="normal" officeooo:rsid="097b0759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16" style:family="text">
      <style:text-properties fo:color="#000000" style:font-name="Times New Roman1" fo:font-size="11pt" fo:language="en" fo:country="GB" fo:font-style="normal" style:text-underline-style="none" fo:font-weight="normal" officeooo:rsid="0a639e6f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17" style:family="text">
      <style:text-properties fo:color="#000000" style:font-name="Times New Roman1" fo:font-size="11pt" fo:language="en" fo:country="GB" fo:font-style="normal" style:text-underline-style="none" fo:font-weight="normal" officeooo:rsid="0983bb85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18" style:family="text">
      <style:text-properties fo:color="#000000" style:font-name="Times New Roman1" fo:font-size="11pt" fo:language="en" fo:country="GB" fo:font-style="normal" style:text-underline-style="none" fo:font-weight="normal" officeooo:rsid="02d0adea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19" style:family="text">
      <style:text-properties fo:color="#000000" style:font-name="Times New Roman1" fo:font-size="11pt" fo:language="en" fo:country="GB" fo:font-style="normal" style:text-underline-style="none" fo:font-weight="normal" officeooo:rsid="0a674396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0" style:family="text">
      <style:text-properties officeooo:rsid="00260b39"/>
    </style:style>
    <style:style style:name="T221" style:family="text">
      <style:text-properties officeooo:rsid="00278b3f"/>
    </style:style>
    <style:style style:name="T222" style:family="text">
      <style:text-properties fo:font-weight="normal" style:font-weight-asian="normal" style:font-weight-complex="normal"/>
    </style:style>
    <style:style style:name="T223" style:family="text">
      <style:text-properties fo:font-weight="normal" officeooo:rsid="010209be" style:font-weight-asian="normal" style:font-weight-complex="normal"/>
    </style:style>
    <style:style style:name="T224" style:family="text">
      <style:text-properties fo:font-weight="normal" officeooo:rsid="00d7bb59" style:font-weight-asian="normal" style:font-weight-complex="normal"/>
    </style:style>
    <style:style style:name="T225" style:family="text">
      <style:text-properties fo:font-weight="normal" officeooo:rsid="03eda9d0" style:font-weight-asian="normal" style:font-weight-complex="normal"/>
    </style:style>
    <style:style style:name="T226" style:family="text">
      <style:text-properties fo:font-weight="normal" officeooo:rsid="0b5810ee" style:font-weight-asian="normal" style:font-weight-complex="normal"/>
    </style:style>
    <style:style style:name="T227" style:family="text">
      <style:text-properties fo:font-weight="normal" officeooo:rsid="003b7ae7" style:font-weight-asian="normal" style:font-weight-complex="normal"/>
    </style:style>
    <style:style style:name="T228" style:family="text">
      <style:text-properties fo:font-weight="normal" officeooo:rsid="0044cfad" style:font-weight-asian="normal" style:font-weight-complex="normal"/>
    </style:style>
    <style:style style:name="T229" style:family="text">
      <style:text-properties fo:font-weight="normal" officeooo:rsid="0490641d" style:font-weight-asian="normal" style:font-weight-complex="normal"/>
    </style:style>
    <style:style style:name="T230" style:family="text">
      <style:text-properties fo:font-weight="normal" officeooo:rsid="0059834d" style:font-weight-asian="normal" style:font-weight-complex="normal"/>
    </style:style>
    <style:style style:name="T231" style:family="text">
      <style:text-properties fo:font-weight="normal" officeooo:rsid="00e7f6a6" style:font-weight-asian="normal" style:font-weight-complex="normal"/>
    </style:style>
    <style:style style:name="T232" style:family="text">
      <style:text-properties fo:font-weight="normal" officeooo:rsid="037a38a8" style:font-weight-asian="normal" style:font-weight-complex="normal"/>
    </style:style>
    <style:style style:name="T233" style:family="text">
      <style:text-properties fo:font-weight="normal" officeooo:rsid="00d93405" style:font-weight-asian="normal" style:font-weight-complex="normal"/>
    </style:style>
    <style:style style:name="T234" style:family="text">
      <style:text-properties fo:font-weight="normal" officeooo:rsid="0079834f" style:font-weight-asian="normal" style:font-weight-complex="normal"/>
    </style:style>
    <style:style style:name="T235" style:family="text">
      <style:text-properties fo:font-weight="normal" officeooo:rsid="018c5509" style:font-weight-asian="normal" style:font-weight-complex="normal"/>
    </style:style>
    <style:style style:name="T236" style:family="text">
      <style:text-properties fo:font-weight="normal" officeooo:rsid="00a5ca46" style:font-weight-asian="normal" style:font-weight-complex="normal"/>
    </style:style>
    <style:style style:name="T237" style:family="text">
      <style:text-properties fo:font-weight="normal" officeooo:rsid="00a61d61" style:font-weight-asian="normal" style:font-weight-complex="normal"/>
    </style:style>
    <style:style style:name="T238" style:family="text">
      <style:text-properties fo:font-weight="normal" officeooo:rsid="00ac3973" style:font-weight-asian="normal" style:font-weight-complex="normal"/>
    </style:style>
    <style:style style:name="T239" style:family="text">
      <style:text-properties fo:font-weight="normal" officeooo:rsid="00ef5dac" style:font-weight-asian="normal" style:font-weight-complex="normal"/>
    </style:style>
    <style:style style:name="T240" style:family="text">
      <style:text-properties fo:font-weight="normal" officeooo:rsid="010aef95" style:font-weight-asian="normal" style:font-weight-complex="normal"/>
    </style:style>
    <style:style style:name="T241" style:family="text">
      <style:text-properties fo:font-weight="normal" officeooo:rsid="08b8c274" style:font-weight-asian="normal" style:font-weight-complex="normal"/>
    </style:style>
    <style:style style:name="T242" style:family="text">
      <style:text-properties fo:font-weight="normal" officeooo:rsid="00b8c2bc" style:font-weight-asian="normal" style:font-weight-complex="normal"/>
    </style:style>
    <style:style style:name="T243" style:family="text">
      <style:text-properties fo:font-weight="normal" officeooo:rsid="017095fc" style:font-weight-asian="normal" style:font-weight-complex="normal"/>
    </style:style>
    <style:style style:name="T244" style:family="text">
      <style:text-properties fo:font-weight="normal" officeooo:rsid="00905cc3" style:font-weight-asian="normal" style:font-weight-complex="normal"/>
    </style:style>
    <style:style style:name="T245" style:family="text">
      <style:text-properties fo:font-weight="normal" officeooo:rsid="01769b1a" style:font-weight-asian="normal" style:font-weight-complex="normal"/>
    </style:style>
    <style:style style:name="T246" style:family="text">
      <style:text-properties fo:font-weight="normal" officeooo:rsid="01bca8ae" style:font-weight-asian="normal" style:font-weight-complex="normal"/>
    </style:style>
    <style:style style:name="T247" style:family="text">
      <style:text-properties fo:font-weight="normal" officeooo:rsid="0715c502" style:font-weight-asian="normal" style:font-weight-complex="normal"/>
    </style:style>
    <style:style style:name="T248" style:family="text">
      <style:text-properties fo:font-weight="normal" officeooo:rsid="05c4ac6d" style:font-weight-asian="normal" style:font-weight-complex="normal"/>
    </style:style>
    <style:style style:name="T249" style:family="text">
      <style:text-properties fo:font-weight="normal" officeooo:rsid="0714935e" style:font-weight-asian="normal" style:font-weight-complex="normal"/>
    </style:style>
    <style:style style:name="T250" style:family="text">
      <style:text-properties fo:font-weight="normal" officeooo:rsid="0231bd75" style:font-weight-asian="normal" style:font-weight-complex="normal"/>
    </style:style>
    <style:style style:name="T251" style:family="text">
      <style:text-properties fo:font-weight="normal" officeooo:rsid="0232254f" style:font-weight-asian="normal" style:font-weight-complex="normal"/>
    </style:style>
    <style:style style:name="T252" style:family="text">
      <style:text-properties fo:font-weight="normal" officeooo:rsid="02397f7b" style:font-weight-asian="normal" style:font-weight-complex="normal"/>
    </style:style>
    <style:style style:name="T253" style:family="text">
      <style:text-properties fo:font-weight="normal" officeooo:rsid="018354a5" style:font-weight-asian="normal" style:font-weight-complex="normal"/>
    </style:style>
    <style:style style:name="T254" style:family="text">
      <style:text-properties fo:font-weight="normal" officeooo:rsid="030545a8" style:font-weight-asian="normal" style:font-weight-complex="normal"/>
    </style:style>
    <style:style style:name="T255" style:family="text">
      <style:text-properties fo:font-weight="normal" officeooo:rsid="02c92d0d" style:font-weight-asian="normal" style:font-weight-complex="normal"/>
    </style:style>
    <style:style style:name="T256" style:family="text">
      <style:text-properties fo:font-weight="normal" officeooo:rsid="03becd6d" style:font-weight-asian="normal" style:font-weight-complex="normal"/>
    </style:style>
    <style:style style:name="T257" style:family="text">
      <style:text-properties fo:font-weight="normal" officeooo:rsid="01cda42d" style:font-weight-asian="normal" style:font-weight-complex="normal"/>
    </style:style>
    <style:style style:name="T258" style:family="text">
      <style:text-properties fo:font-weight="normal" officeooo:rsid="041bf7a6" style:font-weight-asian="normal" style:font-weight-complex="normal"/>
    </style:style>
    <style:style style:name="T259" style:family="text">
      <style:text-properties fo:font-weight="normal" officeooo:rsid="02649e06" style:font-weight-asian="normal" style:font-weight-complex="normal"/>
    </style:style>
    <style:style style:name="T260" style:family="text">
      <style:text-properties fo:font-weight="normal" officeooo:rsid="0280887c" style:font-weight-asian="normal" style:font-weight-complex="normal"/>
    </style:style>
    <style:style style:name="T261" style:family="text">
      <style:text-properties fo:font-weight="normal" officeooo:rsid="072d42b0" style:font-weight-asian="normal" style:font-weight-complex="normal"/>
    </style:style>
    <style:style style:name="T262" style:family="text">
      <style:text-properties fo:font-weight="normal" officeooo:rsid="02877236" style:font-weight-asian="normal" style:font-weight-complex="normal"/>
    </style:style>
    <style:style style:name="T263" style:family="text">
      <style:text-properties fo:font-weight="normal" officeooo:rsid="0291c34c" style:font-weight-asian="normal" style:font-weight-complex="normal"/>
    </style:style>
    <style:style style:name="T264" style:family="text">
      <style:text-properties fo:font-weight="normal" style:font-weight-asian="normal" style:font-name-complex="Arial1" style:font-weight-complex="normal"/>
    </style:style>
    <style:style style:name="T265" style:family="text">
      <style:text-properties fo:font-weight="normal" officeooo:rsid="02b55a09" style:font-weight-asian="normal" style:font-name-complex="Arial1" style:font-weight-complex="normal"/>
    </style:style>
    <style:style style:name="T266" style:family="text">
      <style:text-properties fo:font-weight="normal" officeooo:rsid="012dc727" style:font-name-asian="TimesNewRomanPSMT" style:font-weight-asian="normal" style:font-name-complex="TimesNewRomanPSMT" style:font-weight-complex="normal"/>
    </style:style>
    <style:style style:name="T267" style:family="text">
      <style:text-properties fo:font-weight="normal" officeooo:rsid="03fa374b" style:font-name-asian="TimesNewRomanPSMT" style:font-weight-asian="normal" style:font-name-complex="TimesNewRomanPSMT" style:font-weight-complex="normal"/>
    </style:style>
    <style:style style:name="T268" style:family="text">
      <style:text-properties fo:font-weight="normal" officeooo:rsid="003ad407" style:font-name-asian="TimesNewRomanPSMT" style:font-weight-asian="normal" style:font-name-complex="TimesNewRomanPSMT" style:font-weight-complex="normal"/>
    </style:style>
    <style:style style:name="T269" style:family="text">
      <style:text-properties fo:font-weight="normal" officeooo:rsid="003aee15" style:font-name-asian="TimesNewRomanPSMT" style:font-weight-asian="normal" style:font-name-complex="TimesNewRomanPSMT" style:font-weight-complex="normal"/>
    </style:style>
    <style:style style:name="T270" style:family="text">
      <style:text-properties fo:font-weight="normal" officeooo:rsid="017095fc" style:font-name-asian="TimesNewRomanPSMT" style:font-weight-asian="normal" style:font-name-complex="TimesNewRomanPSMT" style:font-weight-complex="normal"/>
    </style:style>
    <style:style style:name="T271" style:family="text">
      <style:text-properties fo:font-weight="normal" officeooo:rsid="00e871a1" style:font-name-asian="TimesNewRomanPSMT" style:font-weight-asian="normal" style:font-name-complex="TimesNewRomanPSMT" style:font-weight-complex="normal"/>
    </style:style>
    <style:style style:name="T272" style:family="text">
      <style:text-properties fo:font-weight="normal" officeooo:rsid="012299d5" style:font-name-asian="TimesNewRomanPSMT" style:font-weight-asian="normal" style:font-name-complex="TimesNewRomanPSMT" style:font-weight-complex="normal"/>
    </style:style>
    <style:style style:name="T273" style:family="text">
      <style:text-properties fo:font-weight="normal" officeooo:rsid="01ae23ff" style:font-name-asian="TimesNewRomanPSMT" style:font-weight-asian="normal" style:font-name-complex="TimesNewRomanPSMT" style:font-weight-complex="normal"/>
    </style:style>
    <style:style style:name="T274" style:family="text">
      <style:text-properties fo:font-weight="normal" officeooo:rsid="0099d3c9" style:font-name-asian="TimesNewRomanPSMT" style:font-weight-asian="normal" style:font-name-complex="TimesNewRomanPSMT" style:font-weight-complex="normal"/>
    </style:style>
    <style:style style:name="T275" style:family="text">
      <style:text-properties fo:font-weight="normal" officeooo:rsid="0123f17f" style:font-name-asian="TimesNewRomanPSMT" style:font-weight-asian="normal" style:font-name-complex="TimesNewRomanPSMT" style:font-weight-complex="normal"/>
    </style:style>
    <style:style style:name="T276" style:family="text">
      <style:text-properties fo:font-weight="normal" officeooo:rsid="012fbf70" style:font-name-asian="TimesNewRomanPSMT" style:font-weight-asian="normal" style:font-name-complex="TimesNewRomanPSMT" style:font-weight-complex="normal"/>
    </style:style>
    <style:style style:name="T277" style:family="text">
      <style:text-properties fo:font-weight="normal" officeooo:rsid="016097a1" style:font-name-asian="TimesNewRomanPSMT" style:font-weight-asian="normal" style:font-name-complex="TimesNewRomanPSMT" style:font-weight-complex="normal"/>
    </style:style>
    <style:style style:name="T278" style:family="text">
      <style:text-properties fo:font-weight="normal" officeooo:rsid="02a0fe1a" style:font-name-asian="TimesNewRomanPSMT" style:font-weight-asian="normal" style:font-name-complex="TimesNewRomanPSMT" style:font-weight-complex="normal"/>
    </style:style>
    <style:style style:name="T279" style:family="text">
      <style:text-properties fo:font-style="normal" fo:font-weight="normal" officeooo:rsid="0042ccb6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b545c79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3ab0637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0d5fe7e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11e2088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befb38c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0d2bb5b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06fe672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643b770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66103c1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623adda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8f8990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6263172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08e4845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e99c51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13d192b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b525dee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682ceb8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179eb5d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17bbddf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1be482f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2310325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28b939c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28c8a7b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fddd37e" style:font-style-asian="normal" style:font-weight-asian="normal" style:font-name-complex="Arial1" style:font-style-complex="normal" style:font-weight-complex="normal"/>
    </style:style>
    <style:style style:name="T307" style:family="text">
      <style:text-properties fo:font-style="normal" fo:font-weight="normal" officeooo:rsid="0d1a0aee" style:font-style-asian="normal" style:font-weight-asian="normal" style:font-name-complex="Arial1" style:font-style-complex="normal" style:font-weight-complex="normal"/>
    </style:style>
    <style:style style:name="T308" style:family="text">
      <style:text-properties fo:font-style="normal" fo:font-weight="normal" officeooo:rsid="0d21dd69" style:font-style-asian="normal" style:font-weight-asian="normal" style:font-name-complex="Arial1" style:font-style-complex="normal" style:font-weight-complex="normal"/>
    </style:style>
    <style:style style:name="T309" style:family="text">
      <style:text-properties fo:font-style="normal" fo:font-weight="normal" officeooo:rsid="0cd7546c" style:font-style-asian="normal" style:font-weight-asian="normal" style:font-name-complex="Arial1" style:font-style-complex="normal" style:font-weight-complex="normal"/>
    </style:style>
    <style:style style:name="T310" style:family="text">
      <style:text-properties fo:font-style="normal" fo:font-weight="normal" officeooo:rsid="11d966bf" style:font-style-asian="normal" style:font-weight-asian="normal" style:font-name-complex="Arial1" style:font-style-complex="normal" style:font-weight-complex="normal"/>
    </style:style>
    <style:style style:name="T311" style:family="text">
      <style:text-properties fo:font-style="normal" fo:font-weight="normal" officeooo:rsid="058896b2" style:font-style-asian="normal" style:font-weight-asian="normal" style:font-name-complex="Arial1" style:font-style-complex="normal" style:font-weight-complex="normal"/>
    </style:style>
    <style:style style:name="T312" style:family="text">
      <style:text-properties fo:font-style="normal" fo:font-weight="normal" officeooo:rsid="04006a84" style:font-style-asian="normal" style:font-weight-asian="normal" style:font-name-complex="Arial1" style:font-style-complex="normal" style:font-weight-complex="normal"/>
    </style:style>
    <style:style style:name="T313" style:family="text">
      <style:text-properties fo:font-style="normal" fo:font-weight="normal" officeooo:rsid="040269d9" style:font-style-asian="normal" style:font-weight-asian="normal" style:font-name-complex="Arial1" style:font-style-complex="normal" style:font-weight-complex="normal"/>
    </style:style>
    <style:style style:name="T314" style:family="text">
      <style:text-properties fo:font-style="normal" fo:font-weight="normal" officeooo:rsid="0038b7fa" style:font-style-asian="normal" style:font-weight-asian="normal" style:font-name-complex="Arial1" style:font-style-complex="normal" style:font-weight-complex="normal"/>
    </style:style>
    <style:style style:name="T315" style:family="text">
      <style:text-properties fo:font-style="normal" fo:font-weight="normal" officeooo:rsid="00acedb2" style:font-style-asian="normal" style:font-weight-asian="normal" style:font-name-complex="Arial1" style:font-style-complex="normal" style:font-weight-complex="normal"/>
    </style:style>
    <style:style style:name="T316" style:family="text">
      <style:text-properties fo:font-style="normal" fo:font-weight="normal" officeooo:rsid="00c9a104" style:font-style-asian="normal" style:font-weight-asian="normal" style:font-name-complex="Arial1" style:font-style-complex="normal" style:font-weight-complex="normal"/>
    </style:style>
    <style:style style:name="T317" style:family="text">
      <style:text-properties fo:font-style="normal" fo:font-weight="normal" officeooo:rsid="00c1ff76" style:font-style-asian="normal" style:font-weight-asian="normal" style:font-name-complex="Arial1" style:font-style-complex="normal" style:font-weight-complex="normal"/>
    </style:style>
    <style:style style:name="T318" style:family="text">
      <style:text-properties fo:font-style="normal" fo:font-weight="normal" officeooo:rsid="0b7522ba" style:font-style-asian="normal" style:font-weight-asian="normal" style:font-name-complex="Arial1" style:font-style-complex="normal" style:font-weight-complex="normal"/>
    </style:style>
    <style:style style:name="T319" style:family="text">
      <style:text-properties fo:font-style="normal" officeooo:rsid="0cd7546c" style:font-style-asian="normal" style:font-name-complex="Arial1" style:font-style-complex="normal"/>
    </style:style>
    <style:style style:name="T320" style:family="text">
      <style:text-properties fo:font-style="normal" officeooo:rsid="08702bdf" style:font-style-asian="normal" style:font-name-complex="Arial1" style:font-style-complex="normal"/>
    </style:style>
    <style:style style:name="T321" style:family="text">
      <style:text-properties fo:font-style="normal" officeooo:rsid="0fe47423" style:font-style-asian="normal" style:font-name-complex="Arial1" style:font-style-complex="normal"/>
    </style:style>
    <style:style style:name="T322" style:family="text">
      <style:text-properties fo:font-style="normal" officeooo:rsid="1010b53d" style:font-style-asian="normal" style:font-name-complex="Arial1" style:font-style-complex="normal"/>
    </style:style>
    <style:style style:name="T323" style:family="text">
      <style:text-properties fo:font-style="normal" officeooo:rsid="128c503e" style:font-style-asian="normal" style:font-name-complex="Arial1" style:font-style-complex="normal"/>
    </style:style>
    <style:style style:name="T324" style:family="text">
      <style:text-properties fo:font-style="normal" officeooo:rsid="0cd9334f" style:font-style-asian="normal" style:font-name-complex="Arial1" style:font-style-complex="normal"/>
    </style:style>
    <style:style style:name="T325" style:family="text">
      <style:text-properties fo:font-style="normal" officeooo:rsid="0fddd37e" style:font-style-asian="normal" style:font-name-complex="Arial1" style:font-style-complex="normal"/>
    </style:style>
    <style:style style:name="T326" style:family="text">
      <style:text-properties fo:font-style="normal" officeooo:rsid="128b204d" style:font-style-asian="normal" style:font-name-complex="Arial1" style:font-style-complex="normal"/>
    </style:style>
    <style:style style:name="T327" style:family="text">
      <style:text-properties fo:font-style="normal" officeooo:rsid="11dc23c7" style:font-style-asian="normal" style:font-name-complex="Arial1" style:font-style-complex="normal"/>
    </style:style>
    <style:style style:name="T328" style:family="text">
      <style:text-properties fo:font-style="normal" officeooo:rsid="11d966bf" style:font-style-asian="normal" style:font-name-complex="Arial1" style:font-style-complex="normal"/>
    </style:style>
    <style:style style:name="T329" style:family="text">
      <style:text-properties fo:font-style="normal" officeooo:rsid="12950b11" style:font-style-asian="normal" style:font-name-complex="Arial1" style:font-style-complex="normal"/>
    </style:style>
    <style:style style:name="T330" style:family="text">
      <style:text-properties fo:font-style="normal" officeooo:rsid="11da47bf" style:font-style-asian="normal" style:font-name-complex="Arial1" style:font-style-complex="normal"/>
    </style:style>
    <style:style style:name="T331" style:family="text">
      <style:text-properties fo:font-style="normal" officeooo:rsid="00a74e94" style:font-style-asian="normal" style:font-name-complex="Arial1" style:font-style-complex="normal"/>
    </style:style>
    <style:style style:name="T332" style:family="text">
      <style:text-properties fo:font-style="normal" officeooo:rsid="0b7522ba" style:font-style-asian="normal" style:font-name-complex="Arial1" style:font-style-complex="normal"/>
    </style:style>
    <style:style style:name="T333" style:family="text">
      <style:text-properties fo:font-style="normal" officeooo:rsid="0b6d3f4e" style:font-style-asian="normal" style:font-name-complex="Arial1" style:font-style-complex="normal"/>
    </style:style>
    <style:style style:name="T334" style:family="text">
      <style:text-properties fo:font-style="normal" officeooo:rsid="07d79de5" style:font-style-asian="normal" style:font-name-complex="Arial1" style:font-style-complex="normal"/>
    </style:style>
    <style:style style:name="T335" style:family="text">
      <style:text-properties fo:font-style="normal" officeooo:rsid="0c5b85db" style:font-style-asian="normal" style:font-name-complex="Arial1" style:font-style-complex="normal"/>
    </style:style>
    <style:style style:name="T336" style:family="text">
      <style:text-properties fo:font-style="normal" officeooo:rsid="07d7ef83" style:font-style-asian="normal" style:font-name-complex="Arial1" style:font-style-complex="normal"/>
    </style:style>
    <style:style style:name="T337" style:family="text">
      <style:text-properties fo:font-style="normal" officeooo:rsid="00b5cbb8" style:font-style-asian="normal" style:font-name-complex="Arial1" style:font-style-complex="normal"/>
    </style:style>
    <style:style style:name="T338" style:family="text">
      <style:text-properties fo:font-style="normal" officeooo:rsid="00b4b293" style:font-style-asian="normal" style:font-name-complex="Arial1" style:font-style-complex="normal"/>
    </style:style>
    <style:style style:name="T339" style:family="text">
      <style:text-properties fo:font-style="normal" officeooo:rsid="0139dc55" style:font-style-asian="normal" style:font-name-complex="Arial1" style:font-style-complex="normal"/>
    </style:style>
    <style:style style:name="T340" style:family="text">
      <style:text-properties fo:font-style="normal" officeooo:rsid="015a536a" style:font-style-asian="normal" style:font-name-complex="Arial1" style:font-style-complex="normal"/>
    </style:style>
    <style:style style:name="T341" style:family="text">
      <style:text-properties fo:font-style="normal" officeooo:rsid="01fadbbc" style:font-style-asian="normal" style:font-name-complex="Arial1" style:font-style-complex="normal"/>
    </style:style>
    <style:style style:name="T342" style:family="text">
      <style:text-properties fo:font-style="normal" officeooo:rsid="02707e46" style:font-style-asian="normal" style:font-name-complex="Arial1" style:font-style-complex="normal"/>
    </style:style>
    <style:style style:name="T343" style:family="text">
      <style:text-properties fo:font-style="normal" officeooo:rsid="02b7b979" style:font-style-asian="normal" style:font-name-complex="Arial1" style:font-style-complex="normal"/>
    </style:style>
    <style:style style:name="T344" style:family="text">
      <style:text-properties fo:font-style="normal" style:font-style-asian="normal" style:font-style-complex="normal"/>
    </style:style>
    <style:style style:name="T345" style:family="text">
      <style:text-properties fo:font-style="normal" officeooo:rsid="0b7a04f4" style:font-style-asian="normal" style:font-style-complex="normal"/>
    </style:style>
    <style:style style:name="T346" style:family="text">
      <style:text-properties fo:font-style="normal" officeooo:rsid="0127c868" style:font-style-asian="normal" style:font-style-complex="normal"/>
    </style:style>
    <style:style style:name="T347" style:family="text">
      <style:text-properties fo:font-style="normal" officeooo:rsid="014c8744" style:font-style-asian="normal" style:font-style-complex="normal"/>
    </style:style>
    <style:style style:name="T348" style:family="text">
      <style:text-properties fo:font-style="normal" officeooo:rsid="09514304" style:font-style-asian="normal" style:font-style-complex="normal"/>
    </style:style>
    <style:style style:name="T349" style:family="text">
      <style:text-properties fo:font-style="normal" officeooo:rsid="014c9a05" style:font-style-asian="normal" style:font-style-complex="normal"/>
    </style:style>
    <style:style style:name="T350" style:family="text">
      <style:text-properties fo:font-style="normal" officeooo:rsid="00d93405" style:font-style-asian="normal" style:font-style-complex="normal"/>
    </style:style>
    <style:style style:name="T351" style:family="text">
      <style:text-properties fo:font-style="normal" officeooo:rsid="028c8a7b" style:font-style-asian="normal" style:font-style-complex="normal"/>
    </style:style>
    <style:style style:name="T352" style:family="text">
      <style:text-properties fo:font-style="normal" style:text-underline-style="none" fo:font-weight="normal" officeooo:rsid="0042ccb6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none" fo:font-weight="normal" officeooo:rsid="04bde5d1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none" fo:font-weight="normal" officeooo:rsid="0b7a0843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5cd7173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fo:font-weight="normal" officeooo:rsid="0219b6fb" style:font-style-asian="normal" style:font-weight-asian="normal" style:font-style-complex="normal" style:font-weight-complex="normal"/>
    </style:style>
    <style:style style:name="T357" style:family="text">
      <style:text-properties fo:font-style="normal" style:text-underline-style="none" fo:font-weight="normal" officeooo:rsid="010fb42e" style:font-style-asian="normal" style:font-weight-asian="normal" style:font-style-complex="normal" style:font-weight-complex="normal"/>
    </style:style>
    <style:style style:name="T358" style:family="text">
      <style:text-properties fo:font-style="normal" style:text-underline-style="none" fo:font-weight="normal" officeooo:rsid="013d192b" style:font-style-asian="normal" style:font-weight-asian="normal" style:font-style-complex="normal" style:font-weight-complex="normal"/>
    </style:style>
    <style:style style:name="T359" style:family="text">
      <style:text-properties fo:font-style="normal" style:text-underline-style="none" fo:font-weight="normal" officeooo:rsid="0115c60a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101762f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1588e0d4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14a289cb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14a4569f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17635588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142e58a4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11d966bf" style:font-style-asian="normal" style:font-weight-asian="normal" style:font-name-complex="Arial1" style:font-style-complex="normal" style:font-weight-complex="normal"/>
    </style:style>
    <style:style style:name="T369" style:family="text">
      <style:text-properties fo:font-style="normal" style:text-underline-style="none" fo:font-weight="normal" officeooo:rsid="04006a84" style:font-style-asian="normal" style:font-weight-asian="normal" style:font-name-complex="Arial1" style:font-style-complex="normal" style:font-weight-complex="normal"/>
    </style:style>
    <style:style style:name="T370" style:family="text">
      <style:text-properties fo:font-style="normal" style:text-underline-style="none" fo:font-weight="normal" officeooo:rsid="0b29f073" style:font-style-asian="normal" style:font-weight-asian="normal" style:font-name-complex="Calibri" style:font-style-complex="normal" style:font-weight-complex="normal"/>
    </style:style>
    <style:style style:name="T371" style:family="text">
      <style:text-properties fo:font-style="normal" style:text-underline-style="none" fo:font-weight="normal" officeooo:rsid="14f79a6c" style:font-style-asian="normal" style:font-weight-asian="normal" style:font-name-complex="Calibri" style:font-style-complex="normal" style:font-weight-complex="normal"/>
    </style:style>
    <style:style style:name="T372" style:family="text">
      <style:text-properties fo:font-style="normal" style:text-underline-style="none" fo:font-weight="normal" officeooo:rsid="0eac002d" style:font-style-asian="normal" style:font-weight-asian="normal" style:font-name-complex="Calibri" style:font-style-complex="normal" style:font-weight-complex="normal"/>
    </style:style>
    <style:style style:name="T373" style:family="text">
      <style:text-properties fo:font-style="normal" style:text-underline-style="none" fo:font-weight="normal" officeooo:rsid="0bc89041" style:font-style-asian="normal" style:font-weight-asian="normal" style:font-name-complex="Calibri" style:font-style-complex="normal" style:font-weight-complex="normal"/>
    </style:style>
    <style:style style:name="T374" style:family="text">
      <style:text-properties fo:font-style="normal" style:text-underline-style="none" fo:font-weight="normal" officeooo:rsid="11f324f3" style:font-style-asian="normal" style:font-weight-asian="normal" style:font-name-complex="Calibri" style:font-style-complex="normal" style:font-weight-complex="normal"/>
    </style:style>
    <style:style style:name="T375" style:family="text">
      <style:text-properties fo:font-style="normal" style:text-underline-style="none" fo:font-weight="normal" officeooo:rsid="01a20223" style:font-style-asian="normal" style:font-weight-asian="normal" style:font-name-complex="Calibri" style:font-style-complex="normal" style:font-weight-complex="normal"/>
    </style:style>
    <style:style style:name="T376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377" style:family="text">
      <style:text-properties fo:font-style="normal" style:text-underline-style="none" fo:font-weight="normal" officeooo:rsid="06ad29a3" style:font-name-asian="TimesNewRomanPSMT" style:font-style-asian="normal" style:font-weight-asian="normal" style:font-name-complex="TimesNewRomanPSMT" style:font-style-complex="normal" style:font-weight-complex="normal"/>
    </style:style>
    <style:style style:name="T378" style:family="text">
      <style:text-properties fo:font-style="normal" style:text-underline-style="none" fo:font-weight="normal" officeooo:rsid="0d9d026c" style:font-name-asian="TimesNewRomanPSMT" style:font-style-asian="normal" style:font-weight-asian="normal" style:font-name-complex="TimesNewRomanPSMT" style:font-style-complex="normal" style:font-weight-complex="normal"/>
    </style:style>
    <style:style style:name="T379" style:family="text">
      <style:text-properties fo:font-style="normal" style:text-underline-style="none" fo:font-weight="normal" officeooo:rsid="028b3fe2" style:font-name-asian="TimesNewRomanPSMT" style:font-style-asian="normal" style:font-weight-asian="normal" style:font-name-complex="TimesNewRomanPSMT" style:font-style-complex="normal" style:font-weight-complex="normal"/>
    </style:style>
    <style:style style:name="T380" style:family="text">
      <style:text-properties fo:font-style="normal" style:text-underline-style="none" fo:font-weight="normal" officeooo:rsid="037b47d8" style:font-name-asian="TimesNewRomanPSMT" style:font-style-asian="normal" style:font-weight-asian="normal" style:font-name-complex="TimesNewRomanPSMT" style:font-style-complex="normal" style:font-weight-complex="normal"/>
    </style:style>
    <style:style style:name="T381" style:family="text">
      <style:text-properties fo:font-style="normal" style:text-underline-style="none" fo:font-weight="normal" officeooo:rsid="0ff7b90d" style:font-name-asian="TimesNewRomanPSMT" style:font-style-asian="normal" style:font-weight-asian="normal" style:font-name-complex="TimesNewRomanPSMT" style:font-style-complex="normal" style:font-weight-complex="normal"/>
    </style:style>
    <style:style style:name="T382" style:family="text">
      <style:text-properties fo:font-style="normal" style:text-underline-style="none" fo:font-weight="normal" officeooo:rsid="0ff94333" style:font-name-asian="TimesNewRomanPSMT" style:font-style-asian="normal" style:font-weight-asian="normal" style:font-name-complex="TimesNewRomanPSMT" style:font-style-complex="normal" style:font-weight-complex="normal"/>
    </style:style>
    <style:style style:name="T383" style:family="text">
      <style:text-properties fo:font-style="normal" style:text-underline-style="none" fo:font-weight="normal" officeooo:rsid="0ff6edfd" style:font-name-asian="TimesNewRomanPSMT" style:font-style-asian="normal" style:font-weight-asian="normal" style:font-name-complex="TimesNewRomanPSMT" style:font-style-complex="normal" style:font-weight-complex="normal"/>
    </style:style>
    <style:style style:name="T384" style:family="text">
      <style:text-properties fo:font-style="normal" style:text-underline-style="none" fo:font-weight="normal" officeooo:rsid="12d1d725" style:font-name-asian="TimesNewRomanPSMT" style:font-style-asian="normal" style:font-weight-asian="normal" style:font-name-complex="TimesNewRomanPSMT" style:font-style-complex="normal" style:font-weight-complex="normal"/>
    </style:style>
    <style:style style:name="T385" style:family="text">
      <style:text-properties fo:font-style="normal" style:text-underline-style="none" fo:font-weight="normal" officeooo:rsid="0329c230" style:font-name-asian="TimesNewRomanPSMT" style:font-style-asian="normal" style:font-weight-asian="normal" style:font-name-complex="TimesNewRomanPSMT" style:font-style-complex="normal" style:font-weight-complex="normal"/>
    </style:style>
    <style:style style:name="T386" style:family="text">
      <style:text-properties fo:font-style="normal" style:text-underline-style="none" fo:font-weight="normal" officeooo:rsid="0241707e" style:font-name-asian="TimesNewRomanPSMT" style:font-style-asian="normal" style:font-weight-asian="normal" style:font-name-complex="TimesNewRomanPSMT" style:font-style-complex="normal" style:font-weight-complex="normal"/>
    </style:style>
    <style:style style:name="T387" style:family="text">
      <style:text-properties fo:font-style="normal" style:text-underline-style="none" fo:font-weight="normal" officeooo:rsid="03235f1d" style:font-name-asian="TimesNewRomanPSMT" style:font-style-asian="normal" style:font-weight-asian="normal" style:font-name-complex="TimesNewRomanPSMT" style:font-style-complex="normal" style:font-weight-complex="normal"/>
    </style:style>
    <style:style style:name="T388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389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390" style:family="text">
      <style:text-properties fo:font-style="normal" style:text-underline-style="none" fo:font-weight="normal" officeooo:rsid="08f97e6f" style:font-name-asian="TimesNewRomanPSMT" style:font-style-asian="normal" style:font-weight-asian="normal" style:font-name-complex="TimesNewRomanPSMT" style:font-style-complex="normal" style:font-weight-complex="normal"/>
    </style:style>
    <style:style style:name="T391" style:family="text">
      <style:text-properties fo:font-style="normal" style:text-underline-style="none" fo:font-weight="normal" officeooo:rsid="0b3c3df5" style:font-name-asian="TimesNewRomanPSMT" style:font-style-asian="normal" style:font-weight-asian="normal" style:font-name-complex="TimesNewRomanPSMT" style:font-style-complex="normal" style:font-weight-complex="normal"/>
    </style:style>
    <style:style style:name="T392" style:family="text">
      <style:text-properties fo:font-style="normal" style:text-underline-style="none" fo:font-weight="normal" officeooo:rsid="094e5800" style:font-name-asian="TimesNewRomanPSMT" style:font-style-asian="normal" style:font-weight-asian="normal" style:font-name-complex="TimesNewRomanPSMT" style:font-style-complex="normal" style:font-weight-complex="normal"/>
    </style:style>
    <style:style style:name="T393" style:family="text">
      <style:text-properties fo:font-style="normal" style:text-underline-style="none" fo:font-weight="normal" officeooo:rsid="0c785783" style:font-name-asian="TimesNewRomanPSMT" style:font-style-asian="normal" style:font-weight-asian="normal" style:font-name-complex="TimesNewRomanPSMT" style:font-style-complex="normal" style:font-weight-complex="normal"/>
    </style:style>
    <style:style style:name="T394" style:family="text">
      <style:text-properties fo:font-style="normal" style:text-underline-style="none" fo:font-weight="normal" officeooo:rsid="00a48b26" style:font-name-asian="TimesNewRomanPSMT" style:font-style-asian="normal" style:font-weight-asian="normal" style:font-name-complex="TimesNewRomanPSMT" style:font-style-complex="normal" style:font-weight-complex="normal"/>
    </style:style>
    <style:style style:name="T395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396" style:family="text">
      <style:text-properties fo:font-style="normal" style:text-underline-style="none" fo:font-weight="normal" officeooo:rsid="024ebc55" style:font-name-asian="TimesNewRomanPSMT" style:font-style-asian="normal" style:font-weight-asian="normal" style:font-name-complex="TimesNewRomanPSMT" style:font-style-complex="normal" style:font-weight-complex="normal"/>
    </style:style>
    <style:style style:name="T397" style:family="text">
      <style:text-properties fo:font-style="normal" style:text-underline-style="none" fo:font-weight="normal" officeooo:rsid="0298f726" style:font-name-asian="TimesNewRomanPSMT" style:font-style-asian="normal" style:font-weight-asian="normal" style:font-name-complex="TimesNewRomanPSMT" style:font-style-complex="normal" style:font-weight-complex="normal"/>
    </style:style>
    <style:style style:name="T398" style:family="text">
      <style:text-properties fo:font-style="normal" style:text-underline-style="none" fo:font-weight="normal" officeooo:rsid="087bc4c3" fo:background-color="#ffffff" loext:char-shading-value="0" style:font-style-asian="normal" style:font-weight-asian="normal" style:font-style-complex="normal" style:font-weight-complex="normal"/>
    </style:style>
    <style:style style:name="T399" style:family="text">
      <style:text-properties fo:font-style="normal" style:text-underline-style="none" fo:font-weight="normal" officeooo:rsid="022ecb3f" fo:background-color="#ffffff" loext:char-shading-value="0" style:font-style-asian="normal" style:font-weight-asian="normal" style:font-style-complex="normal" style:font-weight-complex="normal"/>
    </style:style>
    <style:style style:name="T400" style:family="text">
      <style:text-properties fo:font-style="normal" style:text-underline-style="none" fo:font-weight="normal" officeooo:rsid="02b09095" fo:background-color="#ffffff" loext:char-shading-value="0" style:font-style-asian="normal" style:font-weight-asian="normal" style:font-style-complex="normal" style:font-weight-complex="normal"/>
    </style:style>
    <style:style style:name="T401" style:family="text">
      <style:text-properties fo:font-style="normal" style:text-underline-style="none" fo:font-weight="normal" officeooo:rsid="0892549e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02" style:family="text">
      <style:text-properties fo:font-style="normal" style:text-underline-style="none" fo:font-weight="normal" officeooo:rsid="02b09095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03" style:family="text">
      <style:text-properties fo:font-style="normal" style:text-underline-style="none" fo:font-weight="normal" officeooo:rsid="02b3e5ea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04" style:family="text">
      <style:text-properties fo:font-style="normal" style:text-underline-style="none" fo:font-weight="normal" officeooo:rsid="02b55a0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05" style:family="text">
      <style:text-properties fo:font-style="normal" style:text-underline-style="none" fo:font-weight="normal" officeooo:rsid="02b749c8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06" style:family="text">
      <style:text-properties fo:font-style="normal" style:text-underline-style="none" officeooo:rsid="0a03a467" style:font-style-asian="normal" style:font-style-complex="normal"/>
    </style:style>
    <style:style style:name="T407" style:family="text">
      <style:text-properties fo:font-style="normal" style:text-underline-style="none" officeooo:rsid="06a8597d" style:font-style-asian="normal" style:font-style-complex="normal"/>
    </style:style>
    <style:style style:name="T408" style:family="text">
      <style:text-properties fo:font-style="normal" style:text-underline-style="none" officeooo:rsid="08b9f8ac" style:font-style-asian="normal" style:font-style-complex="normal"/>
    </style:style>
    <style:style style:name="T409" style:family="text">
      <style:text-properties fo:font-style="normal" style:text-underline-style="none" officeooo:rsid="0577c42f" style:font-style-asian="normal" style:font-style-complex="normal"/>
    </style:style>
    <style:style style:name="T410" style:family="text">
      <style:text-properties fo:font-style="normal" style:text-underline-style="none" officeooo:rsid="074f3d44" style:font-style-asian="normal" style:font-style-complex="normal"/>
    </style:style>
    <style:style style:name="T411" style:family="text">
      <style:text-properties fo:font-style="normal" style:text-underline-style="none" officeooo:rsid="025070e8" style:font-style-asian="normal" style:font-style-complex="normal"/>
    </style:style>
    <style:style style:name="T412" style:family="text">
      <style:text-properties fo:font-style="normal" style:text-underline-style="none" officeooo:rsid="11d966bf" style:font-style-asian="normal" style:font-name-complex="Arial1" style:font-style-complex="normal"/>
    </style:style>
    <style:style style:name="T413" style:family="text">
      <style:text-properties fo:font-style="normal" style:text-underline-style="none" fo:font-weight="bold" officeooo:rsid="0b29f073" style:font-style-asian="normal" style:font-weight-asian="bold" style:font-name-complex="Calibri" style:font-style-complex="normal" style:font-weight-complex="bold"/>
    </style:style>
    <style:style style:name="T414" style:family="text">
      <style:text-properties fo:font-style="normal" style:font-name-asian="TimesNewRomanPSMT" style:font-style-asian="normal" style:font-name-complex="TimesNewRomanPSMT" style:font-style-complex="normal"/>
    </style:style>
    <style:style style:name="T415" style:family="text">
      <style:text-properties fo:font-style="normal" officeooo:rsid="0c0ab61c" style:font-name-asian="TimesNewRomanPSMT" style:font-style-asian="normal" style:font-name-complex="TimesNewRomanPSMT" style:font-style-complex="normal"/>
    </style:style>
    <style:style style:name="T416" style:family="text">
      <style:text-properties fo:font-style="normal" officeooo:rsid="0166b599" style:font-name-asian="TimesNewRomanPSMT" style:font-style-asian="normal" style:font-name-complex="TimesNewRomanPSMT" style:font-style-complex="normal"/>
    </style:style>
    <style:style style:name="T417" style:family="text">
      <style:text-properties fo:font-style="normal" officeooo:rsid="00a34d3c" style:font-name-asian="TimesNewRomanPSMT" style:font-style-asian="normal" style:font-name-complex="TimesNewRomanPSMT" style:font-style-complex="normal"/>
    </style:style>
    <style:style style:name="T418" style:family="text">
      <style:text-properties fo:font-style="normal" officeooo:rsid="01df7f85" style:font-name-asian="TimesNewRomanPSMT" style:font-style-asian="normal" style:font-name-complex="TimesNewRomanPSMT" style:font-style-complex="normal"/>
    </style:style>
    <style:style style:name="T419" style:family="text">
      <style:text-properties fo:font-style="normal" officeooo:rsid="024ebc55" style:font-name-asian="TimesNewRomanPSMT" style:font-style-asian="normal" style:font-name-complex="TimesNewRomanPSMT" style:font-style-complex="normal"/>
    </style:style>
    <style:style style:name="T420" style:family="text">
      <style:text-properties fo:font-style="normal" fo:font-weight="bold" officeooo:rsid="11d966bf" style:font-style-asian="normal" style:font-weight-asian="bold" style:font-name-complex="Arial1" style:font-style-complex="normal" style:font-weight-complex="bold"/>
    </style:style>
    <style:style style:name="T421" style:family="text">
      <style:text-properties fo:font-style="normal" style:text-underline-style="solid" style:text-underline-width="auto" style:text-underline-color="font-color" fo:font-weight="normal" officeooo:rsid="11d966bf" style:font-style-asian="normal" style:font-weight-asian="normal" style:font-name-complex="Arial1" style:font-style-complex="normal" style:font-weight-complex="normal"/>
    </style:style>
    <style:style style:name="T422" style:family="text">
      <style:text-properties fo:font-style="normal" style:text-underline-style="solid" style:text-underline-width="auto" style:text-underline-color="font-color" officeooo:rsid="11dc23c7" style:font-style-asian="normal" style:font-name-complex="Arial1" style:font-style-complex="normal"/>
    </style:style>
    <style:style style:name="T423" style:family="text">
      <style:text-properties fo:font-style="normal" style:text-underline-style="solid" style:text-underline-width="auto" style:text-underline-color="font-color" officeooo:rsid="00499cde" style:font-style-asian="normal" style:font-name-complex="Arial1" style:font-style-complex="normal"/>
    </style:style>
    <style:style style:name="T424" style:family="text">
      <style:text-properties fo:font-style="normal" style:text-underline-style="solid" style:text-underline-width="auto" style:text-underline-color="font-color" officeooo:rsid="11d966bf" style:font-style-asian="normal" style:font-name-complex="Arial1" style:font-style-complex="normal"/>
    </style:style>
    <style:style style:name="T425" style:family="text">
      <style:text-properties fo:font-style="normal" style:text-underline-style="solid" style:text-underline-width="auto" style:text-underline-color="font-color" officeooo:rsid="128fc29c" style:font-style-asian="normal" style:font-name-complex="Arial1" style:font-style-complex="normal"/>
    </style:style>
    <style:style style:name="T426" style:family="text">
      <style:text-properties fo:font-style="normal" style:text-underline-style="solid" style:text-underline-width="auto" style:text-underline-color="font-color" officeooo:rsid="019f91dd" style:font-style-asian="normal" style:font-name-complex="Arial1" style:font-style-complex="normal"/>
    </style:style>
    <style:style style:name="T427" style:family="text">
      <style:text-properties fo:font-style="normal" style:text-underline-style="solid" style:text-underline-width="auto" style:text-underline-color="font-color" officeooo:rsid="026e3bf4" style:font-style-asian="normal" style:font-name-complex="Arial1" style:font-style-complex="normal"/>
    </style:style>
    <style:style style:name="T428" style:family="text">
      <style:text-properties fo:font-style="normal" style:text-underline-style="solid" style:text-underline-width="auto" style:text-underline-color="font-color" officeooo:rsid="02b7b979" style:font-style-asian="normal" style:font-name-complex="Arial1" style:font-style-complex="normal"/>
    </style:style>
    <style:style style:name="T429" style:family="text">
      <style:text-properties officeooo:rsid="0110b95f"/>
    </style:style>
    <style:style style:name="T430" style:family="text">
      <style:text-properties officeooo:rsid="0b7b413a"/>
    </style:style>
    <style:style style:name="T431" style:family="text">
      <style:text-properties officeooo:rsid="0b573f7c"/>
    </style:style>
    <style:style style:name="T432" style:family="text">
      <style:text-properties officeooo:rsid="00d7bb59"/>
    </style:style>
    <style:style style:name="T433" style:family="text">
      <style:text-properties fo:letter-spacing="normal" fo:font-style="normal" officeooo:rsid="034ab96d" style:font-style-asian="normal" style:font-style-complex="normal" loext:padding="0in" loext:border="none"/>
    </style:style>
    <style:style style:name="T434" style:family="text">
      <style:text-properties fo:letter-spacing="normal" fo:font-style="normal" officeooo:rsid="0ca47f35" style:font-style-asian="normal" style:font-style-complex="normal" loext:padding="0in" loext:border="none"/>
    </style:style>
    <style:style style:name="T435" style:family="text">
      <style:text-properties fo:letter-spacing="normal" fo:font-style="normal" officeooo:rsid="00de645b" style:font-style-asian="normal" style:font-style-complex="normal" loext:padding="0in" loext:border="none"/>
    </style:style>
    <style:style style:name="T436" style:family="text">
      <style:text-properties fo:letter-spacing="normal" fo:font-style="normal" officeooo:rsid="10e27327" style:font-style-asian="normal" style:font-style-complex="normal" loext:padding="0in" loext:border="none"/>
    </style:style>
    <style:style style:name="T437" style:family="text">
      <style:text-properties fo:letter-spacing="normal" fo:font-style="normal" officeooo:rsid="01dba34f" style:font-style-asian="normal" style:font-style-complex="normal" loext:padding="0in" loext:border="none"/>
    </style:style>
    <style:style style:name="T438" style:family="text">
      <style:text-properties fo:letter-spacing="normal" fo:font-style="normal" officeooo:rsid="01e0cfe4" style:font-style-asian="normal" style:font-style-complex="normal" loext:padding="0in" loext:border="none"/>
    </style:style>
    <style:style style:name="T439" style:family="text">
      <style:text-properties fo:letter-spacing="normal" fo:font-style="normal" officeooo:rsid="024dcd0b" style:font-style-asian="normal" style:font-style-complex="normal" loext:padding="0in" loext:border="none"/>
    </style:style>
    <style:style style:name="T440" style:family="text">
      <style:text-properties fo:letter-spacing="normal" fo:language="en" fo:country="GB" fo:font-style="normal" style:text-underline-style="none" fo:font-weight="normal" officeooo:rsid="034ab96d" style:font-style-asian="normal" style:font-weight-asian="normal" style:font-name-complex="Arial1" style:font-style-complex="normal" style:font-weight-complex="normal" loext:padding="0in" loext:border="none"/>
    </style:style>
    <style:style style:name="T441" style:family="text">
      <style:text-properties fo:letter-spacing="normal" fo:language="en" fo:country="GB" fo:font-style="normal" style:text-underline-style="none" fo:font-weight="normal" officeooo:rsid="0cfa7d00" style:font-style-asian="normal" style:font-weight-asian="normal" style:font-name-complex="Arial1" style:font-style-complex="normal" style:font-weight-complex="normal" loext:padding="0in" loext:border="none"/>
    </style:style>
    <style:style style:name="T442" style:family="text">
      <style:text-properties officeooo:rsid="00380153"/>
    </style:style>
    <style:style style:name="T443" style:family="text">
      <style:text-properties officeooo:rsid="00391b97"/>
    </style:style>
    <style:style style:name="T444" style:family="text">
      <style:text-properties style:text-underline-style="none"/>
    </style:style>
    <style:style style:name="T445" style:family="text">
      <style:text-properties style:text-underline-style="none" fo:font-weight="normal" style:font-weight-asian="normal" style:font-weight-complex="normal"/>
    </style:style>
    <style:style style:name="T446" style:family="text">
      <style:text-properties style:text-underline-style="none" fo:font-weight="normal" officeooo:rsid="05c4ac6d" style:font-weight-asian="normal" style:font-weight-complex="normal"/>
    </style:style>
    <style:style style:name="T447" style:family="text">
      <style:text-properties style:text-underline-style="none" fo:font-weight="normal" officeooo:rsid="05c74056" style:font-weight-asian="normal" style:font-weight-complex="normal"/>
    </style:style>
    <style:style style:name="T448" style:family="text">
      <style:text-properties style:text-underline-style="none" fo:font-weight="normal" officeooo:rsid="05c675ec" style:font-weight-asian="normal" style:font-weight-complex="normal"/>
    </style:style>
    <style:style style:name="T449" style:family="text">
      <style:text-properties style:text-underline-style="none" fo:font-weight="normal" officeooo:rsid="05dd599a" style:font-weight-asian="normal" style:font-weight-complex="normal"/>
    </style:style>
    <style:style style:name="T450" style:family="text">
      <style:text-properties style:text-underline-style="none" fo:font-weight="normal" officeooo:rsid="00e15022" style:font-weight-asian="normal" style:font-weight-complex="normal"/>
    </style:style>
    <style:style style:name="T451" style:family="text">
      <style:text-properties style:text-underline-style="none" fo:font-weight="normal" officeooo:rsid="002519e5" style:font-weight-asian="normal" style:font-weight-complex="normal"/>
    </style:style>
    <style:style style:name="T452" style:family="text">
      <style:text-properties style:text-underline-style="none" fo:font-weight="normal" officeooo:rsid="067f9936" style:font-weight-asian="normal" style:font-weight-complex="normal"/>
    </style:style>
    <style:style style:name="T453" style:family="text">
      <style:text-properties style:text-underline-style="none" fo:font-weight="normal" officeooo:rsid="0406004a" style:font-weight-asian="normal" style:font-weight-complex="normal"/>
    </style:style>
    <style:style style:name="T454" style:family="text">
      <style:text-properties style:text-underline-style="none" fo:font-weight="normal" officeooo:rsid="04108a53" style:font-weight-asian="normal" style:font-weight-complex="normal"/>
    </style:style>
    <style:style style:name="T455" style:family="text">
      <style:text-properties style:text-underline-style="none" fo:font-weight="normal" officeooo:rsid="0e0e0ca7" style:font-weight-asian="normal" style:font-weight-complex="normal"/>
    </style:style>
    <style:style style:name="T456" style:family="text">
      <style:text-properties style:text-underline-style="none" fo:font-weight="normal" officeooo:rsid="070144fc" style:font-weight-asian="normal" style:font-weight-complex="normal"/>
    </style:style>
    <style:style style:name="T457" style:family="text">
      <style:text-properties style:text-underline-style="none" fo:font-weight="normal" officeooo:rsid="06a3703f" style:font-weight-asian="normal" style:font-weight-complex="normal"/>
    </style:style>
    <style:style style:name="T458" style:family="text">
      <style:text-properties style:text-underline-style="none" fo:font-weight="normal" officeooo:rsid="06add1e4" style:font-weight-asian="normal" style:font-weight-complex="normal"/>
    </style:style>
    <style:style style:name="T459" style:family="text">
      <style:text-properties style:text-underline-style="none" fo:font-weight="normal" officeooo:rsid="069a463a" style:font-weight-asian="normal" style:font-weight-complex="normal"/>
    </style:style>
    <style:style style:name="T460" style:family="text">
      <style:text-properties style:text-underline-style="none" fo:font-weight="normal" officeooo:rsid="0a008aac" style:font-weight-asian="normal" style:font-weight-complex="normal"/>
    </style:style>
    <style:style style:name="T461" style:family="text">
      <style:text-properties style:text-underline-style="none" fo:font-weight="normal" officeooo:rsid="0850567a" style:font-weight-asian="normal" style:font-weight-complex="normal"/>
    </style:style>
    <style:style style:name="T462" style:family="text">
      <style:text-properties style:text-underline-style="none" fo:font-weight="normal" officeooo:rsid="084c1035" style:font-weight-asian="normal" style:font-weight-complex="normal"/>
    </style:style>
    <style:style style:name="T463" style:family="text">
      <style:text-properties style:text-underline-style="none" fo:font-weight="normal" officeooo:rsid="0a01bf1b" style:font-weight-asian="normal" style:font-weight-complex="normal"/>
    </style:style>
    <style:style style:name="T464" style:family="text">
      <style:text-properties style:text-underline-style="none" fo:font-weight="normal" officeooo:rsid="07c21354" style:font-weight-asian="normal" style:font-weight-complex="normal"/>
    </style:style>
    <style:style style:name="T465" style:family="text">
      <style:text-properties style:text-underline-style="none" fo:font-weight="normal" officeooo:rsid="0a0708ec" style:font-weight-asian="normal" style:font-weight-complex="normal"/>
    </style:style>
    <style:style style:name="T466" style:family="text">
      <style:text-properties style:text-underline-style="none" fo:font-weight="normal" officeooo:rsid="0a07c087" style:font-weight-asian="normal" style:font-weight-complex="normal"/>
    </style:style>
    <style:style style:name="T467" style:family="text">
      <style:text-properties style:text-underline-style="none" fo:font-weight="normal" officeooo:rsid="0406819f" style:font-weight-asian="normal" style:font-weight-complex="normal"/>
    </style:style>
    <style:style style:name="T468" style:family="text">
      <style:text-properties style:text-underline-style="none" fo:font-weight="normal" officeooo:rsid="08b94969" style:font-weight-asian="normal" style:font-weight-complex="normal"/>
    </style:style>
    <style:style style:name="T469" style:family="text">
      <style:text-properties style:text-underline-style="none" fo:font-weight="normal" officeooo:rsid="08a23978" style:font-weight-asian="normal" style:font-weight-complex="normal"/>
    </style:style>
    <style:style style:name="T470" style:family="text">
      <style:text-properties style:text-underline-style="none" fo:font-weight="normal" officeooo:rsid="06bc7c5f" style:font-weight-asian="normal" style:font-weight-complex="normal"/>
    </style:style>
    <style:style style:name="T471" style:family="text">
      <style:text-properties style:text-underline-style="none" fo:font-weight="normal" officeooo:rsid="068aaaf9" style:font-weight-asian="normal" style:font-weight-complex="normal"/>
    </style:style>
    <style:style style:name="T472" style:family="text">
      <style:text-properties style:text-underline-style="none" fo:font-weight="normal" officeooo:rsid="00a71900" style:font-weight-asian="normal" style:font-weight-complex="normal"/>
    </style:style>
    <style:style style:name="T473" style:family="text">
      <style:text-properties style:text-underline-style="none" fo:font-weight="normal" officeooo:rsid="014de3f6" style:font-weight-asian="normal" style:font-weight-complex="normal"/>
    </style:style>
    <style:style style:name="T474" style:family="text">
      <style:text-properties style:text-underline-style="none" fo:font-weight="normal" officeooo:rsid="01783e65" style:font-weight-asian="normal" style:font-weight-complex="normal"/>
    </style:style>
    <style:style style:name="T475" style:family="text">
      <style:text-properties style:text-underline-style="none" fo:font-weight="normal" officeooo:rsid="0231bd75" style:font-weight-asian="normal" style:font-weight-complex="normal"/>
    </style:style>
    <style:style style:name="T476" style:family="text">
      <style:text-properties style:text-underline-style="none" fo:font-weight="normal" officeooo:rsid="0164c162" style:font-weight-asian="normal" style:font-weight-complex="normal"/>
    </style:style>
    <style:style style:name="T477" style:family="text">
      <style:text-properties style:text-underline-style="none" fo:font-weight="normal" officeooo:rsid="01fd3e75" style:font-weight-asian="normal" style:font-weight-complex="normal"/>
    </style:style>
    <style:style style:name="T478" style:family="text">
      <style:text-properties style:text-underline-style="none" fo:font-weight="normal" officeooo:rsid="025152ee" style:font-weight-asian="normal" style:font-weight-complex="normal"/>
    </style:style>
    <style:style style:name="T479" style:family="text">
      <style:text-properties style:text-underline-style="none" fo:font-weight="normal" officeooo:rsid="00ef5dac" style:font-weight-asian="normal" style:font-weight-complex="normal"/>
    </style:style>
    <style:style style:name="T480" style:family="text">
      <style:text-properties style:text-underline-style="none" fo:font-weight="normal" officeooo:rsid="02577e94" style:font-weight-asian="normal" style:font-weight-complex="normal"/>
    </style:style>
    <style:style style:name="T481" style:family="text">
      <style:text-properties style:text-underline-style="none" fo:font-weight="normal" officeooo:rsid="06dadc0a" style:font-weight-asian="normal" style:font-weight-complex="normal"/>
    </style:style>
    <style:style style:name="T482" style:family="text">
      <style:text-properties style:text-underline-style="none" fo:font-weight="normal" officeooo:rsid="0165a9ee" style:font-weight-asian="normal" style:font-weight-complex="normal"/>
    </style:style>
    <style:style style:name="T483" style:family="text">
      <style:text-properties style:text-underline-style="none" fo:font-weight="normal" officeooo:rsid="01818bca" style:font-weight-asian="normal" style:font-weight-complex="normal"/>
    </style:style>
    <style:style style:name="T484" style:family="text">
      <style:text-properties style:text-underline-style="none" fo:font-weight="normal" officeooo:rsid="0168f1c1" style:font-weight-asian="normal" style:font-weight-complex="normal"/>
    </style:style>
    <style:style style:name="T485" style:family="text">
      <style:text-properties style:text-underline-style="none" fo:font-weight="normal" officeooo:rsid="017ffa4f" style:font-weight-asian="normal" style:font-weight-complex="normal"/>
    </style:style>
    <style:style style:name="T486" style:family="text">
      <style:text-properties style:text-underline-style="none" fo:font-weight="normal" officeooo:rsid="01cd2611" style:font-weight-asian="normal" style:font-weight-complex="normal"/>
    </style:style>
    <style:style style:name="T487" style:family="text">
      <style:text-properties style:text-underline-style="none" fo:font-weight="normal" officeooo:rsid="023af887" style:font-weight-asian="normal" style:font-weight-complex="normal"/>
    </style:style>
    <style:style style:name="T488" style:family="text">
      <style:text-properties style:text-underline-style="none" fo:font-weight="normal" officeooo:rsid="0275f7f6" style:font-weight-asian="normal" style:font-weight-complex="normal"/>
    </style:style>
    <style:style style:name="T489" style:family="text">
      <style:text-properties style:text-underline-style="none" fo:font-weight="normal" officeooo:rsid="029ae6a3" style:font-weight-asian="normal" style:font-weight-complex="normal"/>
    </style:style>
    <style:style style:name="T490" style:family="text">
      <style:text-properties style:text-underline-style="none" fo:font-weight="normal" officeooo:rsid="02a5049e" style:font-weight-asian="normal" style:font-weight-complex="normal"/>
    </style:style>
    <style:style style:name="T491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492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493" style:family="text">
      <style:text-properties style:text-underline-style="none" fo:font-weight="normal" officeooo:rsid="016c2ed9" style:font-name-asian="TimesNewRomanPSMT" style:font-weight-asian="normal" style:font-name-complex="TimesNewRomanPSMT" style:font-weight-complex="normal"/>
    </style:style>
    <style:style style:name="T494" style:family="text">
      <style:text-properties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495" style:family="text">
      <style:text-properties style:text-underline-style="none" fo:font-weight="normal" officeooo:rsid="0166b599" style:font-name-asian="TimesNewRomanPSMT" style:font-weight-asian="normal" style:font-name-complex="TimesNewRomanPSMT" style:font-weight-complex="normal"/>
    </style:style>
    <style:style style:name="T496" style:family="text">
      <style:text-properties style:text-underline-style="none" fo:font-weight="normal" officeooo:rsid="024db95f" style:font-name-asian="TimesNewRomanPSMT" style:font-weight-asian="normal" style:font-name-complex="TimesNewRomanPSMT" style:font-weight-complex="normal"/>
    </style:style>
    <style:style style:name="T497" style:family="text">
      <style:text-properties style:text-underline-style="none" fo:font-weight="normal" officeooo:rsid="071d9baa" style:font-name-asian="TimesNewRomanPSMT" style:font-weight-asian="normal" style:font-name-complex="TimesNewRomanPSMT" style:font-weight-complex="normal"/>
    </style:style>
    <style:style style:name="T498" style:family="text">
      <style:text-properties style:text-underline-style="none" fo:font-weight="normal" officeooo:rsid="071d2b43" style:font-name-asian="TimesNewRomanPSMT" style:font-weight-asian="normal" style:font-name-complex="TimesNewRomanPSMT" style:font-weight-complex="normal"/>
    </style:style>
    <style:style style:name="T499" style:family="text">
      <style:text-properties style:text-underline-style="none" fo:font-weight="normal" officeooo:rsid="0280887c" style:font-name-asian="TimesNewRomanPSMT" style:font-weight-asian="normal" style:font-name-complex="TimesNewRomanPSMT" style:font-weight-complex="normal"/>
    </style:style>
    <style:style style:name="T500" style:family="text">
      <style:text-properties style:text-underline-style="none" fo:font-weight="normal" officeooo:rsid="025b18e7" style:font-name-asian="TimesNewRomanPSMT" style:font-weight-asian="normal" style:font-name-complex="TimesNewRomanPSMT" style:font-weight-complex="normal"/>
    </style:style>
    <style:style style:name="T501" style:family="text">
      <style:text-properties style:text-underline-style="none" fo:font-weight="normal" officeooo:rsid="025c691f" style:font-name-asian="TimesNewRomanPSMT" style:font-weight-asian="normal" style:font-name-complex="TimesNewRomanPSMT" style:font-weight-complex="normal"/>
    </style:style>
    <style:style style:name="T502" style:family="text">
      <style:text-properties style:text-underline-style="none" fo:font-weight="normal" officeooo:rsid="025aae24" style:font-name-asian="TimesNewRomanPSMT" style:font-weight-asian="normal" style:font-name-complex="TimesNewRomanPSMT" style:font-weight-complex="normal"/>
    </style:style>
    <style:style style:name="T503" style:family="text">
      <style:text-properties style:text-underline-style="none" fo:font-weight="normal" officeooo:rsid="02d6f9a2" style:font-name-asian="TimesNewRomanPSMT" style:font-weight-asian="normal" style:font-name-complex="TimesNewRomanPSMT" style:font-weight-complex="normal"/>
    </style:style>
    <style:style style:name="T504" style:family="text">
      <style:text-properties style:text-underline-style="none" officeooo:rsid="042b9603"/>
    </style:style>
    <style:style style:name="T505" style:family="text">
      <style:text-properties style:text-underline-style="none" officeooo:rsid="041ac83a"/>
    </style:style>
    <style:style style:name="T506" style:family="text">
      <style:text-properties style:text-underline-style="none" officeooo:rsid="0577c42f"/>
    </style:style>
    <style:style style:name="T507" style:family="text">
      <style:text-properties style:text-underline-style="none" officeooo:rsid="0fd59118" style:font-name-complex="Arial1"/>
    </style:style>
    <style:style style:name="T508" style:family="text">
      <style:text-properties style:text-underline-style="none" officeooo:rsid="1262499f" style:font-name-complex="Arial1"/>
    </style:style>
    <style:style style:name="T509" style:family="text">
      <style:text-properties style:text-underline-style="none" officeooo:rsid="0fcadcbe" style:font-name-complex="Arial1"/>
    </style:style>
    <style:style style:name="T510" style:family="text">
      <style:text-properties style:text-underline-style="none" officeooo:rsid="0cf0bf36" style:font-name-complex="Arial1"/>
    </style:style>
    <style:style style:name="T511" style:family="text">
      <style:text-properties style:text-underline-style="none" officeooo:rsid="13d0b9ad" style:font-name-complex="Arial1"/>
    </style:style>
    <style:style style:name="T512" style:family="text">
      <style:text-properties style:text-underline-style="none" officeooo:rsid="0ab6cd50" style:font-name-complex="Arial1"/>
    </style:style>
    <style:style style:name="T513" style:family="text">
      <style:text-properties style:text-underline-style="none" officeooo:rsid="13c1991a" style:font-name-complex="Arial1"/>
    </style:style>
    <style:style style:name="T514" style:family="text">
      <style:text-properties style:text-underline-style="none" officeooo:rsid="0fd6c083" style:font-name-complex="Arial1"/>
    </style:style>
    <style:style style:name="T515" style:family="text">
      <style:text-properties style:text-underline-style="none" officeooo:rsid="0fd5ec6d" style:font-name-complex="Arial1"/>
    </style:style>
    <style:style style:name="T516" style:family="text">
      <style:text-properties style:text-underline-style="none" officeooo:rsid="0107fbf3" style:font-name-complex="Arial1"/>
    </style:style>
    <style:style style:name="T517" style:family="text">
      <style:text-properties style:text-underline-style="none" officeooo:rsid="08702bdf" style:font-name-complex="Arial1"/>
    </style:style>
    <style:style style:name="T518" style:family="text">
      <style:text-properties style:text-underline-style="none" officeooo:rsid="02677d17" style:font-name-complex="Arial1"/>
    </style:style>
    <style:style style:name="T519" style:family="text">
      <style:text-properties style:text-underline-style="none" officeooo:rsid="0b107c72" style:font-name-complex="Arial1"/>
    </style:style>
    <style:style style:name="T520" style:family="text">
      <style:text-properties style:text-underline-style="none" officeooo:rsid="0d2c7e69" style:font-name-complex="Arial1"/>
    </style:style>
    <style:style style:name="T521" style:family="text">
      <style:text-properties style:text-underline-style="none" officeooo:rsid="13d1de22" style:font-name-complex="Arial1"/>
    </style:style>
    <style:style style:name="T522" style:family="text">
      <style:text-properties style:text-underline-style="none" officeooo:rsid="01f13009" style:font-name-complex="Arial1"/>
    </style:style>
    <style:style style:name="T523" style:family="text">
      <style:text-properties style:text-underline-style="none" officeooo:rsid="0766ac7e" style:font-name-complex="Arial1"/>
    </style:style>
    <style:style style:name="T524" style:family="text">
      <style:text-properties style:text-underline-style="none" officeooo:rsid="0aa8a0fd" style:font-name-complex="Arial1"/>
    </style:style>
    <style:style style:name="T525" style:family="text">
      <style:text-properties style:text-underline-style="none" officeooo:rsid="0c1eb01a" style:font-name-complex="Arial1"/>
    </style:style>
    <style:style style:name="T526" style:family="text">
      <style:text-properties style:text-underline-style="none" officeooo:rsid="011afad5" style:font-name-complex="Arial1"/>
    </style:style>
    <style:style style:name="T527" style:family="text">
      <style:text-properties style:text-underline-style="none" officeooo:rsid="0d2e804f" style:font-name-complex="Arial1"/>
    </style:style>
    <style:style style:name="T528" style:family="text">
      <style:text-properties style:text-underline-style="none" officeooo:rsid="0d2f4e76" style:font-name-complex="Arial1"/>
    </style:style>
    <style:style style:name="T529" style:family="text">
      <style:text-properties style:text-underline-style="none" officeooo:rsid="02b09095" style:font-name-complex="Arial1"/>
    </style:style>
    <style:style style:name="T530" style:family="text">
      <style:text-properties style:text-underline-style="none" officeooo:rsid="02b2d261" style:font-name-complex="Arial1"/>
    </style:style>
    <style:style style:name="T531" style:family="text">
      <style:text-properties style:text-underline-style="none" fo:font-weight="bold" style:font-weight-asian="bold" style:font-weight-complex="bold"/>
    </style:style>
    <style:style style:name="T532" style:family="text">
      <style:text-properties style:text-underline-style="none" fo:font-weight="bold" officeooo:rsid="0406819f" style:font-weight-asian="bold" style:font-weight-complex="bold"/>
    </style:style>
    <style:style style:name="T533" style:family="text">
      <style:text-properties style:text-underline-style="none" officeooo:rsid="075168ef"/>
    </style:style>
    <style:style style:name="T534" style:family="text">
      <style:text-properties style:text-underline-style="none" officeooo:rsid="05ac6194"/>
    </style:style>
    <style:style style:name="T535" style:family="text">
      <style:text-properties style:text-underline-style="none" officeooo:rsid="07cb7873"/>
    </style:style>
    <style:style style:name="T536" style:family="text">
      <style:text-properties officeooo:rsid="004903cc"/>
    </style:style>
    <style:style style:name="T537" style:family="text">
      <style:text-properties style:font-name-complex="Arial1"/>
    </style:style>
    <style:style style:name="T538" style:family="text">
      <style:text-properties officeooo:rsid="057629d4" style:font-name-complex="Arial1"/>
    </style:style>
    <style:style style:name="T539" style:family="text">
      <style:text-properties officeooo:rsid="0cca5b0e" style:font-name-complex="Arial1"/>
    </style:style>
    <style:style style:name="T540" style:family="text">
      <style:text-properties officeooo:rsid="0fdbaba8" style:font-name-complex="Arial1"/>
    </style:style>
    <style:style style:name="T541" style:family="text">
      <style:text-properties officeooo:rsid="09f4664e" style:font-name-complex="Arial1"/>
    </style:style>
    <style:style style:name="T542" style:family="text">
      <style:text-properties officeooo:rsid="00944c32" style:font-name-complex="Arial1"/>
    </style:style>
    <style:style style:name="T543" style:family="text">
      <style:text-properties officeooo:rsid="00a57646" style:font-name-complex="Arial1"/>
    </style:style>
    <style:style style:name="T544" style:family="text">
      <style:text-properties officeooo:rsid="003b8c87" style:font-name-complex="Arial1"/>
    </style:style>
    <style:style style:name="T545" style:family="text">
      <style:text-properties officeooo:rsid="00a98c5f" style:font-name-complex="Arial1"/>
    </style:style>
    <style:style style:name="T546" style:family="text">
      <style:text-properties officeooo:rsid="08ef4c9f" style:font-name-complex="Arial1"/>
    </style:style>
    <style:style style:name="T547" style:family="text">
      <style:text-properties officeooo:rsid="0139dc55" style:font-name-complex="Arial1"/>
    </style:style>
    <style:style style:name="T548" style:family="text">
      <style:text-properties officeooo:rsid="018b632d" style:font-name-complex="Arial1"/>
    </style:style>
    <style:style style:name="T549" style:family="text">
      <style:text-properties officeooo:rsid="01a6503b" style:font-name-complex="Arial1"/>
    </style:style>
    <style:style style:name="T550" style:family="text">
      <style:text-properties officeooo:rsid="028a896a" style:font-name-complex="Arial1"/>
    </style:style>
    <style:style style:name="T551" style:family="text">
      <style:text-properties officeooo:rsid="02b09095" style:font-name-complex="Arial1"/>
    </style:style>
    <style:style style:name="T552" style:family="text">
      <style:text-properties officeooo:rsid="02d53c52" style:font-name-complex="Arial1"/>
    </style:style>
    <style:style style:name="T553" style:family="text">
      <style:text-properties style:font-name-asian="TimesNewRomanPSMT" style:font-name-complex="TimesNewRomanPSMT"/>
    </style:style>
    <style:style style:name="T554" style:family="text">
      <style:text-properties officeooo:rsid="0c785783" style:font-name-asian="TimesNewRomanPSMT" style:font-name-complex="TimesNewRomanPSMT"/>
    </style:style>
    <style:style style:name="T555" style:family="text">
      <style:text-properties officeooo:rsid="0c0ab61c" style:font-name-asian="TimesNewRomanPSMT" style:font-name-complex="TimesNewRomanPSMT"/>
    </style:style>
    <style:style style:name="T556" style:family="text">
      <style:text-properties officeooo:rsid="05a63105" style:font-name-asian="TimesNewRomanPSMT" style:font-name-complex="TimesNewRomanPSMT"/>
    </style:style>
    <style:style style:name="T557" style:family="text">
      <style:text-properties officeooo:rsid="014de3f6" style:font-name-asian="TimesNewRomanPSMT" style:font-name-complex="TimesNewRomanPSMT"/>
    </style:style>
    <style:style style:name="T558" style:family="text">
      <style:text-properties officeooo:rsid="01c41317" style:font-name-asian="TimesNewRomanPSMT" style:font-name-complex="TimesNewRomanPSMT"/>
    </style:style>
    <style:style style:name="T559" style:family="text">
      <style:text-properties officeooo:rsid="024ebc55" style:font-name-asian="TimesNewRomanPSMT" style:font-name-complex="TimesNewRomanPSMT"/>
    </style:style>
    <style:style style:name="T560" style:family="text">
      <style:text-properties officeooo:rsid="041bf7a6" style:font-name-asian="TimesNewRomanPSMT" style:font-name-complex="TimesNewRomanPSMT"/>
    </style:style>
    <style:style style:name="T561" style:family="text">
      <style:text-properties officeooo:rsid="041b1a90" style:font-name-asian="TimesNewRomanPSMT" style:font-name-complex="TimesNewRomanPSMT"/>
    </style:style>
    <style:style style:name="T562" style:family="text">
      <style:text-properties officeooo:rsid="03b5ad67" style:font-name-asian="TimesNewRomanPSMT" style:font-name-complex="TimesNewRomanPSMT"/>
    </style:style>
    <style:style style:name="T563" style:family="text">
      <style:text-properties officeooo:rsid="03b79783" style:font-name-asian="TimesNewRomanPSMT" style:font-name-complex="TimesNewRomanPSMT"/>
    </style:style>
    <style:style style:name="T564" style:family="text">
      <style:text-properties officeooo:rsid="02c8badb" style:font-name-asian="TimesNewRomanPSMT" style:font-name-complex="TimesNewRomanPSMT"/>
    </style:style>
    <style:style style:name="T565" style:family="text">
      <style:text-properties officeooo:rsid="0303ed6a" style:font-name-asian="TimesNewRomanPSMT" style:font-name-complex="TimesNewRomanPSMT"/>
    </style:style>
    <style:style style:name="T566" style:family="text">
      <style:text-properties officeooo:rsid="029302be" style:font-name-asian="TimesNewRomanPSMT" style:font-name-complex="TimesNewRomanPSMT"/>
    </style:style>
    <style:style style:name="T567" style:family="text">
      <style:text-properties officeooo:rsid="0298f726" style:font-name-asian="TimesNewRomanPSMT" style:font-name-complex="TimesNewRomanPSMT"/>
    </style:style>
    <style:style style:name="T568" style:family="text">
      <style:text-properties fo:font-style="italic" style:font-name-asian="TimesNewRomanPSMT" style:font-style-asian="italic" style:font-name-complex="TimesNewRomanPSMT" style:font-style-complex="italic"/>
    </style:style>
    <style:style style:name="T569" style:family="text">
      <style:text-properties fo:font-style="italic" officeooo:rsid="0c785783" style:font-name-asian="TimesNewRomanPSMT" style:font-style-asian="italic" style:font-name-complex="TimesNewRomanPSMT" style:font-style-complex="italic"/>
    </style:style>
    <style:style style:name="T570" style:family="text">
      <style:text-properties fo:font-style="italic" officeooo:rsid="024ebc55" style:font-name-asian="TimesNewRomanPSMT" style:font-style-asian="italic" style:font-name-complex="TimesNewRomanPSMT" style:font-style-complex="italic"/>
    </style:style>
    <style:style style:name="T571" style:family="text">
      <style:text-properties fo:font-style="italic" style:text-underline-style="none" style:font-style-asian="italic" style:font-style-complex="italic"/>
    </style:style>
    <style:style style:name="T572" style:family="text">
      <style:text-properties fo:font-style="italic" style:text-underline-style="none" officeooo:rsid="057608b7" style:font-style-asian="italic" style:font-style-complex="italic"/>
    </style:style>
    <style:style style:name="T573" style:family="text">
      <style:text-properties fo:font-style="italic" style:text-underline-style="none" officeooo:rsid="0577973f" style:font-style-asian="italic" style:font-style-complex="italic"/>
    </style:style>
    <style:style style:name="T574" style:family="text">
      <style:text-properties fo:font-style="italic" style:text-underline-style="none" officeooo:rsid="05ab2bce" style:font-style-asian="italic" style:font-style-complex="italic"/>
    </style:style>
    <style:style style:name="T575" style:family="text">
      <style:text-properties fo:font-style="italic" style:text-underline-style="none" fo:font-weight="normal" officeooo:rsid="05cd7173" style:font-style-asian="italic" style:font-weight-asian="normal" style:font-style-complex="italic" style:font-weight-complex="normal"/>
    </style:style>
    <style:style style:name="T576" style:family="text">
      <style:text-properties fo:font-style="italic" style:text-underline-style="none" fo:font-weight="normal" officeooo:rsid="05dd599a" style:font-style-asian="italic" style:font-weight-asian="normal" style:font-style-complex="italic" style:font-weight-complex="normal"/>
    </style:style>
    <style:style style:name="T577" style:family="text">
      <style:text-properties fo:font-style="italic" style:text-underline-style="none" fo:font-weight="normal" officeooo:rsid="17635588" style:font-style-asian="italic" style:font-weight-asian="normal" style:font-style-complex="italic" style:font-weight-complex="normal"/>
    </style:style>
    <style:style style:name="T578" style:family="text">
      <style:text-properties fo:font-style="italic" style:text-underline-style="none" fo:font-weight="normal" officeooo:rsid="1588e0d4" style:font-style-asian="italic" style:font-weight-asian="normal" style:font-style-complex="italic" style:font-weight-complex="normal"/>
    </style:style>
    <style:style style:name="T579" style:family="text">
      <style:text-properties fo:font-style="italic" fo:font-weight="normal" officeooo:rsid="084804cb" style:font-style-asian="italic" style:font-weight-asian="normal" style:font-style-complex="italic" style:font-weight-complex="normal"/>
    </style:style>
    <style:style style:name="T580" style:family="text">
      <style:text-properties fo:font-style="italic" fo:font-weight="normal" officeooo:rsid="0714935e" style:font-style-asian="italic" style:font-weight-asian="normal" style:font-style-complex="italic" style:font-weight-complex="normal"/>
    </style:style>
    <style:style style:name="T581" style:family="text">
      <style:text-properties officeooo:rsid="006cb99b"/>
    </style:style>
    <style:style style:name="T582" style:family="text">
      <style:text-properties officeooo:rsid="00d93405"/>
    </style:style>
    <style:style style:name="T583" style:family="text">
      <style:text-properties style:text-underline-style="solid" style:text-underline-width="auto" style:text-underline-color="font-color"/>
    </style:style>
    <style:style style:name="T58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85" style:family="text">
      <style:text-properties style:text-underline-style="solid" style:text-underline-width="auto" style:text-underline-color="font-color" fo:font-weight="normal" officeooo:rsid="00a71900" style:font-weight-asian="normal" style:font-weight-complex="normal"/>
    </style:style>
    <style:style style:name="T586" style:family="text">
      <style:text-properties style:text-underline-style="solid" style:text-underline-width="auto" style:text-underline-color="font-color" fo:font-weight="normal" officeooo:rsid="00ef5dac" style:font-weight-asian="normal" style:font-weight-complex="normal"/>
    </style:style>
    <style:style style:name="T587" style:family="text">
      <style:text-properties style:text-underline-style="solid" style:text-underline-width="auto" style:text-underline-color="font-color" fo:font-weight="normal" officeooo:rsid="0044cfad" style:font-weight-asian="normal" style:font-weight-complex="normal"/>
    </style:style>
    <style:style style:name="T588" style:family="text">
      <style:text-properties style:text-underline-style="solid" style:text-underline-width="auto" style:text-underline-color="font-color" fo:font-weight="normal" officeooo:rsid="01ce7d7f" style:font-weight-asian="normal" style:font-weight-complex="normal"/>
    </style:style>
    <style:style style:name="T589" style:family="text">
      <style:text-properties style:text-underline-style="solid" style:text-underline-width="auto" style:text-underline-color="font-color" fo:font-weight="normal" officeooo:rsid="0167d229" style:font-weight-asian="normal" style:font-weight-complex="normal"/>
    </style:style>
    <style:style style:name="T590" style:family="text">
      <style:text-properties style:text-underline-style="solid" style:text-underline-width="auto" style:text-underline-color="font-color" fo:font-weight="normal" officeooo:rsid="041bf7a6" style:font-weight-asian="normal" style:font-weight-complex="normal"/>
    </style:style>
    <style:style style:name="T591" style:family="text">
      <style:text-properties style:text-underline-style="solid" style:text-underline-width="auto" style:text-underline-color="font-color" fo:font-weight="normal" officeooo:rsid="012dc727" style:font-name-asian="TimesNewRomanPSMT" style:font-weight-asian="normal" style:font-name-complex="TimesNewRomanPSMT" style:font-weight-complex="normal"/>
    </style:style>
    <style:style style:name="T592" style:family="text">
      <style:text-properties style:text-underline-style="solid" style:text-underline-width="auto" style:text-underline-color="font-color" fo:font-weight="normal" officeooo:rsid="003ad407" style:font-name-asian="TimesNewRomanPSMT" style:font-weight-asian="normal" style:font-name-complex="TimesNewRomanPSMT" style:font-weight-complex="normal"/>
    </style:style>
    <style:style style:name="T593" style:family="text">
      <style:text-properties style:text-underline-style="solid" style:text-underline-width="auto" style:text-underline-color="font-color" fo:font-weight="normal" officeooo:rsid="041bf7a6" style:font-name-asian="TimesNewRomanPSMT" style:font-weight-asian="normal" style:font-name-complex="TimesNewRomanPSMT" style:font-weight-complex="normal"/>
    </style:style>
    <style:style style:name="T594" style:family="text">
      <style:text-properties style:text-underline-style="solid" style:text-underline-width="auto" style:text-underline-color="font-color" fo:font-weight="normal" officeooo:rsid="0168f1c1" style:font-name-asian="TimesNewRomanPSMT" style:font-weight-asian="normal" style:font-name-complex="TimesNewRomanPSMT" style:font-weight-complex="normal"/>
    </style:style>
    <style:style style:name="T595" style:family="text">
      <style:text-properties style:text-underline-style="solid" style:text-underline-width="auto" style:text-underline-color="font-color" fo:font-weight="normal" officeooo:rsid="025aae24" style:font-name-asian="TimesNewRomanPSMT" style:font-weight-asian="normal" style:font-name-complex="TimesNewRomanPSMT" style:font-weight-complex="normal"/>
    </style:style>
    <style:style style:name="T596" style:family="text">
      <style:text-properties style:text-underline-style="solid" style:text-underline-width="auto" style:text-underline-color="font-color" fo:font-weight="normal" officeooo:rsid="025b18e7" style:font-name-asian="TimesNewRomanPSMT" style:font-weight-asian="normal" style:font-name-complex="TimesNewRomanPSMT" style:font-weight-complex="normal"/>
    </style:style>
    <style:style style:name="T597" style:family="text">
      <style:text-properties style:text-underline-style="solid" style:text-underline-width="auto" style:text-underline-color="font-color" officeooo:rsid="0044cfad"/>
    </style:style>
    <style:style style:name="T598" style:family="text">
      <style:text-properties style:text-underline-style="solid" style:text-underline-width="auto" style:text-underline-color="font-color" officeooo:rsid="00923967"/>
    </style:style>
    <style:style style:name="T599" style:family="text">
      <style:text-properties style:text-underline-style="solid" style:text-underline-width="auto" style:text-underline-color="font-color" officeooo:rsid="00391b97"/>
    </style:style>
    <style:style style:name="T600" style:family="text">
      <style:text-properties style:text-underline-style="solid" style:text-underline-width="auto" style:text-underline-color="font-color" officeooo:rsid="01599fff"/>
    </style:style>
    <style:style style:name="T601" style:family="text">
      <style:text-properties officeooo:rsid="00832ef3"/>
    </style:style>
    <style:style style:name="T602" style:family="text">
      <style:text-properties style:font-name="Times New Roman" fo:font-size="11pt" fo:font-style="normal" style:text-underline-style="none" fo:font-weight="normal" officeooo:rsid="072b80f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03" style:family="text">
      <style:text-properties style:font-name="Times New Roman" fo:font-size="11pt" fo:font-style="normal" style:text-underline-style="none" fo:font-weight="normal" officeooo:rsid="09a0ca5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04" style:family="text">
      <style:text-properties style:font-name="Times New Roman" fo:font-size="11pt" fo:font-style="normal" style:text-underline-style="none" fo:font-weight="normal" officeooo:rsid="0c2e89a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05" style:family="text">
      <style:text-properties style:font-name="Times New Roman" fo:font-size="11pt" fo:font-style="normal" style:text-underline-style="none" fo:font-weight="normal" officeooo:rsid="09a65fb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06" style:family="text">
      <style:text-properties style:font-name="Times New Roman" fo:font-size="11pt" fo:font-style="normal" style:text-underline-style="none" fo:font-weight="normal" officeooo:rsid="09a6246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07" style:family="text">
      <style:text-properties style:font-name="Times New Roman" fo:font-size="11pt" fo:font-style="normal" style:text-underline-style="none" fo:font-weight="normal" officeooo:rsid="044a0ee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08" style:family="text">
      <style:text-properties style:font-name="Times New Roman" fo:font-size="11pt" fo:font-style="normal" style:text-underline-style="none" fo:font-weight="normal" officeooo:rsid="009dbfe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09" style:family="text">
      <style:text-properties style:font-name="Times New Roman" fo:font-size="11pt" fo:font-style="normal" style:text-underline-style="none" fo:font-weight="normal" officeooo:rsid="00c215c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0" style:family="text">
      <style:text-properties style:font-name="Times New Roman" fo:font-size="11pt" fo:font-style="normal" style:text-underline-style="none" fo:font-weight="normal" officeooo:rsid="09bf2413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1" style:family="text">
      <style:text-properties style:font-name="Times New Roman" fo:font-size="11pt" fo:font-style="normal" style:text-underline-style="none" fo:font-weight="normal" officeooo:rsid="03636d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2" style:family="text">
      <style:text-properties style:font-name="Times New Roman" fo:font-size="11pt" fo:font-style="normal" style:text-underline-style="none" fo:font-weight="normal" officeooo:rsid="07b38d1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3" style:family="text">
      <style:text-properties style:font-name="Times New Roman" fo:font-size="11pt" fo:font-style="normal" style:text-underline-style="none" fo:font-weight="normal" officeooo:rsid="06fddb6b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4" style:family="text">
      <style:text-properties style:font-name="Times New Roman" fo:font-size="11pt" fo:font-style="normal" style:text-underline-style="none" fo:font-weight="normal" officeooo:rsid="098152b9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5" style:family="text">
      <style:text-properties style:font-name="Times New Roman" fo:font-size="11pt" fo:font-style="normal" style:text-underline-style="none" fo:font-weight="normal" officeooo:rsid="09c0d81f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6" style:family="text">
      <style:text-properties style:font-name="Times New Roman" fo:font-size="11pt" fo:font-style="normal" style:text-underline-style="none" fo:font-weight="normal" officeooo:rsid="09bc17c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7" style:family="text">
      <style:text-properties style:font-name="Times New Roman" fo:font-size="11pt" fo:font-style="normal" style:text-underline-style="none" fo:font-weight="normal" officeooo:rsid="032a9a4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8" style:family="text">
      <style:text-properties style:font-name="Times New Roman" fo:font-size="11pt" fo:font-style="normal" style:text-underline-style="none" fo:font-weight="normal" officeooo:rsid="0a952c7c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19" style:family="text">
      <style:text-properties style:font-name="Times New Roman" fo:font-size="11pt" fo:font-style="normal" style:text-underline-style="none" fo:font-weight="normal" officeooo:rsid="0c310ee1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0" style:family="text">
      <style:text-properties style:font-name="Times New Roman" fo:font-size="11pt" fo:font-style="normal" style:text-underline-style="none" fo:font-weight="normal" officeooo:rsid="0c30f9b8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1" style:family="text">
      <style:text-properties style:font-name="Times New Roman" fo:font-size="11pt" fo:font-style="normal" style:text-underline-style="none" fo:font-weight="normal" officeooo:rsid="072f8030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2" style:family="text">
      <style:text-properties style:font-name="Times New Roman" fo:font-size="11pt" fo:font-style="normal" style:text-underline-style="none" fo:font-weight="normal" officeooo:rsid="07190b0d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3" style:family="text">
      <style:text-properties style:font-name="Times New Roman" fo:font-size="11pt" fo:font-style="normal" style:text-underline-style="none" fo:font-weight="normal" officeooo:rsid="098638a0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4" style:family="text">
      <style:text-properties style:font-name="Times New Roman" fo:font-size="11pt" fo:font-style="normal" style:text-underline-style="none" fo:font-weight="normal" officeooo:rsid="071a880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5" style:family="text">
      <style:text-properties style:font-name="Times New Roman" fo:font-size="11pt" fo:font-style="normal" style:text-underline-style="none" fo:font-weight="normal" officeooo:rsid="02aa7f4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6" style:family="text">
      <style:text-properties style:font-name="Times New Roman" fo:font-size="11pt" fo:font-style="normal" style:text-underline-style="none" fo:font-weight="normal" officeooo:rsid="02ab82f2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7" style:family="text">
      <style:text-properties style:font-name="Times New Roman" fo:font-size="11pt" fo:font-style="normal" style:text-underline-style="none" fo:font-weight="normal" officeooo:rsid="02ac8d06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28" style:family="text">
      <style:text-properties style:font-name="Times New Roman" fo:font-size="11pt" fo:font-style="normal" style:text-underline-style="none" fo:font-weight="normal" officeooo:rsid="127e3f3a" style:font-size-asian="11pt" style:font-style-asian="normal" style:font-weight-asian="normal" style:font-size-complex="11pt" style:font-style-complex="normal" style:font-weight-complex="normal"/>
    </style:style>
    <style:style style:name="T629" style:family="text">
      <style:text-properties style:font-name="Times New Roman" fo:font-size="11pt" fo:font-style="normal" style:text-underline-style="none" fo:font-weight="normal" officeooo:rsid="02d18bdb" style:font-size-asian="11pt" style:font-style-asian="normal" style:font-weight-asian="normal" style:font-size-complex="11pt" style:font-style-complex="normal" style:font-weight-complex="normal"/>
    </style:style>
    <style:style style:name="T630" style:family="text">
      <style:text-properties style:font-name="Times New Roman" fo:font-size="11pt" fo:language="en" fo:country="GB" fo:font-style="normal" style:text-underline-style="none" fo:font-weight="normal" officeooo:rsid="06fddb6b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31" style:family="text">
      <style:text-properties style:font-name="Times New Roman" fo:font-size="11pt" fo:language="en" fo:country="GB" fo:font-style="normal" style:text-underline-style="none" fo:font-weight="normal" officeooo:rsid="074e1a0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32" style:family="text">
      <style:text-properties style:font-name="Times New Roman" fo:font-size="11pt" fo:language="en" fo:country="GB" fo:font-style="normal" style:text-underline-style="none" fo:font-weight="normal" officeooo:rsid="00c215c9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33" style:family="text">
      <style:text-properties style:font-name="Times New Roman" fo:font-size="11pt" fo:language="en" fo:country="GB" fo:font-style="normal" style:text-underline-style="none" fo:font-weight="normal" officeooo:rsid="0ba9eee1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34" style:family="text">
      <style:text-properties style:font-name="Times New Roman" fo:font-size="11pt" fo:language="en" fo:country="GB" fo:font-style="normal" style:text-underline-style="none" fo:font-weight="normal" officeooo:rsid="0b980b6d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35" style:family="text">
      <style:text-properties style:font-name="Times New Roman" fo:font-size="11pt" fo:language="en" fo:country="GB" fo:font-style="normal" style:text-underline-style="none" fo:font-weight="normal" officeooo:rsid="02aa7f4e" fo:background-color="#ffffff" loext:char-shading-value="0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36" style:family="text">
      <style:text-properties style:font-name="Times New Roman" fo:font-size="11pt" fo:language="en" fo:country="GB" fo:font-style="normal" style:text-underline-style="none" fo:font-weight="normal" officeooo:rsid="02d18bd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37" style:family="text">
      <style:text-properties style:font-name="Times New Roman" fo:font-size="11pt" fo:language="en" fo:country="GB" fo:font-style="normal" style:text-underline-style="none" fo:font-weight="normal" officeooo:rsid="02d2a81b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38" style:family="text">
      <style:text-properties style:font-name="Times New Roman" fo:font-size="11pt" fo:language="en" fo:country="GB" fo:font-style="normal" style:text-underline-style="none" fo:font-weight="bold" officeooo:rsid="01f15fe7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39" style:family="text">
      <style:text-properties style:font-name="Times New Roman" fo:font-size="11pt" fo:language="en" fo:country="GB" fo:font-style="normal" style:text-underline-style="none" fo:font-weight="bold" officeooo:rsid="02aeec67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40" style:family="text">
      <style:text-properties style:font-name="Times New Roman" fo:font-size="11pt" fo:language="en" fo:country="GB" fo:font-style="normal" style:text-underline-style="none" fo:font-weight="bold" officeooo:rsid="02b08960" fo:background-color="#ffffff" loext:char-shading-value="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41" style:family="text">
      <style:text-properties style:font-name="Times New Roman" fo:font-size="11pt" fo:language="en" fo:country="GB" style:text-underline-style="none" fo:font-weight="normal" officeooo:rsid="05f17e63" style:font-size-asian="11pt" style:font-weight-asian="normal" style:font-name-complex="Times New Roman" style:font-size-complex="11pt" style:font-weight-complex="normal"/>
    </style:style>
    <style:style style:name="T642" style:family="text">
      <style:text-properties style:font-name="Times New Roman" fo:font-size="11pt" fo:language="en" fo:country="GB" style:text-underline-style="none" fo:font-weight="normal" officeooo:rsid="002bc105" style:font-size-asian="11pt" style:font-weight-asian="normal" style:font-name-complex="Times New Roman" style:font-size-complex="11pt" style:font-weight-complex="normal"/>
    </style:style>
    <style:style style:name="T643" style:family="text">
      <style:text-properties style:font-name="Times New Roman" fo:font-size="11pt" fo:language="en" fo:country="GB" style:text-underline-style="none" fo:font-weight="normal" officeooo:rsid="10026f8a" style:font-size-asian="11pt" style:font-weight-asian="normal" style:font-name-complex="Times New Roman" style:font-size-complex="11pt" style:font-weight-complex="normal"/>
    </style:style>
    <style:style style:name="T644" style:family="text">
      <style:text-properties style:font-name="Times New Roman" fo:font-size="11pt" fo:language="en" fo:country="GB" style:text-underline-style="none" fo:font-weight="normal" officeooo:rsid="0b8e4cbd" style:font-size-asian="11pt" style:font-weight-asian="normal" style:font-name-complex="Times New Roman" style:font-size-complex="11pt" style:font-weight-complex="normal"/>
    </style:style>
    <style:style style:name="T645" style:family="text">
      <style:text-properties style:font-name="Times New Roman" fo:font-size="11pt" fo:language="en" fo:country="GB" style:text-underline-style="none" fo:font-weight="normal" officeooo:rsid="0b8cc7a4" style:font-size-asian="11pt" style:font-weight-asian="normal" style:font-name-complex="Times New Roman" style:font-size-complex="11pt" style:font-weight-complex="normal"/>
    </style:style>
    <style:style style:name="T646" style:family="text">
      <style:text-properties style:font-name="Times New Roman" fo:font-size="11pt" fo:language="en" fo:country="GB" style:text-underline-style="none" fo:font-weight="normal" officeooo:rsid="014c9a05" style:font-size-asian="11pt" style:font-weight-asian="normal" style:font-name-complex="Times New Roman" style:font-size-complex="11pt" style:font-weight-complex="normal"/>
    </style:style>
    <style:style style:name="T647" style:family="text">
      <style:text-properties style:font-name="Times New Roman" fo:font-size="11pt" fo:language="en" fo:country="GB" style:text-underline-style="none" fo:font-weight="normal" officeooo:rsid="01fe772a" style:font-size-asian="11pt" style:font-weight-asian="normal" style:font-name-complex="Times New Roman" style:font-size-complex="11pt" style:font-weight-complex="normal"/>
    </style:style>
    <style:style style:name="T648" style:family="text">
      <style:text-properties style:font-name="Times New Roman" fo:font-size="11pt" fo:language="en" fo:country="GB" style:text-underline-style="none" fo:font-weight="normal" officeooo:rsid="024aa59d" style:font-size-asian="11pt" style:font-weight-asian="normal" style:font-name-complex="Times New Roman" style:font-size-complex="11pt" style:font-weight-complex="normal"/>
    </style:style>
    <style:style style:name="T649" style:family="text">
      <style:text-properties style:font-name="Times New Roman" fo:font-size="11pt" fo:language="en" fo:country="GB" style:text-underline-style="none" fo:font-weight="normal" officeooo:rsid="024c61b3" style:font-size-asian="11pt" style:font-weight-asian="normal" style:font-name-complex="Times New Roman" style:font-size-complex="11pt" style:font-weight-complex="normal"/>
    </style:style>
    <style:style style:name="T650" style:family="text">
      <style:text-properties style:font-name="Times New Roman" fo:font-size="11pt" fo:language="en" fo:country="GB" style:text-underline-style="none" fo:font-weight="normal" officeooo:rsid="028b939c" style:font-size-asian="11pt" style:font-weight-asian="normal" style:font-name-complex="Times New Roman" style:font-size-complex="11pt" style:font-weight-complex="normal"/>
    </style:style>
    <style:style style:name="T651" style:family="text">
      <style:text-properties style:font-name="Times New Roman" fo:font-size="11pt" fo:language="en" fo:country="GB" style:text-underline-style="none" fo:font-weight="normal" officeooo:rsid="028cf563" style:font-size-asian="11pt" style:font-weight-asian="normal" style:font-name-complex="Times New Roman" style:font-size-complex="11pt" style:font-weight-complex="normal"/>
    </style:style>
    <style:style style:name="T652" style:family="text">
      <style:text-properties style:font-name="Times New Roman" fo:font-size="11pt" fo:language="fi" fo:country="FI" fo:font-weight="bold" officeooo:rsid="020e191d" fo:background-color="#ffffff" loext:char-shading-value="0" style:font-size-asian="11pt" style:font-weight-asian="bold" style:font-size-complex="11pt" style:font-weight-complex="bold"/>
    </style:style>
    <style:style style:name="T653" style:family="text">
      <style:text-properties style:font-name="Times New Roman" fo:font-size="11pt" fo:language="fi" fo:country="FI" fo:font-weight="bold" officeooo:rsid="0211f176" fo:background-color="#ffffff" loext:char-shading-value="0" style:font-size-asian="11pt" style:font-weight-asian="bold" style:font-size-complex="11pt" style:font-weight-complex="bold"/>
    </style:style>
    <style:style style:name="T654" style:family="text">
      <style:text-properties style:font-name="Times New Roman" fo:font-size="11pt" fo:language="fi" fo:country="FI" style:text-underline-style="solid" style:text-underline-width="auto" style:text-underline-color="font-color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655" style:family="text">
      <style:text-properties style:font-name="Times New Roman" fo:font-size="11pt" fo:language="fi" fo:country="FI" fo:font-weight="normal" officeooo:rsid="020e191d" fo:background-color="#ffffff" loext:char-shading-value="0" style:font-size-asian="11pt" style:font-weight-asian="normal" style:font-size-complex="11pt" style:font-weight-complex="normal"/>
    </style:style>
    <style:style style:name="T656" style:family="text">
      <style:text-properties style:font-name="Times New Roman" fo:font-size="11pt" fo:language="fi" fo:country="FI" fo:font-weight="normal" officeooo:rsid="02a8c78e" fo:background-color="#ffffff" loext:char-shading-value="0" style:font-size-asian="11pt" style:font-weight-asian="normal" style:font-size-complex="11pt" style:font-weight-complex="normal"/>
    </style:style>
    <style:style style:name="T657" style:family="text">
      <style:text-properties style:font-name="Times New Roman" fo:font-size="11pt" fo:language="fi" fo:country="FI" style:text-underline-style="none" fo:font-weight="normal" officeooo:rsid="07072297" fo:background-color="#ffffff" loext:char-shading-value="0" style:font-size-asian="11pt" style:font-weight-asian="normal" style:font-size-complex="11pt" style:font-weight-complex="normal"/>
    </style:style>
    <style:style style:name="T658" style:family="text">
      <style:text-properties style:font-name="Times New Roman" fo:font-size="11pt" style:font-size-asian="11pt" style:font-size-complex="11pt"/>
    </style:style>
    <style:style style:name="T659" style:family="text">
      <style:text-properties style:font-name="Times New Roman" fo:font-style="normal" fo:font-weight="normal" officeooo:rsid="02310325" style:font-style-asian="normal" style:font-weight-asian="normal" style:font-style-complex="normal" style:font-weight-complex="normal"/>
    </style:style>
    <style:style style:name="T660" style:family="text">
      <style:text-properties style:font-name="Times New Roman" fo:font-style="normal" fo:font-weight="normal" officeooo:rsid="0179eb5d" style:font-style-asian="normal" style:font-weight-asian="normal" style:font-style-complex="normal" style:font-weight-complex="normal"/>
    </style:style>
    <style:style style:name="T661" style:family="text">
      <style:text-properties style:font-name="Times New Roman" fo:font-style="normal" fo:font-weight="normal" officeooo:rsid="0854c2ed" style:font-style-asian="normal" style:font-weight-asian="normal" style:font-style-complex="normal" style:font-weight-complex="normal"/>
    </style:style>
    <style:style style:name="T662" style:family="text">
      <style:text-properties style:font-name="Times New Roman" fo:font-style="normal" fo:font-weight="normal" officeooo:rsid="08c38c1c" style:font-style-asian="normal" style:font-weight-asian="normal" style:font-style-complex="normal" style:font-weight-complex="normal"/>
    </style:style>
    <style:style style:name="T663" style:family="text">
      <style:text-properties style:font-name="Times New Roman" style:text-underline-style="none" fo:font-weight="normal" officeooo:rsid="084804cb" style:font-weight-asian="normal" style:font-weight-complex="normal"/>
    </style:style>
    <style:style style:name="T664" style:family="text">
      <style:text-properties style:font-name="Times New Roman" style:text-underline-style="none" fo:font-weight="normal" officeooo:rsid="0845b490" style:font-weight-asian="normal" style:font-weight-complex="normal"/>
    </style:style>
    <style:style style:name="T665" style:family="text">
      <style:text-properties style:font-name="Times New Roman" style:text-underline-style="none" fo:font-weight="normal" officeooo:rsid="05c4ac6d" style:font-weight-asian="normal" style:font-weight-complex="normal"/>
    </style:style>
    <style:style style:name="T666" style:family="text">
      <style:text-properties style:font-name="Times New Roman" style:text-underline-style="none" fo:font-weight="normal" officeooo:rsid="070144fc" style:font-weight-asian="normal" style:font-weight-complex="normal"/>
    </style:style>
    <style:style style:name="T667" style:family="text">
      <style:text-properties style:font-name="Times New Roman" style:text-underline-style="none" fo:font-weight="normal" officeooo:rsid="06a3703f" style:font-weight-asian="normal" style:font-weight-complex="normal"/>
    </style:style>
    <style:style style:name="T668" style:family="text">
      <style:text-properties style:font-name="Times New Roman" style:text-underline-style="none" fo:font-weight="normal" officeooo:rsid="0c785783" style:font-weight-asian="normal" style:font-weight-complex="normal"/>
    </style:style>
    <style:style style:name="T669" style:family="text">
      <style:text-properties style:font-name="Times New Roman" style:text-underline-style="none" fo:font-weight="normal" officeooo:rsid="060cec60" style:font-weight-asian="normal" style:font-weight-complex="normal"/>
    </style:style>
    <style:style style:name="T670" style:family="text">
      <style:text-properties style:font-name="Times New Roman" style:text-underline-style="none" fo:font-weight="normal" officeooo:rsid="0c84ca62" style:font-weight-asian="normal" style:font-weight-complex="normal"/>
    </style:style>
    <style:style style:name="T671" style:family="text">
      <style:text-properties style:font-name="Times New Roman" style:text-underline-style="none" fo:font-weight="normal" officeooo:rsid="0c7dc900" style:font-weight-asian="normal" style:font-weight-complex="normal"/>
    </style:style>
    <style:style style:name="T672" style:family="text">
      <style:text-properties style:font-name="Times New Roman" style:text-underline-style="none" fo:font-weight="normal" officeooo:rsid="0bfedd42" style:font-name-asian="TimesNewRomanPSMT" style:font-weight-asian="normal" style:font-name-complex="TimesNewRomanPSMT" style:font-weight-complex="normal"/>
    </style:style>
    <style:style style:name="T673" style:family="text">
      <style:text-properties style:font-name="Times New Roman"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674" style:family="text">
      <style:text-properties style:font-name="Times New Roman" style:text-underline-style="none" fo:font-weight="normal" officeooo:rsid="05643705" style:font-name-asian="TimesNewRomanPSMT" style:font-weight-asian="normal" style:font-name-complex="TimesNewRomanPSMT" style:font-weight-complex="normal"/>
    </style:style>
    <style:style style:name="T675" style:family="text">
      <style:text-properties style:font-name="Times New Roman" style:text-underline-style="none" fo:font-weight="normal" officeooo:rsid="0ca2dbdf" style:font-name-asian="TimesNewRomanPSMT" style:font-weight-asian="normal" style:font-name-complex="TimesNewRomanPSMT" style:font-weight-complex="normal"/>
    </style:style>
    <style:style style:name="T676" style:family="text">
      <style:text-properties style:font-name="Times New Roman" style:text-underline-style="none" fo:font-weight="normal" officeooo:rsid="00dc9b66" style:font-name-asian="TimesNewRomanPSMT" style:font-weight-asian="normal" style:font-name-complex="TimesNewRomanPSMT" style:font-weight-complex="normal"/>
    </style:style>
    <style:style style:name="T677" style:family="text">
      <style:text-properties style:font-name="Times New Roman" style:text-underline-style="none" fo:font-weight="normal" officeooo:rsid="01c08f37" style:font-name-asian="TimesNewRomanPSMT" style:font-weight-asian="normal" style:font-name-complex="TimesNewRomanPSMT" style:font-weight-complex="normal"/>
    </style:style>
    <style:style style:name="T678" style:family="text">
      <style:text-properties style:font-name="Times New Roman" style:text-underline-style="none" fo:font-weight="normal" officeooo:rsid="0caa6343" style:font-name-asian="TimesNewRomanPSMT" style:font-weight-asian="normal" style:font-name-complex="TimesNewRomanPSMT" style:font-weight-complex="normal"/>
    </style:style>
    <style:style style:name="T679" style:family="text">
      <style:text-properties style:font-name="Times New Roman" fo:font-size="10.5pt" fo:language="fi" fo:country="FI" style:text-underline-style="none" fo:font-weight="normal" officeooo:rsid="073daf83" fo:background-color="#ffffff" loext:char-shading-value="0" style:font-size-asian="10.5pt" style:font-weight-asian="normal" style:font-size-complex="10.5pt" style:font-weight-complex="normal"/>
    </style:style>
    <style:style style:name="T680" style:family="text">
      <style:text-properties style:font-name="Times New Roman" fo:font-size="10.5pt" fo:language="fi" fo:country="FI" style:text-underline-style="none" fo:font-weight="normal" officeooo:rsid="073e62d9" fo:background-color="#ffffff" loext:char-shading-value="0" style:font-size-asian="10.5pt" style:font-weight-asian="normal" style:font-size-complex="10.5pt" style:font-weight-complex="normal"/>
    </style:style>
    <style:style style:name="T681" style:family="text">
      <style:text-properties style:font-name="Times New Roman" fo:font-size="10.5pt" fo:language="fi" fo:country="FI" style:text-underline-style="none" fo:font-weight="normal" officeooo:rsid="027d4a7a" fo:background-color="#ffffff" loext:char-shading-value="0" style:font-size-asian="10.5pt" style:font-weight-asian="normal" style:font-size-complex="10.5pt" style:font-weight-complex="normal"/>
    </style:style>
    <style:style style:name="T682" style:family="text">
      <style:text-properties style:font-name="Times New Roman" fo:font-size="10.5pt" fo:language="fi" fo:country="FI" style:text-underline-style="solid" style:text-underline-width="auto" style:text-underline-color="font-color" fo:font-weight="normal" officeooo:rsid="07072297" fo:background-color="#ffffff" loext:char-shading-value="0" style:font-size-asian="10.5pt" style:font-weight-asian="normal" style:font-size-complex="10.5pt" style:font-weight-complex="normal"/>
    </style:style>
    <style:style style:name="T683" style:family="text">
      <style:text-properties style:font-name="Times New Roman" fo:font-size="10.5pt" fo:language="fi" fo:country="FI" style:text-underline-style="solid" style:text-underline-width="auto" style:text-underline-color="font-color" fo:font-weight="normal" officeooo:rsid="073daf83" fo:background-color="#ffffff" loext:char-shading-value="0" style:font-size-asian="10.5pt" style:font-weight-asian="normal" style:font-size-complex="10.5pt" style:font-weight-complex="normal"/>
    </style:style>
    <style:style style:name="T684" style:family="text">
      <style:text-properties officeooo:rsid="00923967"/>
    </style:style>
    <style:style style:name="T685" style:family="text">
      <style:text-properties officeooo:rsid="053de042"/>
    </style:style>
    <style:style style:name="T686" style:family="text">
      <style:text-properties officeooo:rsid="00ac3973"/>
    </style:style>
    <style:style style:name="T687" style:family="text">
      <style:text-properties officeooo:rsid="00d7d8df"/>
    </style:style>
    <style:style style:name="T688" style:family="text">
      <style:text-properties officeooo:rsid="00d92337"/>
    </style:style>
    <style:style style:name="T689" style:family="text">
      <style:text-properties officeooo:rsid="0137f45c"/>
    </style:style>
    <style:style style:name="T690" style:family="text">
      <style:text-properties officeooo:rsid="0b6dcd91"/>
    </style:style>
    <style:style style:name="T691" style:family="text">
      <style:text-properties officeooo:rsid="013d192b"/>
    </style:style>
    <style:style style:name="T692" style:family="text">
      <style:text-properties officeooo:rsid="08978b8b"/>
    </style:style>
    <style:style style:name="T693" style:family="text">
      <style:text-properties officeooo:rsid="0e1120df"/>
    </style:style>
    <style:style style:name="T694" style:family="text">
      <style:text-properties officeooo:rsid="102f39d3"/>
    </style:style>
    <style:style style:name="T695" style:family="text">
      <style:text-properties officeooo:rsid="07b786e0"/>
    </style:style>
    <style:style style:name="T696" style:family="text">
      <style:text-properties officeooo:rsid="0e0efa14"/>
    </style:style>
    <style:style style:name="T697" style:family="text">
      <style:text-properties officeooo:rsid="053c226f"/>
    </style:style>
    <style:style style:name="T698" style:family="text">
      <style:text-properties officeooo:rsid="06aeab68"/>
    </style:style>
    <style:style style:name="T699" style:family="text">
      <style:text-properties officeooo:rsid="01f65f19"/>
    </style:style>
    <style:style style:name="T700" style:family="text">
      <style:text-properties officeooo:rsid="023c36f7"/>
    </style:style>
    <style:style style:name="T701" style:family="text">
      <style:text-properties officeooo:rsid="01cda42d"/>
    </style:style>
    <style:style style:name="T702" style:family="text">
      <style:text-properties officeooo:rsid="0275f7f6"/>
    </style:style>
    <style:style style:name="T703" style:family="text">
      <style:text-properties fo:font-size="12pt" fo:font-style="normal" style:text-underline-style="none" fo:font-weight="normal" officeooo:rsid="07512413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704" style:family="text">
      <style:text-properties fo:font-size="12pt" fo:font-style="normal" style:text-underline-style="none" fo:font-weight="normal" officeooo:rsid="0ae01283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705" style:family="text">
      <style:text-properties fo:font-size="12pt" fo:font-style="normal" style:text-underline-style="none" fo:font-weight="bold" officeooo:rsid="02db036f" style:font-name-asian="TimesNewRomanPSMT" style:font-size-asian="12pt" style:font-style-asian="normal" style:font-weight-asian="bold" style:font-name-complex="TimesNewRomanPSMT" style:font-size-complex="12pt" style:font-style-complex="normal" style:font-weight-complex="bold"/>
    </style:style>
    <style:style style:name="T706" style:family="text">
      <style:text-properties fo:font-size="12pt" fo:letter-spacing="normal" fo:font-style="normal" style:text-underline-style="none" fo:font-weight="normal" officeooo:rsid="0af48aad" fo:background-color="#ffffff" loext:char-shading-value="0" style:font-name-asian="TimesNewRomanPSMT" style:font-size-asian="12pt" style:font-style-asian="normal" style:font-weight-asian="normal" style:font-name-complex="Cochin" style:font-size-complex="12pt" style:font-style-complex="normal" style:font-weight-complex="normal" loext:padding="0in" loext:border="none"/>
    </style:style>
    <style:style style:name="T707" style:family="text">
      <style:text-properties fo:font-size="12pt" fo:letter-spacing="normal" fo:font-style="normal" style:text-underline-style="none" fo:font-weight="normal" officeooo:rsid="09141ad9" fo:background-color="#ffffff" loext:char-shading-value="0" style:font-name-asian="TimesNewRomanPSMT" style:font-size-asian="12pt" style:font-style-asian="normal" style:font-weight-asian="normal" style:font-name-complex="Cochin" style:font-size-complex="12pt" style:font-style-complex="normal" style:font-weight-complex="normal" loext:padding="0in" loext:border="none"/>
    </style:style>
    <style:style style:name="T708" style:family="text">
      <style:text-properties fo:font-size="12pt" fo:letter-spacing="normal" fo:font-style="normal" style:text-underline-style="none" fo:font-weight="normal" officeooo:rsid="0753e01e" fo:background-color="#ffffff" loext:char-shading-value="0" style:font-name-asian="TimesNewRomanPSMT" style:font-size-asian="12pt" style:font-style-asian="normal" style:font-weight-asian="normal" style:font-name-complex="Cochin" style:font-size-complex="12pt" style:font-style-complex="normal" style:font-weight-complex="normal" loext:padding="0in" loext:border="none"/>
    </style:style>
    <style:style style:name="T709" style:family="text">
      <style:text-properties fo:font-size="12pt" fo:letter-spacing="normal" fo:font-style="normal" style:text-underline-style="none" fo:font-weight="normal" officeooo:rsid="0add58f0" fo:background-color="#ffffff" loext:char-shading-value="0" style:font-name-asian="TimesNewRomanPSMT" style:font-size-asian="12pt" style:font-style-asian="normal" style:font-weight-asian="normal" style:font-name-complex="Cochin" style:font-size-complex="12pt" style:font-style-complex="normal" style:font-weight-complex="normal" loext:padding="0in" loext:border="none"/>
    </style:style>
    <style:style style:name="T710" style:family="text">
      <style:text-properties fo:font-size="12pt" fo:letter-spacing="normal" fo:font-style="italic" style:text-underline-style="none" fo:font-weight="normal" officeooo:rsid="0af48aad" fo:background-color="#ffffff" loext:char-shading-value="0" style:font-name-asian="TimesNewRomanPSMT" style:font-size-asian="12pt" style:font-style-asian="italic" style:font-weight-asian="normal" style:font-name-complex="Cochin" style:font-size-complex="12pt" style:font-style-complex="italic" style:font-weight-complex="normal" loext:padding="0in" loext:border="none"/>
    </style:style>
    <style:style style:name="T711" style:family="text">
      <style:text-properties fo:font-size="12pt" fo:font-style="italic" style:text-underline-style="none" fo:font-weight="normal" officeooo:rsid="0339906c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in" fo:margin-left="0.1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riculum vitae<text:tab/><text:tab/><text:tab/><text:tab/><text:tab/><text:tab/><text:tab/><text:tab/><text:tab/></text:p>
      <text:p text:style-name="P5"><text:span text:style-name="T21">Name<text:tab/><text:tab/><text:tab/>-<text:tab/></text:span><text:span text:style-name="T20">Lahti, </text:span><text:span text:style-name="T46">Leo</text:span><text:span text:style-name="T20"> </text:span><text:span text:style-name="T22">M.</text:span></text:p>
      <text:p text:style-name="P5"><text:span text:style-name="T48">Birth d</text:span><text:span text:style-name="T20">ate and place <text:tab/>-<text:tab/>2</text:span><text:span text:style-name="T50">nd</text:span><text:span text:style-name="T20"> July, 1979 in Turku, Finland</text:span></text:p>
      <text:p text:style-name="P5">Nationality<text:tab/><text:tab/>-<text:tab/>Finnish</text:p>
      <text:p text:style-name="P4"><text:span text:style-name="T179">Research h</text:span><text:span text:style-name="T178">omepage<text:tab/>-<text:tab/></text:span><text:a xlink:type="simple" xlink:href="http://www.iki.fi/Leo.Lahti" text:style-name="Internet_20_link" text:visited-style-name="Visited_20_Internet_20_Link"><text:span text:style-name="Internet_20_link"><text:span text:style-name="T180">http://www.iki.fi/Leo.Lahti</text:span></text:span></text:a></text:p>
      <text:p text:style-name="P6"><text:span text:style-name="T20">Researcher identifier <text:s/><text:tab/></text:span><text:span text:style-name="T49">- <text:tab/></text:span><text:span text:style-name="T20">ORCID 0000-0001-5537-637X</text:span></text:p>
      <text:p text:style-name="P6"><text:span text:style-name="T231">L</text:span><text:span text:style-name="T232">anguage Skills<text:tab/>- <text:s/><text:tab/>Finnish (mother tongue); English (fluent); Swedish (good)</text:span></text:p>
      <text:p text:style-name="P7"><text:s/></text:p>
      <text:p text:style-name="P29">Degrees</text:p>
      <text:p text:style-name="P11">Doctor of Science <text:span text:style-name="T699">in </text:span>Technology <text:span text:style-name="T699">(Tekniikan tohtori)</text:span>, <text:span text:style-name="T220">Aalto University</text:span>, <text:span text:style-name="T687">Information and </text:span>Computer Science, <text:span text:style-name="T689">12/2010. </text:span><text:span text:style-name="T543">Machine learning and b</text:span><text:span text:style-name="T544">ioinformatics. </text:span><text:span text:style-name="T690">Thesis</text:span><text:span text:style-name="T331">: </text:span><text:span text:style-name="T332">P</text:span><text:span text:style-name="T331">ass; </text:span><text:span text:style-name="T333">C</text:span><text:span text:style-name="T334">ourse</text:span><text:span text:style-name="T341">s</text:span><text:span text:style-name="T336">:</text:span><text:span text:style-name="T331"> </text:span><text:span text:style-name="T332">P</text:span><text:span text:style-name="T331">ass with distinction</text:span><text:span text:style-name="T339">.</text:span></text:p>
      <text:p text:style-name="P11">Master of Science <text:span text:style-name="T699">in </text:span>Technology <text:span text:style-name="T699">(Diplomi-insinööri)</text:span>, <text:span text:style-name="T220">Helsinki University of Technology</text:span>, <text:span text:style-name="T688">Engineering Physics and Mathematics</text:span>, <text:span text:style-name="T689">12/2003. Major: m</text:span><text:span text:style-name="T544">athematic</text:span><text:span text:style-name="T545">s; minor: </text:span><text:span text:style-name="T547">i</text:span><text:span text:style-name="T545">nformation technology. </text:span><text:span text:style-name="T335">G</text:span><text:span text:style-name="T337">rad</text:span><text:span text:style-name="T335">e</text:span><text:span text:style-name="T338">: </text:span><text:span text:style-name="T332">V</text:span><text:span text:style-name="T338">ery good</text:span><text:span text:style-name="T339">.</text:span></text:p>
      <text:p text:style-name="P30"><text:span text:style-name="T689">Bachelor </text:span>of Science <text:span text:style-name="T699">in Political Sciences </text:span>(<text:span text:style-name="T699">Valtiotieteiden kandidaatti</text:span>), <text:span text:style-name="T220">University of Helsinki</text:span>, <text:span text:style-name="T688">Faculty of Political Sciences 7/2008. </text:span><text:span text:style-name="T314">Practical philosophy; </text:span><text:span text:style-name="T315">minors: </text:span><text:span text:style-name="T316">E</text:span><text:span text:style-name="T315">conomics, </text:span><text:span text:style-name="T316">C</text:span><text:span text:style-name="T315">ommunication</text:span><text:span text:style-name="T314">. </text:span><text:span text:style-name="T317">Thesis: </text:span><text:span text:style-name="T318">E</text:span><text:span text:style-name="T317">xcellent.</text:span></text:p>
      <text:p text:style-name="P31"/>
      <text:p text:style-name="P28">Adjunct <text:span text:style-name="T689">P</text:span>rofessorships / <text:span text:style-name="T689">T</text:span>itle of <text:span text:style-name="T689">D</text:span>ocent</text:p>
      <text:p text:style-name="P10"><text:span text:style-name="T221">Applied Mathematics</text:span>, University of <text:span text:style-name="T221">Turku</text:span>, <text:span text:style-name="T689">9/</text:span>20<text:span text:style-name="T221">15</text:span></text:p>
      <text:p text:style-name="P64"/>
      <text:p text:style-name="P64">Current position</text:p>
      <text:p text:style-name="P63"><text:span text:style-name="T702">9/2016- University of Turku, Mathematics &amp; Statistics. PI / </text:span>Academy of Finland <text:span text:style-name="T601">Research Fellow 2016-2021 </text:span></text:p>
      <text:p text:style-name="P62"><text:span text:style-name="T488">4/2017- </text:span><text:span text:style-name="T445">Blueprint Genetics </text:span><text:span text:style-name="T476">co. </text:span><text:span text:style-name="T445">Scientific advisor, </text:span><text:span text:style-name="T477">machine Learning &amp; AI</text:span></text:p>
      <text:p text:style-name="P65"/>
      <text:p text:style-name="P23">Previous positions <text:span text:style-name="T263">(for the gaps, see international experience)</text:span></text:p>
      <text:p text:style-name="P37"><text:span text:style-name="T86">9/</text:span><text:span text:style-name="T79">2012-</text:span><text:span text:style-name="T86">8/</text:span><text:span text:style-name="T79">2015 </text:span><text:span text:style-name="T87">(</text:span><text:span text:style-name="T80">3 years</text:span><text:span text:style-name="T87">) </text:span><text:span text:style-name="T79">Postdoc. Academy of Finland.</text:span><text:span text:style-name="T80"> </text:span><text:span text:style-name="T90">Veterinary Biosciences, </text:span><text:span text:style-name="T223">University of Helsinki</text:span></text:p>
      <text:p text:style-name="P38"><text:span text:style-name="T358">3-12/</text:span><text:span text:style-name="T352">2011 (</text:span><text:span text:style-name="T354">9</text:span><text:span text:style-name="T352"> months) </text:span><text:span text:style-name="T353">Postdoc</text:span><text:span text:style-name="T352">. Veterinary Biosciences, University of Helsinki, Finland. TEKES FiDiPro project and Microbial Food Safety Research C</text:span><text:span text:style-name="T359">enter of Excellence</text:span></text:p>
      <text:p text:style-name="P39"><text:span text:style-name="T294">1/</text:span><text:span text:style-name="T279">2</text:span><text:span text:style-name="T285">006-</text:span><text:span text:style-name="T294">2/</text:span><text:span text:style-name="T285">2011 (5 years</text:span><text:span text:style-name="T286">) </text:span><text:span text:style-name="T285">Researcher. Information and Computer science, Aalto University, Finland. Adaptive Informatics Research C</text:span><text:span text:style-name="T283">enter of Excellence, </text:span><text:span text:style-name="T285">Helsinki Institute for Information Technology </text:span><text:span text:style-name="T284">HIIT</text:span></text:p>
      <text:p text:style-name="P40"><text:span text:style-name="T280">9-12/</text:span><text:span text:style-name="T281">2</text:span><text:span text:style-name="T282">005 (4 months) </text:span><text:span text:style-name="T429">R</text:span>esearcher. <text:span text:style-name="T222">University of Helsinki, </text:span>Finland. <text:span text:style-name="T430">Dpt. </text:span>Computer Science </text:p>
      <text:p text:style-name="P40"><text:span text:style-name="T431">9/2004-8/2005 (1 year) Researcher</text:span><text:span text:style-name="T224">. Turku Center for Biotechnology, </text:span><text:span text:style-name="T432">Finland (Civil service)</text:span></text:p>
      <text:p text:style-name="P41"><text:span text:style-name="T432">1/2003-6/2004 (1.5 years) Research assistant</text:span><text:span text:style-name="T233">. Computer and Information Science</text:span><text:span text:style-name="T246">, </text:span><text:span text:style-name="T233">Helsinki University of Technology, </text:span><text:span text:style-name="T582">Finland. Neural Networks Research Center of Excellence</text:span></text:p>
      <text:p text:style-name="P42"><text:span text:style-name="T691">6-8/2000 </text:span><text:span text:style-name="T226">(3 months) </text:span><text:span text:style-name="T225">Programmer. Teleste co. </text:span></text:p>
      <text:p text:style-name="P51"/>
      <text:list xml:id="list2437907425" text:style-name="WWNum9">
        <text:list-header>
          <text:p text:style-name="P76"><text:span text:style-name="T550">I</text:span><text:span text:style-name="T546">nternational experience</text:span></text:p>
        </text:list-header>
      </text:list>
      <text:p text:style-name="P55"><text:span text:style-name="T646">12/</text:span><text:span text:style-name="T642">2015-</text:span><text:span text:style-name="T648">8/2018</text:span><text:span text:style-name="T642"> </text:span><text:span text:style-name="T645">(</text:span><text:span text:style-name="T649">&gt;</text:span><text:span text:style-name="T648">2.5</text:span><text:span text:style-name="T645"> year</text:span><text:span text:style-name="T648">s</text:span><text:span text:style-name="T645">) </text:span><text:span text:style-name="T641">Leuven, Belgium. </text:span><text:span text:style-name="T650">Raes Lab </text:span><text:span text:style-name="T651">(human microbiome)</text:span><text:span text:style-name="T650">. </text:span><text:span text:style-name="T643">Visiting </text:span><text:span text:style-name="T642">scholar </text:span><text:span text:style-name="T647">(</text:span><text:span text:style-name="T650">full time</text:span><text:span text:style-name="T647">)</text:span><text:span text:style-name="T642">.</text:span><text:span text:style-name="T644"> </text:span></text:p>
      <text:p text:style-name="P70"><text:span text:style-name="T295">1</text:span><text:span text:style-name="T296">/</text:span><text:span text:style-name="T297">201</text:span><text:span text:style-name="T295">2</text:span><text:span text:style-name="T297">-</text:span><text:span text:style-name="T296">8/</text:span><text:span text:style-name="T297">2015 </text:span><text:span text:style-name="T298">(3.5 years) </text:span><text:span text:style-name="T297">Wageningen, Netherlands. Lab. of Microbiology. </text:span><text:span text:style-name="T92">V</text:span><text:span text:style-name="T302">isiting </text:span><text:span text:style-name="T304">scholar </text:span><text:span text:style-name="T305">(f</text:span><text:span text:style-name="T91">ull time</text:span><text:span text:style-name="T305">)</text:span><text:span text:style-name="T295">. </text:span></text:p>
      <text:p text:style-name="P67"><text:span text:style-name="T345">1</text:span><text:span text:style-name="T344">1/2010-1/2011 </text:span><text:span text:style-name="T349">(3 months) </text:span><text:span text:style-name="T344">European Bioinformatics Institute EBI, UK. </text:span><text:span text:style-name="T103">Visiting </text:span><text:span text:style-name="T104">scholar.</text:span><text:span text:style-name="T105"> </text:span></text:p>
      <text:p text:style-name="P68"><text:span text:style-name="T344">6/2001-8/2001 </text:span><text:span text:style-name="T349">(3 months) </text:span><text:span text:style-name="T344">CERN, Geneva, Switzerland. Research trainee. </text:span></text:p>
      <text:p text:style-name="P71"><text:span text:style-name="T344">7/2002 </text:span><text:span text:style-name="T350">(1.5 months) </text:span><text:span text:style-name="T347">Croatian </text:span><text:span text:style-name="T346">Meteorological Institute, Zagreb, Croatia. </text:span><text:span text:style-name="T344">Summer trainee. </text:span><text:span text:style-name="T346"><text:s/></text:span><text:span text:style-name="T344"><text:s/></text:span></text:p>
      <text:p text:style-name="P72"><text:span text:style-name="T346">9</text:span><text:span text:style-name="T344">-10/2000 </text:span><text:span text:style-name="T349">(2 months) </text:span><text:span text:style-name="T344">Dakshinayan, Bihar, India. </text:span><text:span text:style-name="T351">English t</text:span><text:span text:style-name="T349">eacher.</text:span></text:p>
      <text:p text:style-name="P46"/>
      <text:p text:style-name="P46"/>
      <text:p text:style-name="P46"/>
      <text:p text:style-name="P73"><text:soft-page-break/><text:span text:style-name="T6">Acknowledgments and awards</text:span></text:p>
      <text:p text:style-name="P73"><text:span text:style-name="T703">2019 </text:span><text:span text:style-name="Strong_20_Emphasis"><text:span text:style-name="T706">Best paper award.</text:span></text:span><text:span text:style-name="Strong_20_Emphasis"><text:span text:style-name="T710"> </text:span></text:span><text:span text:style-name="T703">Hill </text:span><text:span text:style-name="T704">MJ </text:span><text:span text:style-name="T711">et al.</text:span><text:span text:style-name="T703">. </text:span><text:span text:style-name="Strong_20_Emphasis"><text:span text:style-name="T707">Digital Humanities in the Nordics </text:span></text:span><text:span text:style-name="Strong_20_Emphasis"><text:span text:style-name="T708">conference</text:span></text:span><text:span text:style-name="Strong_20_Emphasis"><text:span text:style-name="T709">. </text:span></text:span></text:p>
      <text:p text:style-name="P56"><text:span text:style-name="T491">201</text:span><text:span text:style-name="T492">7</text:span><text:span text:style-name="T491"> Open </text:span><text:span text:style-name="T493">S</text:span><text:span text:style-name="T491">cience award. Ministry of Education and Culture, Open Science </text:span><text:span text:style-name="T493">&amp; </text:span><text:span text:style-name="T491">Research Initiative. </text:span><text:span text:style-name="T494">F</text:span><text:span text:style-name="T491">or </text:span><text:span text:style-name="T492">Open Knowledge Finland Open Science work group. </text:span><text:span text:style-name="T499">F</text:span><text:span text:style-name="T492">ounding member, first coordinator, </text:span><text:span text:style-name="T495">active </text:span><text:span text:style-name="T496">contributor</text:span><text:span text:style-name="T492">.</text:span></text:p>
      <text:p text:style-name="P56"><text:span text:style-name="T668">2016 </text:span><text:span text:style-name="T669">Open </text:span><text:span text:style-name="T670">S</text:span><text:span text:style-name="T669">cience award. Open Science </text:span><text:span text:style-name="T671">&amp;</text:span><text:span text:style-name="T669"> Research Initiative, Ministry of Education and Culture</text:span><text:span text:style-name="T672">.</text:span><text:span text:style-name="T669"> </text:span><text:span text:style-name="T673">F</text:span><text:span text:style-name="T674">or </text:span><text:span text:style-name="T675">our </text:span><text:span text:style-name="T676">digital humanities </text:span><text:span text:style-name="T675">research team with Prof Mikko Tolonen </text:span><text:span text:style-name="T677">in</text:span><text:span text:style-name="T678"> University of Helsinki</text:span><text:span text:style-name="T675">. </text:span></text:p>
      <text:p text:style-name="P47"><text:span text:style-name="T434">2015 </text:span><text:span text:style-name="T439">1) </text:span><text:span text:style-name="T434">Nat</text:span><text:span text:style-name="T435">ure</text:span><text:span text:style-name="T434"> Comm</text:span><text:span text:style-name="T435">unications</text:span><text:span text:style-name="T434"> </text:span><text:span text:style-name="T435">paper</text:span><text:span text:style-name="T436"> </text:span><text:span text:style-name="T438">in</text:span><text:span text:style-name="T434"> </text:span><text:span text:style-name="T433">NCI’s Epidemiology and Genomics Research Highlight</text:span><text:span text:style-name="T437">s; </text:span><text:span text:style-name="T439">2) </text:span><text:span text:style-name="T140">PeerJ </text:span><text:span text:style-name="T141">publication </text:span><text:span text:style-name="T143">to PeerJ </text:span><text:span text:style-name="T142">t</text:span><text:span text:style-name="T144">op-10 </text:span><text:span text:style-name="T145">m</text:span><text:span text:style-name="T144">icrobiology collection</text:span></text:p>
      <text:p text:style-name="P43"><text:span text:style-name="T393">2</text:span><text:span text:style-name="T394">014 </text:span><text:span text:style-name="T396">1) </text:span><text:span text:style-name="T394">Apps4Finland award data visualization</text:span><text:span text:style-name="T138">; </text:span><text:span text:style-name="T139">2) D</text:span><text:span text:style-name="T132">atademo </text:span><text:span text:style-name="T131">awards </text:span><text:span text:style-name="T137">by </text:span><text:span text:style-name="T135">Helsinki Region Infoshare </text:span><text:span text:style-name="T136">and</text:span><text:span text:style-name="T133"> </text:span><text:span text:style-name="T134">Sitra</text:span></text:p>
      <text:p text:style-name="P48"><text:span text:style-name="T415">201</text:span><text:span text:style-name="T416">3</text:span><text:span text:style-name="T417"> </text:span><text:span text:style-name="T419">1) </text:span><text:span text:style-name="T417">Apps4Finland award; </text:span><text:span text:style-name="T419">2) </text:span><text:span text:style-name="T414">Waterloo Institute for Complexity and Innovatio</text:span><text:span text:style-name="T553">n Data Challenge</text:span></text:p>
      <text:p text:style-name="P54"><text:span text:style-name="T555">201</text:span><text:span text:style-name="T553">2 Apps4Finland award</text:span><text:span text:style-name="T558">s</text:span><text:span text:style-name="T553"> </text:span><text:span text:style-name="T558">(3) </text:span><text:span text:style-name="T557">f</text:span><text:span text:style-name="T553">or open parliamentary monitoring infrastructure</text:span><text:span text:style-name="T566">s</text:span></text:p>
      <text:p text:style-name="P49"><text:span text:style-name="T554">2011 </text:span><text:span text:style-name="T559">1) </text:span><text:span text:style-name="T553">Int’l Dupuytren Award </text:span><text:span text:style-name="T554">for </text:span><text:span text:style-name="T568">Modern Path</text:span><text:span text:style-name="T569">ol. </text:span><text:span text:style-name="T419">paper</text:span><text:span text:style-name="T569">; </text:span><text:span text:style-name="T570">2) </text:span><text:span text:style-name="T417">Apps4Finland award</text:span><text:span text:style-name="T418"> </text:span><text:span text:style-name="T417">open </text:span><text:span text:style-name="T418">data analytics</text:span></text:p>
      <text:p text:style-name="P50">2005-2010 ComBi graduate school associate member</text:p>
      <text:p text:style-name="P53"><text:span text:style-name="T505">2005 </text:span><text:span text:style-name="T444">Best poster; Seminar of Systems Biology Research Program. Academy of Finland, Helsinki</text:span></text:p>
      <text:p text:style-name="P52"><text:span text:style-name="T504">2001 </text:span><text:span text:style-name="T444">Professor E.J. Nyström stipend</text:span><text:span text:style-name="T571"> </text:span><text:span text:style-name="T411">on </text:span><text:span text:style-name="T444">excellence in mathematical studies (1000e) </text:span></text:p>
      <text:p text:style-name="P27"/>
      <text:p text:style-name="P44"><text:span text:style-name="T6">Research funding </text:span><text:span text:style-name="T260">T</text:span>otal <text:span text:style-name="T443">personal funding </text:span>&gt;<text:span text:style-name="T442">1.3</text:span>Me; <text:span text:style-name="T443">total funding as a team member ~1.3Me. From Academy of Finland, foundations, and universities’ competitive funds. </text:span></text:p>
      <text:p text:style-name="P45"><text:span text:style-name="T599">Major personal grants</text:span><text:span text:style-name="T443"> </text:span></text:p>
      <text:p text:style-name="P57"><text:span text:style-name="T376">Academy of Finland </text:span><text:span text:style-name="T388">Research F</text:span><text:span text:style-name="T376">ellow </text:span><text:span text:style-name="T389">9/</text:span><text:span text:style-name="T376">201</text:span><text:span text:style-name="T388">6</text:span><text:span text:style-name="T376">-</text:span><text:span text:style-name="T389">8/</text:span><text:span text:style-name="T376">20</text:span><text:span text:style-name="T388">21</text:span><text:span text:style-name="T376"> (</text:span><text:span text:style-name="T397">853850</text:span><text:span text:style-name="T395">e</text:span><text:span text:style-name="T376">) University of </text:span><text:span text:style-name="T390">Turku</text:span><text:span text:style-name="T376">, Finland. </text:span><text:span text:style-name="T391">Ecological modeling of the gut microbiome: individuality, dynamics, and function in large populations</text:span><text:span text:style-name="T392">.</text:span></text:p>
      <text:p text:style-name="P57"><text:span text:style-name="T376">Academy of Finland Postdoctoral </text:span><text:span text:style-name="T388">F</text:span><text:span text:style-name="T376">ellow </text:span><text:span text:style-name="T389">9/</text:span><text:span text:style-name="T376">2012-</text:span><text:span text:style-name="T389">8/</text:span><text:span text:style-name="T376">2015 </text:span><text:span text:style-name="T553">(</text:span><text:span text:style-name="T556">3</text:span><text:span text:style-name="T567">78657</text:span><text:span text:style-name="T556">e</text:span><text:span text:style-name="T553">). </text:span>Uni<text:span text:style-name="T692">versity of</text:span> Helsinki, Finland. <text:span text:style-name="T693">Meta-analysis of human gut microbiome data collections.</text:span></text:p>
      <text:p text:style-name="P57"><text:span text:style-name="T451">K</text:span><text:span text:style-name="T445">ordelin Postdoc grant</text:span><text:span text:style-name="T531"> </text:span><text:span text:style-name="T452">2012 </text:span>(35 000e). <text:span text:style-name="T692">C</text:span><text:span text:style-name="T348">haracterization of the human intestinal ecosystem by computational integration of large-scale phylotype profiling data. </text:span></text:p>
      <text:p text:style-name="P57"><text:span text:style-name="T453">ICS </text:span><text:span text:style-name="T445">Postgraduate scholarship</text:span><text:span text:style-name="T531"> </text:span><text:span text:style-name="T235">(</text:span><text:span text:style-name="T245">~</text:span><text:span text:style-name="T235">80 000e)</text:span><text:span text:style-name="T241">.</text:span> Department of Information and Computer Science, Aalto University, Espoo, Finland, 2006-10 (1850e/month). </text:p>
      <text:p text:style-name="P57"><text:span text:style-name="T474">T</text:span><text:span text:style-name="T445">ravel grants</text:span><text:span text:style-name="T444"> </text:span><text:span text:style-name="T454">(</text:span><text:span text:style-name="T473">2000-2014</text:span><text:span text:style-name="T454">; </text:span><text:span text:style-name="T455">&gt;3700e</text:span><text:span text:style-name="T454">): </text:span><text:span text:style-name="T236">COST </text:span><text:span text:style-name="T237">visit Glasgow </text:span><text:span text:style-name="T242">University </text:span><text:span text:style-name="T243">(</text:span><text:span text:style-name="T236">3/2014</text:span><text:span text:style-name="T243">)</text:span><text:span text:style-name="T270">; </text:span>Open Legislative Data Conf. (Paris 7/<text:span text:style-name="T685">2012</text:span>); <text:span text:style-name="T694">H</text:span>uman <text:span text:style-name="T694">M</text:span>icrobiome <text:span text:style-name="T694">C</text:span>ongress (Paris 3/2012); <text:span text:style-name="T695">ComBi </text:span>Grad School: ICSB<text:span text:style-name="T696">08</text:span> (Gothenburg), ECCB<text:span text:style-name="T696">08</text:span> (Sardinia); TKK student union exchange (India <text:span text:style-name="T697">9-10/</text:span>2000).</text:p>
      <text:p text:style-name="P61"><text:span text:style-name="T299">Major contributions </text:span><text:span text:style-name="T300">as a research team </text:span><text:span text:style-name="T303">or consor</text:span><text:span text:style-name="T659">tium </text:span><text:span text:style-name="T660">member</text:span><text:span text:style-name="T661"> </text:span><text:span text:style-name="T662">(&gt;</text:span><text:span text:style-name="T659">1,32</text:span><text:span text:style-name="T662">5,000e)</text:span></text:p>
      <text:p text:style-name="P35"><text:span text:style-name="T262">10/2018 </text:span><text:span text:style-name="T248">B</text:span><text:span text:style-name="T247">usiness Finland H2020 preparation grant. </text:span><text:span text:style-name="T261">2</text:span><text:span text:style-name="T247">0 000e </text:span><text:span text:style-name="T261">(jointly with Dr. Teemu Niiranen)</text:span></text:p>
      <text:p text:style-name="P34"><text:span text:style-name="T247">9/2018-8/2022 </text:span><text:span text:style-name="T248">A</text:span><text:span text:style-name="T249">cademy of Finland</text:span><text:span text:style-name="T247">; </text:span><text:span text:style-name="T251">health analytics </text:span><text:span text:style-name="T250">(</text:span><text:span text:style-name="T249">450000</text:span><text:span text:style-name="T247">e; </text:span><text:span text:style-name="T252">partner</text:span><text:span text:style-name="T249">). </text:span><text:span text:style-name="T579">Modelling systemic cross-talk between brain, gut, and peripheral tissues in glucose homeostasis: exercise training and public health (CROSSYS)</text:span><text:span text:style-name="T580">.</text:span></text:p>
      <text:p text:style-name="P58"><text:span text:style-name="T663">1/</text:span><text:span text:style-name="T664">2016-</text:span><text:span text:style-name="T663">12/</text:span><text:span text:style-name="T664">2019 </text:span><text:span text:style-name="T665">Academy of Finland </text:span><text:span text:style-name="T666">c</text:span><text:span text:style-name="T667">onsortiu</text:span><text:span text:style-name="T457">m</text:span><text:span text:style-name="T446"> </text:span><text:span text:style-name="T456">on </text:span><text:span text:style-name="T458">d</text:span><text:span text:style-name="T446">igital </text:span><text:span text:style-name="T458">h</text:span><text:span text:style-name="T446">umanities </text:span><text:span text:style-name="T447">(833258e; </text:span><text:span text:style-name="T475">research coordinator</text:span><text:span text:style-name="T447">)</text:span><text:span text:style-name="T446">.</text:span><text:span text:style-name="T457"> </text:span><text:span text:style-name="T447">University of Helsinki, University of Turku and National Library of Finland: </text:span><text:span text:style-name="T575">Computational History and the Transformation of Public Discourse in Finland 1640–1910 </text:span><text:span text:style-name="T576">(COMHIS)</text:span><text:span text:style-name="T355">.</text:span><text:span text:style-name="T447"> </text:span><text:span text:style-name="T448">I design</text:span><text:span text:style-name="T450">ed</text:span><text:span text:style-name="T448"> and wr</text:span><text:span text:style-name="T450">ote</text:span><text:span text:style-name="T448"> the </text:span><text:span text:style-name="T450">open </text:span><text:span text:style-name="T489">data </text:span><text:span text:style-name="T450">science components of the </text:span><text:span text:style-name="T448">application, and </text:span><text:span text:style-name="T450">participate actively in the </text:span><text:span text:style-name="T449">project </text:span><text:span text:style-name="T450">coordination</text:span><text:span text:style-name="T449"> </text:span><text:span text:style-name="T478">in Helsinki </text:span><text:span text:style-name="T459">in this </text:span><text:span text:style-name="T460">c</text:span><text:span text:style-name="T461">onsortium </text:span><text:span text:style-name="T460">led by </text:span><text:span text:style-name="T462">Prof. <text:s/>Hannu Salmi, </text:span><text:span text:style-name="T463">University of Turku</text:span><text:span text:style-name="T462">.</text:span><text:span text:style-name="T464"> </text:span></text:p>
      <text:p text:style-name="P60"><text:span text:style-name="T406">2015 </text:span><text:span text:style-name="T407">Univ</text:span><text:span text:style-name="T408">ersity</text:span><text:span text:style-name="T407"> of Helsinki digital humanities grant </text:span><text:span text:style-name="T409">(30 000e)</text:span><text:span text:style-name="T506"> </text:span><text:span text:style-name="T572">Research o</text:span><text:span text:style-name="T573">f</text:span><text:span text:style-name="T572"> </text:span><text:span text:style-name="T574">the </text:span><text:span text:style-name="T572">Finnish national bibliography by digital </text:span><text:span text:style-name="T573">means. </text:span><text:span text:style-name="T410">W</text:span><text:span text:style-name="T506">ith </text:span><text:span text:style-name="T533">M. </text:span><text:span text:style-name="T506">Tolonen, </text:span><text:span text:style-name="T533">K. </text:span><text:span text:style-name="T506">Sinnemäki </text:span><text:span text:style-name="T534">and </text:span><text:span text:style-name="T533">K. </text:span><text:span text:style-name="T506">Linden. </text:span></text:p>
      <text:p text:style-name="P59"><text:span text:style-name="T465">2012-</text:span><text:span text:style-name="T466">2013 </text:span><text:span text:style-name="T467">Sitra New Democracy </text:span><text:span text:style-name="T468">grant</text:span><text:span text:style-name="T532"> </text:span><text:span text:style-name="T444">(1</text:span><text:span text:style-name="T535">2000</text:span><text:span text:style-name="T444">e) </text:span><text:span text:style-name="T445">Election </text:span><text:span text:style-name="T469">analytics </text:span><text:span text:style-name="T470">citizen science </text:span><text:span text:style-name="T469">project </text:span>with Kansan muisti ry. <text:span text:style-name="T698">Major role in project design; steering group member.</text:span></text:p>
      <text:p text:style-name="P69"/>
      <text:p text:style-name="P69"/>
      <text:p text:style-name="P69"><text:soft-page-break/></text:p>
      <text:p text:style-name="P22">Research leadership and supervision</text:p>
      <text:p text:style-name="P32"><text:span text:style-name="T19">Principal Investigator </text:span><text:span text:style-name="T278">experience from </text:span><text:span text:style-name="T269">2 </text:span><text:span text:style-name="T275">personal grants </text:span><text:span text:style-name="T277">funded by Academy of Finland. </text:span></text:p>
      <text:p text:style-name="P32"><text:span text:style-name="T16">C</text:span><text:span text:style-name="T17">oordinat</text:span><text:span text:style-name="T18">or</text:span><text:span text:style-name="T267"> </text:span><text:span text:style-name="T268">in 1 </text:span><text:span text:style-name="T591">TEKES consortium</text:span><text:span text:style-name="T266"> </text:span><text:span text:style-name="T276">(</text:span><text:span text:style-name="T74">MultiBio </text:span><text:span text:style-name="T271">200</text:span><text:span text:style-name="T272">8</text:span><text:span text:style-name="T271">-201</text:span><text:span text:style-name="T272">1; </text:span><text:span text:style-name="T276">s</text:span><text:span text:style-name="T274">teering group member </text:span><text:span text:style-name="T273">and</text:span><text:span text:style-name="T274"> </text:span><text:span text:style-name="T273">c</text:span><text:span text:style-name="T274">oordinator;</text:span><text:span text:style-name="T74"> </text:span><text:span text:style-name="T75">between Aalto University, University of Helsinki, European Bioinformatics Institute EBI, </text:span><text:span text:style-name="T76">and five life science companies</text:span><text:span text:style-name="T272">)</text:span><text:span text:style-name="T266">, </text:span><text:span text:style-name="T268">1 </text:span><text:span text:style-name="T592">Academy of Finland consortium</text:span><text:span text:style-name="T268"> </text:span><text:span text:style-name="T271">(</text:span><text:span text:style-name="T272">COMHIS </text:span><text:span text:style-name="T271">2016-2019)</text:span><text:span text:style-name="T268">.</text:span></text:p>
      <text:p text:style-name="P33"><text:span text:style-name="T7">Training</text:span><text:span text:style-name="T581"> </text:span><text:span text:style-name="T363">F</text:span><text:span text:style-name="T364">ormal pedagogical courses for university teachers by University of Turku </text:span><text:span text:style-name="T365">2-3/2018: </text:span><text:span text:style-name="T577">Becoming a teacher </text:span><text:span text:style-name="T578">(1cr)</text:span><text:span text:style-name="T366">, <text:s/></text:span><text:span text:style-name="T577">How to develop teaching</text:span><text:span text:style-name="T367"> </text:span><text:span text:style-name="T578">(1cr)</text:span><text:span text:style-name="T367">, </text:span><text:span text:style-name="T365">and </text:span><text:span text:style-name="T577">Lecturing and expertise </text:span><text:span text:style-name="T578">(1cr)</text:span><text:span text:style-name="T366">. </text:span><text:span text:style-name="T581">EMBO Research Leadership Course (4 days; Heidelberg 11/2017). </text:span><text:span text:style-name="T289">VIB Leadership Program (</text:span><text:span text:style-name="T290">4</text:span><text:span text:style-name="T291"> days; </text:span><text:span text:style-name="T301">Ghent </text:span><text:span text:style-name="T289">1</text:span><text:span text:style-name="T292">-</text:span><text:span text:style-name="T289">2/2017); </text:span><text:span text:style-name="T293">VIB </text:span><text:span text:style-name="T291">Oral Presentation Course (3 days; </text:span><text:span text:style-name="T292">1-2/</text:span><text:span text:style-name="T291">2017</text:span><text:span text:style-name="T293">); </text:span><text:span text:style-name="T287">VIB Research Ethics Course (1 day; </text:span><text:span text:style-name="T292">3/</text:span><text:span text:style-name="T287">2017); VIB </text:span><text:span text:style-name="T288">Convincing, Debating, and Negotiating</text:span><text:span text:style-name="T287"> Course (</text:span><text:span text:style-name="T288">2</text:span><text:span text:style-name="T287"> day</text:span><text:span text:style-name="T288">s</text:span><text:span text:style-name="T287">; </text:span><text:span text:style-name="T288">5/</text:span><text:span text:style-name="T287">2017). </text:span></text:p>
      <text:p text:style-name="P12"><text:span text:style-name="T6">Supervis</text:span><text:span text:style-name="T9">ion</text:span><text:span text:style-name="T6"> </text:span><text:span text:style-name="T107">Ongoing</text:span><text:span text:style-name="T69">: p</text:span><text:span text:style-name="T66">rimary </text:span><text:span text:style-name="T69">supervisor </text:span><text:span text:style-name="T63">for </text:span><text:span text:style-name="T71">2</text:span><text:span text:style-name="T63"> </text:span><text:span text:style-name="T65">PhD student</text:span><text:span text:style-name="T71">s</text:span><text:span text:style-name="T65">, </text:span><text:span text:style-name="T64">co-supervis</text:span><text:span text:style-name="T65">or/</text:span><text:span text:style-name="T69">instructor for </text:span><text:span text:style-name="T73">5</text:span><text:span text:style-name="T65"> PhD students</text:span><text:span text:style-name="T67">. </text:span><text:span text:style-name="T70">I</text:span><text:span text:style-name="T238">nstructor for </text:span><text:span text:style-name="T586">completed theses</text:span><text:span text:style-name="T479"> </text:span><text:span text:style-name="T480">(with supervising professor)</text:span><text:span text:style-name="T239">: </text:span><text:span text:style-name="T227">1</text:span> <text:span text:style-name="T686">DSc</text:span>, <text:span text:style-name="T700">7 MSc, 2 BSc theses; a</text:span><text:span text:style-name="T95">ll </text:span><text:span text:style-name="T96">graduated </text:span><text:span text:style-name="T97">successfully </text:span><text:span text:style-name="T98">and are employed in multiple countries (Finland, </text:span><text:span text:style-name="T101">Belgium, </text:span><text:span text:style-name="T98">UK, Portugal);</text:span><text:span text:style-name="T96"> </text:span><text:span text:style-name="T100">3</text:span><text:span text:style-name="T99"> MSc students have continued to PhD studies. </text:span><text:span text:style-name="T170">F</text:span><text:span text:style-name="T171">irst </text:span><text:span text:style-name="T173">instructed </text:span><text:span text:style-name="T171">PhD student </text:span><text:span text:style-name="T172">graduated </text:span><text:span text:style-name="T171">‘with distinction’.</text:span></text:p>
      <text:p text:style-name="P13"><text:span text:style-name="T77">C</text:span><text:span text:style-name="T78">ourse teaching </text:span><text:span text:style-name="T72">2</text:span><text:span text:style-name="T110"> </text:span><text:span text:style-name="T111">int</text:span><text:span text:style-name="T130">ernational</text:span><text:span text:style-name="T111"> summer school</text:span><text:span text:style-name="T129">s</text:span><text:span text:style-name="T111"> </text:span><text:span text:style-name="T112">on </text:span><text:span text:style-name="T129">statistical </text:span><text:span text:style-name="T112">ecolog</text:span><text:span text:style-name="T129">y and bioinformatics </text:span><text:span text:style-name="T110">(</text:span><text:span text:style-name="T111">Leuven </text:span><text:span text:style-name="T113">9/</text:span><text:span text:style-name="T111">2017 </text:span><text:span text:style-name="T129">&amp; Wageningen 5/2018</text:span><text:span text:style-name="T111">; </text:span><text:span text:style-name="T129">2 x </text:span><text:span text:style-name="T113">3 days; organizer</text:span><text:span text:style-name="T114">)</text:span><text:span text:style-name="T111">; </text:span><text:span text:style-name="T115">1 </text:span><text:span text:style-name="T116">intensive </text:span><text:span text:style-name="T117">course in microbial bioinformatics (</text:span><text:span text:style-name="T118">Wageningen </text:span><text:span text:style-name="T117">2015); </text:span><text:span text:style-name="T119">&gt;</text:span><text:span text:style-name="T120">10</text:span><text:span text:style-name="T121"> i</text:span><text:span text:style-name="T122">nvited </text:span><text:span text:style-name="T123">academic </text:span><text:span text:style-name="T122">lectures </text:span><text:span text:style-name="T124">and workshops</text:span><text:span text:style-name="T125"> </text:span><text:span text:style-name="T126">in </text:span><text:span text:style-name="T127">Finland </text:span><text:span text:style-name="T126">and abroad</text:span><text:span text:style-name="T128">. </text:span><text:span text:style-name="T68">Assistant in 4 high-throughput bioinformatics courses 2006-2009. </text:span></text:p>
      <text:p text:style-name="P14"><text:span text:style-name="T413">Curriculum design</text:span><text:span text:style-name="T370"> </text:span><text:span text:style-name="T371">W</text:span><text:span text:style-name="T372">ork group </text:span><text:span text:style-name="T375">d</text:span><text:span text:style-name="T372">esign</text:span><text:span text:style-name="T375">ing</text:span><text:span text:style-name="T372"> Digital Humanities </text:span><text:span text:style-name="T371">MSc </text:span><text:span text:style-name="T373">module, </text:span><text:span text:style-name="T372">Univ. of Helsinki </text:span><text:span text:style-name="T374">(2015)</text:span><text:span text:style-name="T360"> <text:s/></text:span></text:p>
      <text:p text:style-name="P15"><text:span text:style-name="T149">T</text:span><text:span text:style-name="T150">hesis examination committee </text:span><text:span text:style-name="T151">member </text:span><text:span text:style-name="T154">KU Leuven, Belgium </text:span><text:span text:style-name="T155">(</text:span><text:span text:style-name="T154">MSc </text:span><text:span text:style-name="T156">6/2017 </text:span><text:span text:style-name="T163">&amp; 8/2018</text:span><text:span text:style-name="T155">)</text:span><text:span text:style-name="T154"> </text:span></text:p>
      <text:p text:style-name="P66"/>
      <text:list xml:id="list1367022093" text:style-name="RTF_5f_Num_20_3">
        <text:list-item>
          <text:list>
            <text:list-item>
              <text:list>
                <text:list-item>
                  <text:p text:style-name="P74">Industry Collaboration </text:p>
                </text:list-item>
                <text:list-item>
                  <text:p text:style-name="P75"><text:span text:style-name="T589">Blueprint Genetics</text:span><text:span text:style-name="T14"> </text:span><text:span text:style-name="T481">Scientific advisor </text:span><text:span text:style-name="T482">(Machine Learning &amp; Artificial Intelligence). </text:span><text:span text:style-name="T483">This g</text:span><text:span text:style-name="T484">enetic testing company founded in 2012 has </text:span><text:span text:style-name="T485">now </text:span><text:span text:style-name="T484">~1</text:span><text:span text:style-name="T490">5</text:span><text:span text:style-name="T484">0 employees </text:span><text:span text:style-name="T486">and I was invited as an external scientific advisor </text:span><text:span text:style-name="T487">in 2017</text:span><text:span text:style-name="T484">. </text:span><text:span text:style-name="T497">The company was s</text:span><text:span text:style-name="T498">elected as “one of the hottest startups in Europe” by the Wired journal in 7/2018. </text:span><text:span text:style-name="T596">Janssen Pharmaceutical</text:span><text:span text:style-name="T500">. Ongoing research collaboration </text:span><text:span text:style-name="T501">on human microbiome</text:span><text:span text:style-name="T500">.</text:span><text:span text:style-name="T498"> </text:span><text:span text:style-name="T594">O</text:span><text:span text:style-name="T595">xford Research</text:span><text:span text:style-name="T502">. Joint report</text:span><text:span text:style-name="T503">s on open science. </text:span><text:span text:style-name="T45">Demos Helsinki</text:span><text:span text:style-name="T37">. </text:span><text:span text:style-name="T42">Joint </text:span><text:span text:style-name="T38">Apps4Finland </text:span><text:span text:style-name="T39">award </text:span><text:span text:style-name="T40">on</text:span><text:span text:style-name="T39"> </text:span><text:span text:style-name="T41">open data analytics</text:span><text:span text:style-name="T39">. </text:span><text:span text:style-name="T593">MultiBio consortium</text:span><text:span text:style-name="T560"> </text:span><text:span text:style-name="T553">Coordinator and steering group member of </text:span><text:span text:style-name="T561">a </text:span><text:span text:style-name="T562">three</text:span><text:span text:style-name="T553">-year 988,</text:span><text:span text:style-name="T562">00</text:span><text:span text:style-name="T563">0</text:span><text:span text:style-name="T553">e TEKES consortium (MultiBio), including 4 research groups (from Aalto University, University of Helsinki and European Bioinformatics Institute EBI) and 5 </text:span><text:span text:style-name="T564">life science </text:span><text:span text:style-name="T553">companies. </text:span><text:span text:style-name="T565">The companies contributed to the project funding and participated the steering group with bi-annual seminar meetings. </text:span><text:span text:style-name="T584">Helsinki Region Infoshare</text:span>. <text:span text:style-name="T253">C</text:span><text:span text:style-name="T254">ollaboration </text:span><text:span text:style-name="T222">2012-</text:span><text:span text:style-name="T255">2013, </text:span><text:span text:style-name="T256">developing </text:span><text:span text:style-name="T257">tools for </text:span><text:span text:style-name="T254">Sotkanet database of the National Institute for Health and Well-being (THL). </text:span><text:span text:style-name="T590">Helsingin Sanomat</text:span><text:span text:style-name="T258"> </text:span><text:span text:style-name="T222">Open Election Data Hackathon 2012:</text:span> <text:span text:style-name="T701">c</text:span>ollection of Finnish election data for the event.</text:p>
                </text:list-item>
              </text:list>
            </text:list-item>
          </text:list>
        </text:list-item>
      </text:list>
      <text:p text:style-name="P26"/>
      <text:p text:style-name="P22">Other academic merits</text:p>
      <text:p text:style-name="P16"><text:span text:style-name="T13">S</text:span><text:span text:style-name="T6">ocieties </text:span><text:span text:style-name="T106">Open Knowledge Finland</text:span><text:span text:style-name="T88"> </text:span><text:span text:style-name="T89">ry. </text:span><text:span text:style-name="T88">Open Science Work Group.</text:span><text:span text:style-name="T55"> Found</text:span><text:span text:style-name="T58">er</text:span><text:span text:style-name="T55"> </text:span><text:span text:style-name="T59">&amp;</text:span><text:span text:style-name="T55"> </text:span><text:span text:style-name="T60">coordinator </text:span><text:span text:style-name="T61">201</text:span><text:span text:style-name="T60">3</text:span><text:span text:style-name="T62">-1</text:span><text:span text:style-name="T60">5. </text:span><text:span text:style-name="T51">Board member </text:span><text:span text:style-name="T108">Finnish Society for Bioinformatics</text:span><text:span text:style-name="T52">: PR </text:span><text:span text:style-name="T51">2008-9; </text:span><text:span text:style-name="T53">V</text:span><text:span text:style-name="T51">ice pres</text:span><text:span text:style-name="T57">ident</text:span><text:span text:style-name="T51"> 2009-10; </text:span><text:span text:style-name="T54">Treasurer <text:s/>2002 </text:span><text:span text:style-name="T56">in</text:span><text:span text:style-name="T54"> </text:span><text:span text:style-name="T109">Mathematics student union</text:span><text:span text:style-name="T54">, </text:span>Helsinki University of Technology<text:span text:style-name="T54">; </text:span></text:p>
      <text:p text:style-name="P19"><text:span text:style-name="T11">M</text:span><text:span text:style-name="T6">ember of </text:span><text:span text:style-name="T12">organizing </text:span><text:span text:style-name="T6">committee</text:span><text:span text:style-name="T228"> </text:span><text:span text:style-name="T211">Computational Life Science annual seminar</text:span><text:span text:style-name="T164">. University of Turku </text:span><text:span text:style-name="T165">2018</text:span><text:span text:style-name="T164">. </text:span><text:span text:style-name="T587">Philosophy and History of Open Science</text:span><text:span text:style-name="T228"> (PHOS) 2016 </text:span><text:span text:style-name="T244">- </text:span><text:span text:style-name="T361">International conference with 100+ registered participants, 15 invited (mostly international) speakers </text:span><text:span text:style-name="T362">in University of Helsinki</text:span><text:span text:style-name="T228">; </text:span><text:span text:style-name="T587">Finnish Bioinformatics Days 2008-2010 </text:span><text:span text:style-name="T588">(3 years)</text:span><text:span text:style-name="T228">. </text:span></text:p>
      <text:p text:style-name="P17"><text:span text:style-name="T11">Member of </text:span><text:span text:style-name="T12">program </text:span><text:span text:style-name="T11">committee </text:span><text:span text:style-name="T209">D</text:span><text:span text:style-name="T210">igital Humanities in the Nordics (DH2018)</text:span><text:span text:style-name="T158">. </text:span><text:span text:style-name="T159">International conference, University of Helsinki </text:span><text:span text:style-name="T160">(</text:span><text:span text:style-name="T174">Open Science </text:span><text:span text:style-name="T175">c</text:span><text:span text:style-name="T174">hair</text:span><text:span text:style-name="T176">)</text:span><text:span text:style-name="T177">; </text:span><text:span text:style-name="T209">European Conference on Machine Learning &amp; Principles and Practice of Knowledge Discovery</text:span><text:span text:style-name="T157"> </text:span><text:span text:style-name="T161">(</text:span><text:span text:style-name="T157">ECML-PKDD </text:span><text:span text:style-name="T161">2017-</text:span><text:span text:style-name="T162">2018</text:span><text:span text:style-name="T161">). </text:span></text:p>
      <text:p text:style-name="P20"><text:soft-page-break/><text:span text:style-name="T152">Expert positions</text:span><text:span text:style-name="T148"> </text:span><text:span text:style-name="T212">D</text:span><text:span text:style-name="T213">igital humanities advisory panel</text:span><text:span text:style-name="T166"> (National Library of Finland) 2019-2020. </text:span><text:span text:style-name="T214">Indian microbiome project</text:span><text:span text:style-name="T167"> advisor </text:span><text:span text:style-name="T168">(2018-</text:span><text:span text:style-name="T169">2019</text:span><text:span text:style-name="T168">)</text:span><text:span text:style-name="T167">. </text:span><text:span text:style-name="T153">Un</text:span><text:span text:style-name="T190">iversity of Turku </text:span><text:span text:style-name="T191">o</text:span><text:span text:style-name="T192">pen science </text:span><text:span text:style-name="T193">methods policy</text:span><text:span text:style-name="T194"> </text:span><text:span text:style-name="T195">(</text:span><text:span text:style-name="T198">OpenUTU </text:span><text:span text:style-name="T199">work group</text:span><text:span text:style-name="T196"> </text:span><text:span text:style-name="T190">2017</text:span><text:span text:style-name="T195">-</text:span><text:span text:style-name="T197">); </text:span><text:span text:style-name="T200">Mikkeli Research Centre for Digital Information </text:span><text:span text:style-name="T205">Digitalia </text:span><text:span text:style-name="T206">s</text:span><text:span text:style-name="T207">teering </text:span><text:span text:style-name="T208">group</text:span><text:span text:style-name="T201"> </text:span><text:span text:style-name="T202">2015-</text:span><text:span text:style-name="T203">2017</text:span><text:span text:style-name="T204">.</text:span></text:p>
      <text:p text:style-name="P8"><text:span text:style-name="T652">Editor</text:span><text:span text:style-name="T653">ial board</text:span><text:span text:style-name="T652"> </text:span><text:span text:style-name="T682">F</text:span><text:span text:style-name="T683">rontiers in microbiology</text:span><text:span text:style-name="T679">. Review editor. </text:span><text:span text:style-name="T680">M</text:span><text:span text:style-name="T681">ost cited Microbiology journal </text:span><text:span text:style-name="T679">(JCR </text:span><text:span text:style-name="T680">&amp; </text:span><text:span text:style-name="T679">CiteScore). </text:span><text:span text:style-name="T654">Versus</text:span><text:span text:style-name="T655"> </text:span><text:span text:style-name="T656">journal </text:span><text:span text:style-name="T655">(in Finnish) by environmental/geographical research societies in Finland, focusing on science popularization and </text:span><text:span text:style-name="T656">supporting </text:span><text:span text:style-name="T655">open non-commercial academic publishing.</text:span><text:span text:style-name="T657"> </text:span><text:span text:style-name="T658">www.versuslehti.fi</text:span></text:p>
      <text:p text:style-name="P10"><text:span text:style-name="T6">Re</text:span><text:span text:style-name="T15">viewer</text:span><text:span text:style-name="T6"> </text:span><text:span text:style-name="T597">&gt;</text:span><text:span text:style-name="T600">30</text:span><text:span text:style-name="T583"> scientific journals </text:span><text:span text:style-name="T598">and conferences</text:span><text:span text:style-name="T684"> (e.g. Nat. Communications; PLoS); for </text:span><text:span text:style-name="T598">postdoc positions</text:span><text:span text:style-name="T684"> (</text:span><text:span text:style-name="T471">2017 digital humanities; University of Helsinki); </text:span><text:span text:style-name="T585">grant applications</text:span><text:span text:style-name="T472"> (Poland National science center 2017)</text:span></text:p>
      <text:p text:style-name="P9"><text:span text:style-name="T640">O</text:span><text:span text:style-name="T639">utreach</text:span><text:span text:style-name="T638"> </text:span><text:span text:style-name="T635">10</text:span><text:span text:style-name="T634">0</text:span><text:span text:style-name="T633">+</text:span><text:span text:style-name="T634"> academic presentations in 15</text:span><text:span text:style-name="T632">+</text:span><text:span text:style-name="T634"> countries</text:span><text:span text:style-name="T630">, </text:span><text:span text:style-name="T631">including</text:span><text:span text:style-name="T630"> </text:span><text:span text:style-name="T632">1 keynote, </text:span><text:span text:style-name="T625">4</text:span><text:span text:style-name="T602">0</text:span><text:span text:style-name="T625">+</text:span><text:span text:style-name="T603"> invited and </text:span><text:span text:style-name="T625">35+</text:span><text:span text:style-name="T603"> </text:span><text:span text:style-name="T606">c</text:span><text:span text:style-name="T607">ontributed </text:span><text:span text:style-name="T608">academic </text:span><text:span text:style-name="T609">talks</text:span><text:span text:style-name="T607">; </text:span><text:span text:style-name="T626">2</text:span><text:span text:style-name="T625">0+</text:span><text:span text:style-name="T611"> </text:span><text:span text:style-name="T627">public </text:span><text:span text:style-name="T612">workshops, </text:span><text:span text:style-name="T625">video </text:span><text:span text:style-name="T605">lectures</text:span><text:span text:style-name="T613"> </text:span><text:span text:style-name="T610">or</text:span><text:span text:style-name="T613"> interview</text:span><text:span text:style-name="T610">s; </text:span><text:span text:style-name="T614">20</text:span><text:span text:style-name="T625">+</text:span><text:span text:style-name="T615"> </text:span><text:span text:style-name="T616">p</text:span><text:span text:style-name="T613">oster </text:span><text:span text:style-name="T617">p</text:span><text:span text:style-name="T613">resentations. </text:span><text:span text:style-name="T618">Co-</text:span><text:span text:style-name="T619">authored</text:span><text:span text:style-name="T620"> blogs </text:span><text:span text:style-name="T618">have </text:span><text:span text:style-name="T620">&gt;</text:span><text:span text:style-name="T621">50</text:span><text:span text:style-name="T620">,000 hits. </text:span><text:span text:style-name="T622">Co-organized several </text:span><text:span text:style-name="T623">(5</text:span><text:span text:style-name="T626">+</text:span><text:span text:style-name="T623">)</text:span><text:span text:style-name="T604"> </text:span><text:span text:style-name="T626">academic </text:span><text:span text:style-name="T622">workshops</text:span><text:span text:style-name="T624">. </text:span><text:span text:style-name="T628">Selected </text:span><text:span text:style-name="T629">recent </text:span><text:span text:style-name="T628">examples </text:span><text:span text:style-name="T636">include </text:span><text:span text:style-name="T637">2/2019 Open Data Science, Turku Love Data week; </text:span><text:span text:style-name="T184">11/2018 Datatieteen mahdollisuudet, KELA/</text:span><text:span text:style-name="T188">Helsinki</text:span><text:span text:style-name="T184">; </text:span><text:span text:style-name="T182">12/2018 Roadmap for microbiome bioinformatics, European Bioconductor meeting; </text:span><text:span text:style-name="T187">11/2018 Population studies of the human microbiome. ICMR’18. Pune, India</text:span><text:span text:style-name="T183">; </text:span><text:span text:style-name="T182">10/2018 Open data science, Intelligent Data </text:span><text:span text:style-name="T185">Analysis </text:span><text:span text:style-name="T182">conference, Netherlands; 9/2018 Dynamic landscape of the human gut microbiome: a population-level view.</text:span><text:span text:style-name="T186"> EMBL Human Microbiome Conference, Heidelberg; </text:span><text:span text:style-name="T185">6/2018 </text:span><text:span text:style-name="T189">Numerical Ecology workshop, Glasgow; </text:span><text:span text:style-name="T215">5/2018 </text:span><text:span text:style-name="T216">Int’l </text:span><text:span text:style-name="T215">summer school </text:span><text:span text:style-name="T217">on </text:span><text:span text:style-name="T216">o</text:span><text:span text:style-name="T215">pen microbiome analysis, Wageningen</text:span><text:span text:style-name="T218">; 3/2018 Microbiome &amp; </text:span><text:span text:style-name="T219">c</text:span><text:span text:style-name="T218">omplexity workshop. Amsterdam</text:span><text:span text:style-name="T181">.</text:span></text:p>
      <text:p text:style-name="P21"><text:span text:style-name="T10">Publications</text:span><text:span text:style-name="T6"> </text:span><text:span text:style-name="T259">50</text:span> peer-reviewed scientific articles <text:span text:style-name="T398">including </text:span><text:span text:style-name="T399">book chapters, and </text:span><text:span text:style-name="T398">papers in </text:span><text:span text:style-name="T400">journals such as </text:span><text:span text:style-name="T398">Nature Communications, Nature Methods, </text:span><text:span text:style-name="T400">and ISME Journal. </text:span><text:span text:style-name="T402">O</text:span><text:span text:style-name="T520">ther research outputs includ</text:span><text:span text:style-name="T521">e</text:span><text:span text:style-name="T520"> </text:span><text:span text:style-name="T522">software, data, </text:span><text:span text:style-name="T523">workshop paper</text:span><text:span text:style-name="T524">s,</text:span><text:span text:style-name="T525"> </text:span><text:span text:style-name="T526">and </text:span><text:span text:style-name="T527">outreach </text:span><text:span text:style-name="T528">material</text:span><text:span text:style-name="T517">. </text:span><text:span text:style-name="T529">Scopus </text:span>h-index <text:span text:style-name="T536">19</text:span>; <text:span text:style-name="T538">~</text:span><text:span text:style-name="T542">1</text:span><text:span text:style-name="T551">8</text:span><text:span text:style-name="T548">00</text:span><text:span text:style-name="T538"> citations</text:span><text:span text:style-name="T539">, </text:span><text:span text:style-name="T540">average </text:span><text:span text:style-name="T551">50+</text:span><text:span text:style-name="T541"> citations per article </text:span><text:span text:style-name="T552">in Scopus</text:span><text:span text:style-name="T541">. </text:span><text:span text:style-name="T507">Theory and application</text:span><text:span text:style-name="T508">s</text:span><text:span text:style-name="T507"> of </text:span><text:span text:style-name="T509">high-throughput data </text:span><text:span text:style-name="T530">integration and </text:span><text:span text:style-name="T509">analysis</text:span><text:span text:style-name="T510">,</text:span><text:span text:style-name="T530"> <text:s/></text:span><text:span text:style-name="T518">computational biomedicine </text:span><text:span text:style-name="T516">and digital humanities</text:span><text:span text:style-name="T513">,</text:span><text:span text:style-name="T512"> </text:span><text:span text:style-name="T513">blending </text:span><text:span text:style-name="T514">approaches from statistic</text:span><text:span text:style-name="T530">al</text:span><text:span text:style-name="T511"> </text:span><text:span text:style-name="T515">machine learning and </text:span><text:span text:style-name="T518">numerical </text:span><text:span text:style-name="T515">ecolog</text:span><text:span text:style-name="T518">y</text:span><text:span text:style-name="T519">.</text:span></text:p>
      <text:p text:style-name="P24"><text:span text:style-name="T549">Research </text:span><text:span text:style-name="T537">software </text:span><text:span text:style-name="T264">10+ mature scientific software projects in machine learning, bioinformatics, </text:span><text:span text:style-name="T265">numerical ecology,</text:span><text:span text:style-name="T264"> and digital humanities </text:span><text:span text:style-name="T401">with </text:span><text:span text:style-name="T403">altogether ~100k </text:span><text:span text:style-name="T401">downloads/</text:span><text:span text:style-name="T405">year</text:span><text:span text:style-name="T401">. </text:span><text:span text:style-name="T404">See list of publications. </text:span><text:span text:style-name="T24"><text:s/></text:span></text:p>
      <text:p text:style-name="P25"><text:span text:style-name="T44">R</text:span><text:span text:style-name="T43">esearch data </text:span><text:span text:style-name="T23">Maintainer of </text:span><text:span text:style-name="T25">3</text:span><text:span text:style-name="T23"> published scientific data collections.</text:span></text:p>
      <text:p text:style-name="P18"><text:span text:style-name="T102">Scientific and societal impact </text:span><text:span text:style-name="T85">R</text:span><text:span text:style-name="T47">esearch covered by </text:span><text:span text:style-name="T440">Guardian, </text:span><text:span text:style-name="T441">Forbes, Le Figaro, New York Times, Huffington Post, </text:span><text:span text:style-name="T146">Science Daily, </text:span><text:span text:style-name="T147">Tiede, </text:span><text:span text:style-name="T81">Turun </text:span><text:span text:style-name="T82">S</text:span><text:span text:style-name="T81">anomat, </text:span><text:span text:style-name="T83">Tietoviikko, </text:span><text:span text:style-name="T84">and science blogs. </text:span><text:span text:style-name="T306">M</text:span><text:span text:style-name="T307">y pu</text:span><text:span text:style-name="T308">b</text:span><text:span text:style-name="T307">lications are </text:span><text:span text:style-name="T309">a</text:span><text:span text:style-name="T319">mong top-</text:span><text:span text:style-name="T320">1% </text:span><text:span text:style-name="T319">online </text:span><text:span text:style-name="T321">shares, </text:span><text:span text:style-name="T322">and </text:span><text:span text:style-name="T319">top-</text:span><text:span text:style-name="T320">2% </text:span><text:span text:style-name="T319">most </text:span><text:span text:style-name="T320">highly cited in Wikipedia</text:span><text:span text:style-name="T321"> </text:span><text:span text:style-name="T323">(</text:span><text:span text:style-name="T324">ImpactStory </text:span><text:span text:style-name="T325">altmetrics</text:span><text:span text:style-name="T323">)</text:span><text:span text:style-name="T319">, </text:span><text:span text:style-name="T322">and the software among top-4% impact </text:span><text:span text:style-name="T326">(</text:span><text:span text:style-name="T322">Depsy</text:span><text:span text:style-name="T326">) </text:span><text:span text:style-name="T340">and </text:span><text:span text:style-name="T94">top-20% in Bioconductor</text:span><text:span text:style-name="T322">.</text:span><text:span text:style-name="T93"> </text:span><text:span text:style-name="T423">F</text:span><text:span text:style-name="T424">ounding member and chair </text:span><text:span text:style-name="T425">2013-2015 </text:span><text:span text:style-name="T424">Open Knowledge Finland Open Science work group</text:span><text:span text:style-name="T328">. </text:span><text:span text:style-name="T327">M</text:span><text:span text:style-name="T328">y </text:span><text:span text:style-name="T424">Freedom of Information request </text:span><text:span text:style-name="T422">supported by the </text:span><text:span text:style-name="T424">administrative court</text:span><text:span text:style-name="T412"> </text:span><text:span text:style-name="T328">led to release of academic journal price </text:span><text:span text:style-name="T327">information </text:span><text:span text:style-name="T328">by Ministry of Education and Culture in 2016: </text:span><text:span text:style-name="T424">Finland </text:span><text:span text:style-name="T426">subsequently </text:span><text:span text:style-name="T427">release</text:span><text:span text:style-name="T428">d</text:span><text:span text:style-name="T427"> </text:span><text:span text:style-name="T428">comprehensive time series </text:span><text:span text:style-name="T427">of academic publishing subscription price </text:span><text:span text:style-name="T428">development</text:span><text:span text:style-name="T427"> </text:span><text:span text:style-name="T428">as open data </text:span><text:span text:style-name="T427">and </text:span><text:span text:style-name="T422">became a leading country in the </text:span><text:span text:style-name="T424">transparency of academic journal pricing</text:span><text:span text:style-name="T328">; </text:span><text:span text:style-name="T343">After this I have participated in designing the </text:span><text:span text:style-name="T424">tiedonhinta.fi campaign</text:span><text:span text:style-name="T328">, </text:span><text:span text:style-name="T329">s</text:span><text:span text:style-name="T328">igned </text:span><text:span text:style-name="T329">up </text:span><text:span text:style-name="T328">by &gt;2700 researchers </text:span><text:span text:style-name="T330">to </text:span><text:span text:style-name="T328">support </text:span><text:span text:style-name="T330">Finnish </text:span><text:span text:style-name="T328">negotiations with academic publishers; </text:span><text:span text:style-name="T342">the Finnish Ministry of Education and Culture awarded our Open Knowledge Finland team for these activities with Open Science award in 2017. </text:span><text:span text:style-name="T421">Data Elections Finland</text:span><text:span text:style-name="T368"> </text:span><text:span text:style-name="T369">(Datavaalit</text:span><text:span text:style-name="T368">)</text:span><text:span text:style-name="T420"> </text:span><text:span text:style-name="T310">Steering group member. </text:span><text:span text:style-name="T311">N</text:span><text:span text:style-name="T310">etwork </text:span><text:span text:style-name="T312">for </text:span><text:span text:style-name="T310">sustainable parliamentary monitoring infrastructure in Finland. Funded by Sitra (2012-13) </text:span><text:span text:style-name="T313">and </text:span><text:span text:style-name="T310">national media companies</text:span><text:span text:style-name="T356">.</text:span><text:span text:style-name="T357"> </text:span></text:p>
      <text:p text:style-name="P36"><text:span text:style-name="T8">Networks</text:span><text:span text:style-name="T234"> </text:span><text:span text:style-name="T28">1</text:span><text:span text:style-name="T30">50</text:span><text:span text:style-name="T28"> co-authors from 10</text:span><text:span text:style-name="T27">+</text:span><text:span text:style-name="T28"> countries</text:span><text:span text:style-name="T27">. </text:span><text:span text:style-name="T33">Current k</text:span><text:span text:style-name="T26">ey collaborators </text:span><text:span text:style-name="T32">in Finland </text:span><text:span text:style-name="T26">include Prof Willem M de Vos (</text:span><text:span text:style-name="T31">University of Helsinki, Medical Faculty, </text:span><text:span text:style-name="T35">Director of </text:span><text:span text:style-name="T31">Human Microbiome Research Program)</text:span><text:span text:style-name="T26">, <text:s text:c="192"/></text:span><text:span text:style-name="T36">Prof Veikko Salomaa (THL),</text:span><text:span text:style-name="T26"> </text:span><text:span text:style-name="T36">Dr Eveliina Munukka (Director of Turku Microbiome Biobank), </text:span><text:span text:style-name="T26"><text:s/></text:span><text:span text:style-name="T32">and internationally Prof Rob Knight </text:span><text:span text:style-name="T34">(San Diego)</text:span><text:span text:style-name="T32">, </text:span><text:span text:style-name="T26">Prof Jeroen Raes (VIB/KU Leuven), Prof Karoline Faust (KU Leuven), </text:span><text:span text:style-name="T32">and </text:span><text:span text:style-name="T26">Prof Marten Scheffer (Wageningen)</text:span><text:span text:style-name="T29">. </text:span><text:span text:style-name="T230">2 COST networks </text:span><text:span text:style-name="T240">in bioinformatics; </text:span><text:span text:style-name="T385">Founder </text:span><text:span text:style-name="T386">and main developer </text:span><text:span text:style-name="T229">rOpenGov </text:span><text:span text:style-name="T377">open source </text:span><text:span text:style-name="T378">network </text:span><text:span text:style-name="T379">for </text:span><text:span text:style-name="T380">digital humanities, </text:span><text:span text:style-name="T381">with </text:span><text:span text:style-name="T382">contributors </text:span><text:span text:style-name="T383">from </text:span><text:span text:style-name="T384">&gt;5 </text:span><text:span text:style-name="T383">countries</text:span><text:span text:style-name="T38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chin" svg:font-family="Cochin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1359bbe" style:font-size-asian="10pt" style:font-weight-asian="normal" style:font-size-complex="10pt" style:font-weight-complex="normal"/>
    </style:style>
    <style:style style:name="MP2" style:family="paragraph" style:parent-style-name="Footer">
      <style:paragraph-properties fo:text-align="end" style:justify-single-word="false"/>
      <style:text-properties fo:color="#b2b2b2"/>
    </style:style>
    <style:style style:name="MT1" style:family="text">
      <style:text-properties fo:color="#666666" style:font-name="Times New Roman" fo:font-style="normal" officeooo:rsid="05a712bb" style:font-style-asian="normal" style:font-style-complex="normal"/>
    </style:style>
    <style:style style:name="MT2" style:family="text">
      <style:text-properties fo:color="#666666" style:font-name="Times New Roman" fo:font-style="normal" officeooo:rsid="03368dda" style:font-style-asian="normal" style:font-style-complex="normal"/>
    </style:style>
    <style:style style:name="MT3" style:family="text">
      <style:text-properties fo:color="#666666" style:font-name="Times New Roman" fo:font-style="normal" officeooo:rsid="0289ebab" style:font-style-asian="normal" style:font-style-complex="normal"/>
    </style:style>
    <style:style style:name="MT4" style:family="text">
      <style:text-properties fo:color="#666666" style:font-name="Times New Roman" fo:font-style="normal" officeooo:rsid="08d7613b" style:font-style-asian="normal" style:font-style-complex="normal"/>
    </style:style>
    <style:style style:name="MT5" style:family="text">
      <style:text-properties fo:color="#666666" style:font-name="Times New Roman" fo:font-style="normal" officeooo:rsid="027fde90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urriculum Vitae</text:span><text:span text:style-name="MT2">: Leo Lahti – </text:span><text:span text:style-name="MT3">Feb 15</text:span><text:span text:style-name="MT4">, 201</text:span><text:span text:style-name="MT5">9</text:span></text:p>
      </style:header>
      <style:footer>
        <text:p text:style-name="MP2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0.7.3$Linux_X86_64 LibreOffice_project/00m0$Build-3</meta:generator>
    <dc:date>2019-03-08T17:39:11.194881702</dc:date>
    <meta:editing-duration>PT15H38M24S</meta:editing-duration>
    <meta:editing-cycles>482</meta:editing-cycles>
    <meta:document-statistic meta:table-count="0" meta:image-count="0" meta:object-count="0" meta:page-count="4" meta:paragraph-count="82" meta:word-count="1902" meta:character-count="14688" meta:non-whitespace-character-count="12620"/>
  </office:meta>
</office:document-meta>
</file>